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avg</text:p>
          </table:table-cell>
          <table:table-cell office:value-type="float" office:value="965.41">
            <text:p>965.41</text:p>
          </table:table-cell>
          <table:table-cell office:value-type="string">
            <text:p><text:s/>prev_avg</text:p>
          </table:table-cell>
          <table:table-cell office:value-type="float" office:value="951.261">
            <text:p>951.261</text:p>
          </table:table-cell>
          <table:table-cell office:value-type="string">
            <text:p><text:s/>max</text:p>
          </table:table-cell>
          <table:table-cell office:value-type="float" office:value="2366.157">
            <text:p>2366.157</text:p>
          </table:table-cell>
          <table:table-cell office:value-type="string">
            <text:p><text:s/>imax</text:p>
          </table:table-cell>
          <table:table-cell office:value-type="float" office:value="22">
            <text:p>22</text:p>
          </table:table-cell>
          <table:table-cell office:value-type="string">
            <text:p><text:s/>scale</text:p>
          </table:table-cell>
          <table:table-cell office:value-type="float" office:value="1.838">
            <text:p>1.838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980.79">
            <text:p>980.79</text:p>
          </table:table-cell>
          <table:table-cell office:value-type="string">
            <text:p><text:s/>prev_avg</text:p>
          </table:table-cell>
          <table:table-cell office:value-type="float" office:value="965.41">
            <text:p>965.41</text:p>
          </table:table-cell>
          <table:table-cell office:value-type="string">
            <text:p><text:s/>max</text:p>
          </table:table-cell>
          <table:table-cell office:value-type="float" office:value="2503.445">
            <text:p>2503.445</text:p>
          </table:table-cell>
          <table:table-cell office:value-type="string">
            <text:p><text:s/>imax</text:p>
          </table:table-cell>
          <table:table-cell office:value-type="float" office:value="22">
            <text:p>22</text:p>
          </table:table-cell>
          <table:table-cell office:value-type="string">
            <text:p><text:s/>scale</text:p>
          </table:table-cell>
          <table:table-cell office:value-type="float" office:value="1.914">
            <text:p>1.914</text:p>
          </table:table-cell>
          <table:table-cell/>
          <table:table-cell office:value-type="string">
            <text:p>Ends near 11 kHz sound (where imax reaches 127)</text:p>
          </table:table-cell>
          <table:table-cell table:number-columns-repeated="3"/>
        </table:table-row>
        <table:table-row table:style-name="ro2">
          <table:table-cell office:value-type="string">
            <text:p>avg</text:p>
          </table:table-cell>
          <table:table-cell office:value-type="float" office:value="995.994">
            <text:p>995.994</text:p>
          </table:table-cell>
          <table:table-cell office:value-type="string">
            <text:p><text:s/>prev_avg</text:p>
          </table:table-cell>
          <table:table-cell office:value-type="float" office:value="980.79">
            <text:p>980.79</text:p>
          </table:table-cell>
          <table:table-cell office:value-type="string">
            <text:p><text:s/>max</text:p>
          </table:table-cell>
          <table:table-cell office:value-type="float" office:value="2501.198">
            <text:p>2501.198</text:p>
          </table:table-cell>
          <table:table-cell office:value-type="string">
            <text:p><text:s/>imax</text:p>
          </table:table-cell>
          <table:table-cell office:value-type="float" office:value="22">
            <text:p>22</text:p>
          </table:table-cell>
          <table:table-cell office:value-type="string">
            <text:p><text:s/>scale</text:p>
          </table:table-cell>
          <table:table-cell office:value-type="float" office:value="1.883">
            <text:p>1.883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office:value-type="float" office:value="1009.536">
            <text:p>1009.536</text:p>
          </table:table-cell>
          <table:table-cell office:value-type="string">
            <text:p><text:s/>prev_avg</text:p>
          </table:table-cell>
          <table:table-cell office:value-type="float" office:value="995.994">
            <text:p>995.994</text:p>
          </table:table-cell>
          <table:table-cell office:value-type="string">
            <text:p><text:s/>max</text:p>
          </table:table-cell>
          <table:table-cell office:value-type="float" office:value="2350.159">
            <text:p>2350.159</text:p>
          </table:table-cell>
          <table:table-cell office:value-type="string">
            <text:p><text:s/>imax</text:p>
          </table:table-cell>
          <table:table-cell office:value-type="float" office:value="22">
            <text:p>22</text:p>
          </table:table-cell>
          <table:table-cell office:value-type="string">
            <text:p><text:s/>scale</text:p>
          </table:table-cell>
          <table:table-cell office:value-type="float" office:value="1.746">
            <text:p>1.746</text:p>
          </table:table-cell>
          <table:table-cell/>
          <table:table-cell table:style-name="ce1" office:value-type="string">
            <text:p>commit 50c3f4dee0e9646af45eddfc4418e099d82b2699</text:p>
          </table:table-cell>
          <table:table-cell table:style-name="ce1" table:number-columns-repeated="3"/>
        </table:table-row>
        <table:table-row table:style-name="ro1">
          <table:table-cell office:value-type="string">
            <text:p>avg</text:p>
          </table:table-cell>
          <table:table-cell office:value-type="float" office:value="1020.082">
            <text:p>1020.082</text:p>
          </table:table-cell>
          <table:table-cell office:value-type="string">
            <text:p><text:s/>prev_avg</text:p>
          </table:table-cell>
          <table:table-cell office:value-type="float" office:value="1009.536">
            <text:p>1009.536</text:p>
          </table:table-cell>
          <table:table-cell office:value-type="string">
            <text:p><text:s/>max</text:p>
          </table:table-cell>
          <table:table-cell office:value-type="float" office:value="2064.147">
            <text:p>2064.147</text:p>
          </table:table-cell>
          <table:table-cell office:value-type="string">
            <text:p><text:s/>imax</text:p>
          </table:table-cell>
          <table:table-cell office:value-type="float" office:value="23">
            <text:p>23</text:p>
          </table:table-cell>
          <table:table-cell office:value-type="string">
            <text:p><text:s/>scale</text:p>
          </table:table-cell>
          <table:table-cell office:value-type="float" office:value="1.518">
            <text:p>1.518</text:p>
          </table:table-cell>
          <table:table-cell/>
          <table:table-cell table:style-name="ce1" office:value-type="string">
            <text:p>Author: Ahmed Ismail &lt;ahmedismail91@gmail.com&gt;</text:p>
          </table:table-cell>
          <table:table-cell table:style-name="ce1" table:number-columns-repeated="3"/>
        </table:table-row>
        <table:table-row table:style-name="ro1">
          <table:table-cell office:value-type="string">
            <text:p>avg</text:p>
          </table:table-cell>
          <table:table-cell office:value-type="float" office:value="1031.314">
            <text:p>1031.314</text:p>
          </table:table-cell>
          <table:table-cell office:value-type="string">
            <text:p><text:s/>prev_avg</text:p>
          </table:table-cell>
          <table:table-cell office:value-type="float" office:value="1020.082">
            <text:p>1020.082</text:p>
          </table:table-cell>
          <table:table-cell office:value-type="string">
            <text:p><text:s/>max</text:p>
          </table:table-cell>
          <table:table-cell office:value-type="float" office:value="2143.335">
            <text:p>2143.335</text:p>
          </table:table-cell>
          <table:table-cell office:value-type="string">
            <text:p><text:s/>imax</text:p>
          </table:table-cell>
          <table:table-cell office:value-type="float" office:value="23">
            <text:p>23</text:p>
          </table:table-cell>
          <table:table-cell office:value-type="string">
            <text:p><text:s/>scale</text:p>
          </table:table-cell>
          <table:table-cell office:value-type="float" office:value="1.559">
            <text:p>1.559</text:p>
          </table:table-cell>
          <table:table-cell/>
          <table:table-cell table:style-name="ce1" office:value-type="string">
            <text:p>Date: <text:s text:c="2"/>Tue Mar 4 12:46:38 2014 -0500</text:p>
          </table:table-cell>
          <table:table-cell table:style-name="ce1" table:number-columns-repeated="3"/>
        </table:table-row>
        <table:table-row table:style-name="ro1">
          <table:table-cell office:value-type="string">
            <text:p>avg</text:p>
          </table:table-cell>
          <table:table-cell office:value-type="float" office:value="1041.734">
            <text:p>1041.734</text:p>
          </table:table-cell>
          <table:table-cell office:value-type="string">
            <text:p><text:s/>prev_avg</text:p>
          </table:table-cell>
          <table:table-cell office:value-type="float" office:value="1031.314">
            <text:p>1031.314</text:p>
          </table:table-cell>
          <table:table-cell office:value-type="string">
            <text:p><text:s/>max</text:p>
          </table:table-cell>
          <table:table-cell office:value-type="float" office:value="2073.321">
            <text:p>2073.321</text:p>
          </table:table-cell>
          <table:table-cell office:value-type="string">
            <text:p><text:s/>imax</text:p>
          </table:table-cell>
          <table:table-cell office:value-type="float" office:value="23">
            <text:p>23</text:p>
          </table:table-cell>
          <table:table-cell office:value-type="string">
            <text:p><text:s/>scale</text:p>
          </table:table-cell>
          <table:table-cell office:value-type="float" office:value="1.493">
            <text:p>1.493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string">
            <text:p>avg</text:p>
          </table:table-cell>
          <table:table-cell office:value-type="float" office:value="1049.624">
            <text:p>1049.624</text:p>
          </table:table-cell>
          <table:table-cell office:value-type="string">
            <text:p><text:s/>prev_avg</text:p>
          </table:table-cell>
          <table:table-cell office:value-type="float" office:value="1041.734">
            <text:p>1041.734</text:p>
          </table:table-cell>
          <table:table-cell office:value-type="string">
            <text:p><text:s/>max</text:p>
          </table:table-cell>
          <table:table-cell office:value-type="float" office:value="1830.692">
            <text:p>1830.692</text:p>
          </table:table-cell>
          <table:table-cell office:value-type="string">
            <text:p><text:s/>imax</text:p>
          </table:table-cell>
          <table:table-cell office:value-type="float" office:value="23">
            <text:p>23</text:p>
          </table:table-cell>
          <table:table-cell office:value-type="string">
            <text:p><text:s/>scale</text:p>
          </table:table-cell>
          <table:table-cell office:value-type="float" office:value="1.308">
            <text:p>1.308</text:p>
          </table:table-cell>
          <table:table-cell/>
          <table:table-cell table:style-name="ce1" office:value-type="string">
            <text:p><text:s text:c="4"/>AGC Test 2, add agc() function</text:p>
          </table:table-cell>
          <table:table-cell table:style-name="ce1" table:number-columns-repeated="3"/>
        </table:table-row>
        <table:table-row table:style-name="ro2">
          <table:table-cell office:value-type="string">
            <text:p>avg</text:p>
          </table:table-cell>
          <table:table-cell office:value-type="float" office:value="1054.277">
            <text:p>1054.277</text:p>
          </table:table-cell>
          <table:table-cell office:value-type="string">
            <text:p><text:s/>prev_avg</text:p>
          </table:table-cell>
          <table:table-cell office:value-type="float" office:value="1049.624">
            <text:p>1049.624</text:p>
          </table:table-cell>
          <table:table-cell office:value-type="string">
            <text:p><text:s/>max</text:p>
          </table:table-cell>
          <table:table-cell office:value-type="float" office:value="1514.935">
            <text:p>1514.935</text:p>
          </table:table-cell>
          <table:table-cell office:value-type="string">
            <text:p><text:s/>imax</text:p>
          </table:table-cell>
          <table:table-cell office:value-type="float" office:value="23">
            <text:p>23</text:p>
          </table:table-cell>
          <table:table-cell office:value-type="string">
            <text:p><text:s/>scale</text:p>
          </table:table-cell>
          <table:table-cell office:value-type="float" office:value="1.078">
            <text:p>1.0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8.607">
            <text:p>1058.607</text:p>
          </table:table-cell>
          <table:table-cell office:value-type="string">
            <text:p><text:s/>prev_avg</text:p>
          </table:table-cell>
          <table:table-cell office:value-type="float" office:value="1054.277">
            <text:p>1054.277</text:p>
          </table:table-cell>
          <table:table-cell office:value-type="string">
            <text:p><text:s/>max</text:p>
          </table:table-cell>
          <table:table-cell office:value-type="float" office:value="1487.282">
            <text:p>1487.282</text:p>
          </table:table-cell>
          <table:table-cell office:value-type="string">
            <text:p><text:s/>imax</text:p>
          </table:table-cell>
          <table:table-cell office:value-type="float" office:value="24">
            <text:p>24</text:p>
          </table:table-cell>
          <table:table-cell office:value-type="string">
            <text:p><text:s/>scale</text:p>
          </table:table-cell>
          <table:table-cell office:value-type="float" office:value="1.054">
            <text:p>1.0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2.103">
            <text:p>1062.103</text:p>
          </table:table-cell>
          <table:table-cell office:value-type="string">
            <text:p><text:s/>prev_avg</text:p>
          </table:table-cell>
          <table:table-cell office:value-type="float" office:value="1058.607">
            <text:p>1058.607</text:p>
          </table:table-cell>
          <table:table-cell office:value-type="string">
            <text:p><text:s/>max</text:p>
          </table:table-cell>
          <table:table-cell office:value-type="float" office:value="1408.162">
            <text:p>1408.162</text:p>
          </table:table-cell>
          <table:table-cell office:value-type="string">
            <text:p><text:s/>imax</text:p>
          </table:table-cell>
          <table:table-cell office:value-type="float" office:value="24">
            <text:p>24</text:p>
          </table:table-cell>
          <table:table-cell office:value-type="string">
            <text:p><text:s/>scale</text:p>
          </table:table-cell>
          <table:table-cell office:value-type="float" office:value="0.994">
            <text:p>0.9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4.785">
            <text:p>1064.785</text:p>
          </table:table-cell>
          <table:table-cell office:value-type="string">
            <text:p><text:s/>prev_avg</text:p>
          </table:table-cell>
          <table:table-cell office:value-type="float" office:value="1062.103">
            <text:p>1062.103</text:p>
          </table:table-cell>
          <table:table-cell office:value-type="string">
            <text:p><text:s/>max</text:p>
          </table:table-cell>
          <table:table-cell office:value-type="float" office:value="1330.309">
            <text:p>1330.309</text:p>
          </table:table-cell>
          <table:table-cell office:value-type="string">
            <text:p><text:s/>imax</text:p>
          </table:table-cell>
          <table:table-cell office:value-type="float" office:value="24">
            <text:p>24</text:p>
          </table:table-cell>
          <table:table-cell office:value-type="string">
            <text:p><text:s/>scale</text:p>
          </table:table-cell>
          <table:table-cell office:value-type="float" office:value="0.937">
            <text:p>0.9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4.853">
            <text:p>1064.853</text:p>
          </table:table-cell>
          <table:table-cell office:value-type="string">
            <text:p><text:s/>prev_avg</text:p>
          </table:table-cell>
          <table:table-cell office:value-type="float" office:value="1064.785">
            <text:p>1064.785</text:p>
          </table:table-cell>
          <table:table-cell office:value-type="string">
            <text:p><text:s/>max</text:p>
          </table:table-cell>
          <table:table-cell office:value-type="float" office:value="1071.592">
            <text:p>1071.592</text:p>
          </table:table-cell>
          <table:table-cell office:value-type="string">
            <text:p><text:s/>imax</text:p>
          </table:table-cell>
          <table:table-cell office:value-type="float" office:value="24">
            <text:p>24</text:p>
          </table:table-cell>
          <table:table-cell office:value-type="string">
            <text:p><text:s/>scale</text:p>
          </table:table-cell>
          <table:table-cell office:value-type="float" office:value="0.755">
            <text:p>0.7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4.284">
            <text:p>1064.284</text:p>
          </table:table-cell>
          <table:table-cell office:value-type="string">
            <text:p><text:s/>prev_avg</text:p>
          </table:table-cell>
          <table:table-cell office:value-type="float" office:value="1064.853">
            <text:p>1064.853</text:p>
          </table:table-cell>
          <table:table-cell office:value-type="string">
            <text:p><text:s/>max</text:p>
          </table:table-cell>
          <table:table-cell office:value-type="float" office:value="1007.992">
            <text:p>1007.992</text:p>
          </table:table-cell>
          <table:table-cell office:value-type="string">
            <text:p><text:s/>imax</text:p>
          </table:table-cell>
          <table:table-cell office:value-type="float" office:value="25">
            <text:p>25</text:p>
          </table:table-cell>
          <table:table-cell office:value-type="string">
            <text:p><text:s/>scale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3.618">
            <text:p>1063.618</text:p>
          </table:table-cell>
          <table:table-cell office:value-type="string">
            <text:p><text:s/>prev_avg</text:p>
          </table:table-cell>
          <table:table-cell office:value-type="float" office:value="1064.284">
            <text:p>1064.284</text:p>
          </table:table-cell>
          <table:table-cell office:value-type="string">
            <text:p><text:s/>max</text:p>
          </table:table-cell>
          <table:table-cell office:value-type="float" office:value="997.678">
            <text:p>997.678</text:p>
          </table:table-cell>
          <table:table-cell office:value-type="string">
            <text:p><text:s/>imax</text:p>
          </table:table-cell>
          <table:table-cell office:value-type="float" office:value="25">
            <text:p>25</text:p>
          </table:table-cell>
          <table:table-cell office:value-type="string">
            <text:p><text:s/>scale</text:p>
          </table:table-cell>
          <table:table-cell office:value-type="float" office:value="0.704">
            <text:p>0.70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2.054">
            <text:p>1062.054</text:p>
          </table:table-cell>
          <table:table-cell office:value-type="string">
            <text:p><text:s/>prev_avg</text:p>
          </table:table-cell>
          <table:table-cell office:value-type="float" office:value="1063.618">
            <text:p>1063.618</text:p>
          </table:table-cell>
          <table:table-cell office:value-type="string">
            <text:p><text:s/>max</text:p>
          </table:table-cell>
          <table:table-cell office:value-type="float" office:value="907.244">
            <text:p>907.244</text:p>
          </table:table-cell>
          <table:table-cell office:value-type="string">
            <text:p><text:s/>imax</text:p>
          </table:table-cell>
          <table:table-cell office:value-type="float" office:value="25">
            <text:p>25</text:p>
          </table:table-cell>
          <table:table-cell office:value-type="string">
            <text:p><text:s/>scale</text:p>
          </table:table-cell>
          <table:table-cell office:value-type="float" office:value="0.641">
            <text:p>0.6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9.057">
            <text:p>1059.057</text:p>
          </table:table-cell>
          <table:table-cell office:value-type="string">
            <text:p><text:s/>prev_avg</text:p>
          </table:table-cell>
          <table:table-cell office:value-type="float" office:value="1062.054">
            <text:p>1062.054</text:p>
          </table:table-cell>
          <table:table-cell office:value-type="string">
            <text:p><text:s/>max</text:p>
          </table:table-cell>
          <table:table-cell office:value-type="float" office:value="762.333">
            <text:p>762.333</text:p>
          </table:table-cell>
          <table:table-cell office:value-type="string">
            <text:p><text:s/>imax</text:p>
          </table:table-cell>
          <table:table-cell office:value-type="float" office:value="25">
            <text:p>25</text:p>
          </table:table-cell>
          <table:table-cell office:value-type="string">
            <text:p><text:s/>scale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7.493">
            <text:p>1057.493</text:p>
          </table:table-cell>
          <table:table-cell office:value-type="string">
            <text:p><text:s/>prev_avg</text:p>
          </table:table-cell>
          <table:table-cell office:value-type="float" office:value="1059.057">
            <text:p>1059.057</text:p>
          </table:table-cell>
          <table:table-cell office:value-type="string">
            <text:p><text:s/>max</text:p>
          </table:table-cell>
          <table:table-cell office:value-type="float" office:value="902.661">
            <text:p>902.661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4">
            <text:p>0.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3.281">
            <text:p>1053.281</text:p>
          </table:table-cell>
          <table:table-cell office:value-type="string">
            <text:p><text:s/>prev_avg</text:p>
          </table:table-cell>
          <table:table-cell office:value-type="float" office:value="1057.493">
            <text:p>1057.493</text:p>
          </table:table-cell>
          <table:table-cell office:value-type="string">
            <text:p><text:s/>max</text:p>
          </table:table-cell>
          <table:table-cell office:value-type="float" office:value="636.266">
            <text:p>636.266</text:p>
          </table:table-cell>
          <table:table-cell office:value-type="string">
            <text:p><text:s/>imax</text:p>
          </table:table-cell>
          <table:table-cell office:value-type="float" office:value="26">
            <text:p>26</text:p>
          </table:table-cell>
          <table:table-cell office:value-type="string">
            <text:p><text:s/>scale</text:p>
          </table:table-cell>
          <table:table-cell office:value-type="float" office:value="0.453">
            <text:p>0.45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9.475">
            <text:p>1049.475</text:p>
          </table:table-cell>
          <table:table-cell office:value-type="string">
            <text:p><text:s/>prev_avg</text:p>
          </table:table-cell>
          <table:table-cell office:value-type="float" office:value="1053.281">
            <text:p>1053.281</text:p>
          </table:table-cell>
          <table:table-cell office:value-type="string">
            <text:p><text:s/>max</text:p>
          </table:table-cell>
          <table:table-cell office:value-type="float" office:value="672.637">
            <text:p>672.637</text:p>
          </table:table-cell>
          <table:table-cell office:value-type="string">
            <text:p><text:s/>imax</text:p>
          </table:table-cell>
          <table:table-cell office:value-type="float" office:value="26">
            <text:p>26</text:p>
          </table:table-cell>
          <table:table-cell office:value-type="string">
            <text:p><text:s/>scale</text:p>
          </table:table-cell>
          <table:table-cell office:value-type="float" office:value="0.481">
            <text:p>0.4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4.105">
            <text:p>1054.105</text:p>
          </table:table-cell>
          <table:table-cell office:value-type="string">
            <text:p><text:s/>prev_avg</text:p>
          </table:table-cell>
          <table:table-cell office:value-type="float" office:value="1049.475">
            <text:p>1049.475</text:p>
          </table:table-cell>
          <table:table-cell office:value-type="string">
            <text:p><text:s/>max</text:p>
          </table:table-cell>
          <table:table-cell office:value-type="float" office:value="1512.512">
            <text:p>1512.51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076">
            <text:p>1.07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0.057">
            <text:p>1050.057</text:p>
          </table:table-cell>
          <table:table-cell office:value-type="string">
            <text:p><text:s/>prev_avg</text:p>
          </table:table-cell>
          <table:table-cell office:value-type="float" office:value="1054.105">
            <text:p>1054.105</text:p>
          </table:table-cell>
          <table:table-cell office:value-type="string">
            <text:p><text:s/>max</text:p>
          </table:table-cell>
          <table:table-cell office:value-type="float" office:value="649.314">
            <text:p>649.31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64">
            <text:p>0.4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6.972">
            <text:p>1046.972</text:p>
          </table:table-cell>
          <table:table-cell office:value-type="string">
            <text:p><text:s/>prev_avg</text:p>
          </table:table-cell>
          <table:table-cell office:value-type="float" office:value="1050.057">
            <text:p>1050.057</text:p>
          </table:table-cell>
          <table:table-cell office:value-type="string">
            <text:p><text:s/>max</text:p>
          </table:table-cell>
          <table:table-cell office:value-type="float" office:value="741.539">
            <text:p>741.539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531">
            <text:p>0.53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3.472">
            <text:p>1043.472</text:p>
          </table:table-cell>
          <table:table-cell office:value-type="string">
            <text:p><text:s/>prev_avg</text:p>
          </table:table-cell>
          <table:table-cell office:value-type="float" office:value="1046.972">
            <text:p>1046.972</text:p>
          </table:table-cell>
          <table:table-cell office:value-type="string">
            <text:p><text:s/>max</text:p>
          </table:table-cell>
          <table:table-cell office:value-type="float" office:value="696.983">
            <text:p>696.983</text:p>
          </table:table-cell>
          <table:table-cell office:value-type="string">
            <text:p><text:s/>imax</text:p>
          </table:table-cell>
          <table:table-cell office:value-type="float" office:value="27">
            <text:p>27</text:p>
          </table:table-cell>
          <table:table-cell office:value-type="string">
            <text:p><text:s/>scale</text:p>
          </table:table-cell>
          <table:table-cell office:value-type="float" office:value="0.501">
            <text:p>0.5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808">
            <text:p>1039.808</text:p>
          </table:table-cell>
          <table:table-cell office:value-type="string">
            <text:p><text:s/>prev_avg</text:p>
          </table:table-cell>
          <table:table-cell office:value-type="float" office:value="1043.472">
            <text:p>1043.472</text:p>
          </table:table-cell>
          <table:table-cell office:value-type="string">
            <text:p><text:s/>max</text:p>
          </table:table-cell>
          <table:table-cell office:value-type="float" office:value="677.124">
            <text:p>677.124</text:p>
          </table:table-cell>
          <table:table-cell office:value-type="string">
            <text:p><text:s/>imax</text:p>
          </table:table-cell>
          <table:table-cell office:value-type="float" office:value="27">
            <text:p>27</text:p>
          </table:table-cell>
          <table:table-cell office:value-type="string">
            <text:p><text:s/>scale</text:p>
          </table:table-cell>
          <table:table-cell office:value-type="float" office:value="0.488">
            <text:p>0.4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6.247">
            <text:p>1036.247</text:p>
          </table:table-cell>
          <table:table-cell office:value-type="string">
            <text:p><text:s/>prev_avg</text:p>
          </table:table-cell>
          <table:table-cell office:value-type="float" office:value="1039.808">
            <text:p>1039.808</text:p>
          </table:table-cell>
          <table:table-cell office:value-type="string">
            <text:p><text:s/>max</text:p>
          </table:table-cell>
          <table:table-cell office:value-type="float" office:value="683.664">
            <text:p>683.664</text:p>
          </table:table-cell>
          <table:table-cell office:value-type="string">
            <text:p><text:s/>imax</text:p>
          </table:table-cell>
          <table:table-cell office:value-type="float" office:value="27">
            <text:p>27</text:p>
          </table:table-cell>
          <table:table-cell office:value-type="string">
            <text:p><text:s/>scale</text:p>
          </table:table-cell>
          <table:table-cell office:value-type="float" office:value="0.495">
            <text:p>0.4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3.728">
            <text:p>1033.728</text:p>
          </table:table-cell>
          <table:table-cell office:value-type="string">
            <text:p><text:s/>prev_avg</text:p>
          </table:table-cell>
          <table:table-cell office:value-type="float" office:value="1036.247">
            <text:p>1036.247</text:p>
          </table:table-cell>
          <table:table-cell office:value-type="string">
            <text:p><text:s/>max</text:p>
          </table:table-cell>
          <table:table-cell office:value-type="float" office:value="784.299">
            <text:p>784.299</text:p>
          </table:table-cell>
          <table:table-cell office:value-type="string">
            <text:p><text:s/>imax</text:p>
          </table:table-cell>
          <table:table-cell office:value-type="float" office:value="28">
            <text:p>28</text:p>
          </table:table-cell>
          <table:table-cell office:value-type="string">
            <text:p><text:s/>scale</text:p>
          </table:table-cell>
          <table:table-cell office:value-type="float" office:value="0.569">
            <text:p>0.5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3.415">
            <text:p>1033.415</text:p>
          </table:table-cell>
          <table:table-cell office:value-type="string">
            <text:p><text:s/>prev_avg</text:p>
          </table:table-cell>
          <table:table-cell office:value-type="float" office:value="1033.728">
            <text:p>1033.728</text:p>
          </table:table-cell>
          <table:table-cell office:value-type="string">
            <text:p><text:s/>max</text:p>
          </table:table-cell>
          <table:table-cell office:value-type="float" office:value="1002.499">
            <text:p>1002.499</text:p>
          </table:table-cell>
          <table:table-cell office:value-type="string">
            <text:p><text:s/>imax</text:p>
          </table:table-cell>
          <table:table-cell office:value-type="float" office:value="28">
            <text:p>28</text:p>
          </table:table-cell>
          <table:table-cell office:value-type="string">
            <text:p><text:s/>scale</text:p>
          </table:table-cell>
          <table:table-cell office:value-type="float" office:value="0.728">
            <text:p>0.7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2.976">
            <text:p>1032.976</text:p>
          </table:table-cell>
          <table:table-cell office:value-type="string">
            <text:p><text:s/>prev_avg</text:p>
          </table:table-cell>
          <table:table-cell office:value-type="float" office:value="1033.415">
            <text:p>1033.415</text:p>
          </table:table-cell>
          <table:table-cell office:value-type="string">
            <text:p><text:s/>max</text:p>
          </table:table-cell>
          <table:table-cell office:value-type="float" office:value="989.494">
            <text:p>989.494</text:p>
          </table:table-cell>
          <table:table-cell office:value-type="string">
            <text:p><text:s/>imax</text:p>
          </table:table-cell>
          <table:table-cell office:value-type="float" office:value="28">
            <text:p>28</text:p>
          </table:table-cell>
          <table:table-cell office:value-type="string">
            <text:p><text:s/>scale</text:p>
          </table:table-cell>
          <table:table-cell office:value-type="float" office:value="0.718">
            <text:p>0.7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2.387">
            <text:p>1032.387</text:p>
          </table:table-cell>
          <table:table-cell office:value-type="string">
            <text:p><text:s/>prev_avg</text:p>
          </table:table-cell>
          <table:table-cell office:value-type="float" office:value="1032.976">
            <text:p>1032.976</text:p>
          </table:table-cell>
          <table:table-cell office:value-type="string">
            <text:p><text:s/>max</text:p>
          </table:table-cell>
          <table:table-cell office:value-type="float" office:value="974.075">
            <text:p>974.075</text:p>
          </table:table-cell>
          <table:table-cell office:value-type="string">
            <text:p><text:s/>imax</text:p>
          </table:table-cell>
          <table:table-cell office:value-type="float" office:value="28">
            <text:p>28</text:p>
          </table:table-cell>
          <table:table-cell office:value-type="string">
            <text:p><text:s/>scale</text:p>
          </table:table-cell>
          <table:table-cell office:value-type="float" office:value="0.708">
            <text:p>0.70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1.15">
            <text:p>1031.15</text:p>
          </table:table-cell>
          <table:table-cell office:value-type="string">
            <text:p><text:s/>prev_avg</text:p>
          </table:table-cell>
          <table:table-cell office:value-type="float" office:value="1032.387">
            <text:p>1032.387</text:p>
          </table:table-cell>
          <table:table-cell office:value-type="string">
            <text:p><text:s/>max</text:p>
          </table:table-cell>
          <table:table-cell office:value-type="float" office:value="908.716">
            <text:p>908.716</text:p>
          </table:table-cell>
          <table:table-cell office:value-type="string">
            <text:p><text:s/>imax</text:p>
          </table:table-cell>
          <table:table-cell office:value-type="float" office:value="29">
            <text:p>29</text:p>
          </table:table-cell>
          <table:table-cell office:value-type="string">
            <text:p><text:s/>scale</text:p>
          </table:table-cell>
          <table:table-cell office:value-type="float" office:value="0.661">
            <text:p>0.66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746">
            <text:p>1030.746</text:p>
          </table:table-cell>
          <table:table-cell office:value-type="string">
            <text:p><text:s/>prev_avg</text:p>
          </table:table-cell>
          <table:table-cell office:value-type="float" office:value="1031.15">
            <text:p>1031.15</text:p>
          </table:table-cell>
          <table:table-cell office:value-type="string">
            <text:p><text:s/>max</text:p>
          </table:table-cell>
          <table:table-cell office:value-type="float" office:value="990.682">
            <text:p>990.682</text:p>
          </table:table-cell>
          <table:table-cell office:value-type="string">
            <text:p><text:s/>imax</text:p>
          </table:table-cell>
          <table:table-cell office:value-type="float" office:value="29">
            <text:p>29</text:p>
          </table:table-cell>
          <table:table-cell office:value-type="string">
            <text:p><text:s/>scale</text:p>
          </table:table-cell>
          <table:table-cell office:value-type="float" office:value="0.721">
            <text:p>0.72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983">
            <text:p>1030.983</text:p>
          </table:table-cell>
          <table:table-cell office:value-type="string">
            <text:p><text:s/>prev_avg</text:p>
          </table:table-cell>
          <table:table-cell office:value-type="float" office:value="1030.746">
            <text:p>1030.746</text:p>
          </table:table-cell>
          <table:table-cell office:value-type="string">
            <text:p><text:s/>max</text:p>
          </table:table-cell>
          <table:table-cell office:value-type="float" office:value="1054.461">
            <text:p>1054.461</text:p>
          </table:table-cell>
          <table:table-cell office:value-type="string">
            <text:p><text:s/>imax</text:p>
          </table:table-cell>
          <table:table-cell office:value-type="float" office:value="29">
            <text:p>29</text:p>
          </table:table-cell>
          <table:table-cell office:value-type="string">
            <text:p><text:s/>scale</text:p>
          </table:table-cell>
          <table:table-cell office:value-type="float" office:value="0.767">
            <text:p>0.7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776">
            <text:p>1030.776</text:p>
          </table:table-cell>
          <table:table-cell office:value-type="string">
            <text:p><text:s/>prev_avg</text:p>
          </table:table-cell>
          <table:table-cell office:value-type="float" office:value="1030.983">
            <text:p>1030.983</text:p>
          </table:table-cell>
          <table:table-cell office:value-type="string">
            <text:p><text:s/>max</text:p>
          </table:table-cell>
          <table:table-cell office:value-type="float" office:value="1010.332">
            <text:p>1010.332</text:p>
          </table:table-cell>
          <table:table-cell office:value-type="string">
            <text:p><text:s/>imax</text:p>
          </table:table-cell>
          <table:table-cell office:value-type="float" office:value="29">
            <text:p>29</text:p>
          </table:table-cell>
          <table:table-cell office:value-type="string">
            <text:p><text:s/>scale</text:p>
          </table:table-cell>
          <table:table-cell office:value-type="float" office:value="0.735">
            <text:p>0.73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374">
            <text:p>1029.374</text:p>
          </table:table-cell>
          <table:table-cell office:value-type="string">
            <text:p><text:s/>prev_avg</text:p>
          </table:table-cell>
          <table:table-cell office:value-type="float" office:value="1030.776">
            <text:p>1030.776</text:p>
          </table:table-cell>
          <table:table-cell office:value-type="string">
            <text:p><text:s/>max</text:p>
          </table:table-cell>
          <table:table-cell office:value-type="float" office:value="890.54">
            <text:p>890.54</text:p>
          </table:table-cell>
          <table:table-cell office:value-type="string">
            <text:p><text:s/>imax</text:p>
          </table:table-cell>
          <table:table-cell office:value-type="float" office:value="29">
            <text:p>29</text:p>
          </table:table-cell>
          <table:table-cell office:value-type="string">
            <text:p><text:s/>scale</text:p>
          </table:table-cell>
          <table:table-cell office:value-type="float" office:value="0.649">
            <text:p>0.6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195">
            <text:p>1029.195</text:p>
          </table:table-cell>
          <table:table-cell office:value-type="string">
            <text:p><text:s/>prev_avg</text:p>
          </table:table-cell>
          <table:table-cell office:value-type="float" office:value="1029.374">
            <text:p>1029.374</text:p>
          </table:table-cell>
          <table:table-cell office:value-type="string">
            <text:p><text:s/>max</text:p>
          </table:table-cell>
          <table:table-cell office:value-type="float" office:value="1011.509">
            <text:p>1011.509</text:p>
          </table:table-cell>
          <table:table-cell office:value-type="string">
            <text:p><text:s/>imax</text:p>
          </table:table-cell>
          <table:table-cell office:value-type="float" office:value="30">
            <text:p>30</text:p>
          </table:table-cell>
          <table:table-cell office:value-type="string">
            <text:p><text:s/>scale</text:p>
          </table:table-cell>
          <table:table-cell office:value-type="float" office:value="0.737">
            <text:p>0.7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745">
            <text:p>1029.745</text:p>
          </table:table-cell>
          <table:table-cell office:value-type="string">
            <text:p><text:s/>prev_avg</text:p>
          </table:table-cell>
          <table:table-cell office:value-type="float" office:value="1029.195">
            <text:p>1029.195</text:p>
          </table:table-cell>
          <table:table-cell office:value-type="string">
            <text:p><text:s/>max</text:p>
          </table:table-cell>
          <table:table-cell office:value-type="float" office:value="1084.142">
            <text:p>1084.142</text:p>
          </table:table-cell>
          <table:table-cell office:value-type="string">
            <text:p><text:s/>imax</text:p>
          </table:table-cell>
          <table:table-cell office:value-type="float" office:value="30">
            <text:p>30</text:p>
          </table:table-cell>
          <table:table-cell office:value-type="string">
            <text:p><text:s/>scale</text:p>
          </table:table-cell>
          <table:table-cell office:value-type="float" office:value="0.79">
            <text:p>0.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578">
            <text:p>1029.578</text:p>
          </table:table-cell>
          <table:table-cell office:value-type="string">
            <text:p><text:s/>prev_avg</text:p>
          </table:table-cell>
          <table:table-cell office:value-type="float" office:value="1029.745">
            <text:p>1029.745</text:p>
          </table:table-cell>
          <table:table-cell office:value-type="string">
            <text:p><text:s/>max</text:p>
          </table:table-cell>
          <table:table-cell office:value-type="float" office:value="1013.082">
            <text:p>1013.082</text:p>
          </table:table-cell>
          <table:table-cell office:value-type="string">
            <text:p><text:s/>imax</text:p>
          </table:table-cell>
          <table:table-cell office:value-type="float" office:value="30">
            <text:p>30</text:p>
          </table:table-cell>
          <table:table-cell office:value-type="string">
            <text:p><text:s/>scale</text:p>
          </table:table-cell>
          <table:table-cell office:value-type="float" office:value="0.738">
            <text:p>0.7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2.175">
            <text:p>1032.175</text:p>
          </table:table-cell>
          <table:table-cell office:value-type="string">
            <text:p><text:s/>prev_avg</text:p>
          </table:table-cell>
          <table:table-cell office:value-type="float" office:value="1029.578">
            <text:p>1029.578</text:p>
          </table:table-cell>
          <table:table-cell office:value-type="string">
            <text:p><text:s/>max</text:p>
          </table:table-cell>
          <table:table-cell office:value-type="float" office:value="1289.222">
            <text:p>1289.22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937">
            <text:p>0.9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1.114">
            <text:p>1031.114</text:p>
          </table:table-cell>
          <table:table-cell office:value-type="string">
            <text:p><text:s/>prev_avg</text:p>
          </table:table-cell>
          <table:table-cell office:value-type="float" office:value="1032.175">
            <text:p>1032.175</text:p>
          </table:table-cell>
          <table:table-cell office:value-type="string">
            <text:p><text:s/>max</text:p>
          </table:table-cell>
          <table:table-cell office:value-type="float" office:value="926.083">
            <text:p>926.083</text:p>
          </table:table-cell>
          <table:table-cell office:value-type="string">
            <text:p><text:s/>imax</text:p>
          </table:table-cell>
          <table:table-cell office:value-type="float" office:value="31">
            <text:p>31</text:p>
          </table:table-cell>
          <table:table-cell office:value-type="string">
            <text:p><text:s/>scale</text:p>
          </table:table-cell>
          <table:table-cell office:value-type="float" office:value="0.674">
            <text:p>0.67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566">
            <text:p>1030.566</text:p>
          </table:table-cell>
          <table:table-cell office:value-type="string">
            <text:p><text:s/>prev_avg</text:p>
          </table:table-cell>
          <table:table-cell office:value-type="float" office:value="1031.114">
            <text:p>1031.114</text:p>
          </table:table-cell>
          <table:table-cell office:value-type="string">
            <text:p><text:s/>max</text:p>
          </table:table-cell>
          <table:table-cell office:value-type="float" office:value="976.372">
            <text:p>976.372</text:p>
          </table:table-cell>
          <table:table-cell office:value-type="string">
            <text:p><text:s/>imax</text:p>
          </table:table-cell>
          <table:table-cell office:value-type="float" office:value="31">
            <text:p>31</text:p>
          </table:table-cell>
          <table:table-cell office:value-type="string">
            <text:p><text:s/>scale</text:p>
          </table:table-cell>
          <table:table-cell office:value-type="float" office:value="0.711">
            <text:p>0.7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22">
            <text:p>1030.22</text:p>
          </table:table-cell>
          <table:table-cell office:value-type="string">
            <text:p><text:s/>prev_avg</text:p>
          </table:table-cell>
          <table:table-cell office:value-type="float" office:value="1030.566">
            <text:p>1030.566</text:p>
          </table:table-cell>
          <table:table-cell office:value-type="string">
            <text:p><text:s/>max</text:p>
          </table:table-cell>
          <table:table-cell office:value-type="float" office:value="995.982">
            <text:p>995.982</text:p>
          </table:table-cell>
          <table:table-cell office:value-type="string">
            <text:p><text:s/>imax</text:p>
          </table:table-cell>
          <table:table-cell office:value-type="float" office:value="31">
            <text:p>31</text:p>
          </table:table-cell>
          <table:table-cell office:value-type="string">
            <text:p><text:s/>scale</text:p>
          </table:table-cell>
          <table:table-cell office:value-type="float" office:value="0.725">
            <text:p>0.72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062">
            <text:p>1029.062</text:p>
          </table:table-cell>
          <table:table-cell office:value-type="string">
            <text:p><text:s/>prev_avg</text:p>
          </table:table-cell>
          <table:table-cell office:value-type="float" office:value="1030.22">
            <text:p>1030.22</text:p>
          </table:table-cell>
          <table:table-cell office:value-type="string">
            <text:p><text:s/>max</text:p>
          </table:table-cell>
          <table:table-cell office:value-type="float" office:value="914.341">
            <text:p>914.341</text:p>
          </table:table-cell>
          <table:table-cell office:value-type="string">
            <text:p><text:s/>imax</text:p>
          </table:table-cell>
          <table:table-cell office:value-type="float" office:value="31">
            <text:p>31</text:p>
          </table:table-cell>
          <table:table-cell office:value-type="string">
            <text:p><text:s/>scale</text:p>
          </table:table-cell>
          <table:table-cell office:value-type="float" office:value="0.666">
            <text:p>0.66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7.367">
            <text:p>1027.367</text:p>
          </table:table-cell>
          <table:table-cell office:value-type="string">
            <text:p><text:s/>prev_avg</text:p>
          </table:table-cell>
          <table:table-cell office:value-type="float" office:value="1029.062">
            <text:p>1029.062</text:p>
          </table:table-cell>
          <table:table-cell office:value-type="string">
            <text:p><text:s/>max</text:p>
          </table:table-cell>
          <table:table-cell office:value-type="float" office:value="859.654">
            <text:p>859.654</text:p>
          </table:table-cell>
          <table:table-cell office:value-type="string">
            <text:p><text:s/>imax</text:p>
          </table:table-cell>
          <table:table-cell office:value-type="float" office:value="32">
            <text:p>32</text:p>
          </table:table-cell>
          <table:table-cell office:value-type="string">
            <text:p><text:s/>scale</text:p>
          </table:table-cell>
          <table:table-cell office:value-type="float" office:value="0.628">
            <text:p>0.6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6.291">
            <text:p>1026.291</text:p>
          </table:table-cell>
          <table:table-cell office:value-type="string">
            <text:p><text:s/>prev_avg</text:p>
          </table:table-cell>
          <table:table-cell office:value-type="float" office:value="1027.367">
            <text:p>1027.367</text:p>
          </table:table-cell>
          <table:table-cell office:value-type="string">
            <text:p><text:s/>max</text:p>
          </table:table-cell>
          <table:table-cell office:value-type="float" office:value="919.68">
            <text:p>919.68</text:p>
          </table:table-cell>
          <table:table-cell office:value-type="string">
            <text:p><text:s/>imax</text:p>
          </table:table-cell>
          <table:table-cell office:value-type="float" office:value="32">
            <text:p>32</text:p>
          </table:table-cell>
          <table:table-cell office:value-type="string">
            <text:p><text:s/>scale</text:p>
          </table:table-cell>
          <table:table-cell office:value-type="float" office:value="0.672">
            <text:p>0.6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5.525">
            <text:p>1025.525</text:p>
          </table:table-cell>
          <table:table-cell office:value-type="string">
            <text:p><text:s/>prev_avg</text:p>
          </table:table-cell>
          <table:table-cell office:value-type="float" office:value="1026.291">
            <text:p>1026.291</text:p>
          </table:table-cell>
          <table:table-cell office:value-type="string">
            <text:p><text:s/>max</text:p>
          </table:table-cell>
          <table:table-cell office:value-type="float" office:value="949.683">
            <text:p>949.683</text:p>
          </table:table-cell>
          <table:table-cell office:value-type="string">
            <text:p><text:s/>imax</text:p>
          </table:table-cell>
          <table:table-cell office:value-type="float" office:value="32">
            <text:p>32</text:p>
          </table:table-cell>
          <table:table-cell office:value-type="string">
            <text:p><text:s/>scale</text:p>
          </table:table-cell>
          <table:table-cell office:value-type="float" office:value="0.695">
            <text:p>0.6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4.207">
            <text:p>1024.207</text:p>
          </table:table-cell>
          <table:table-cell office:value-type="string">
            <text:p><text:s/>prev_avg</text:p>
          </table:table-cell>
          <table:table-cell office:value-type="float" office:value="1025.525">
            <text:p>1025.525</text:p>
          </table:table-cell>
          <table:table-cell office:value-type="string">
            <text:p><text:s/>max</text:p>
          </table:table-cell>
          <table:table-cell office:value-type="float" office:value="893.792">
            <text:p>893.792</text:p>
          </table:table-cell>
          <table:table-cell office:value-type="string">
            <text:p><text:s/>imax</text:p>
          </table:table-cell>
          <table:table-cell office:value-type="float" office:value="32">
            <text:p>32</text:p>
          </table:table-cell>
          <table:table-cell office:value-type="string">
            <text:p><text:s/>scale</text:p>
          </table:table-cell>
          <table:table-cell office:value-type="float" office:value="0.655">
            <text:p>0.6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2.42">
            <text:p>1022.42</text:p>
          </table:table-cell>
          <table:table-cell office:value-type="string">
            <text:p><text:s/>prev_avg</text:p>
          </table:table-cell>
          <table:table-cell office:value-type="float" office:value="1024.207">
            <text:p>1024.207</text:p>
          </table:table-cell>
          <table:table-cell office:value-type="string">
            <text:p><text:s/>max</text:p>
          </table:table-cell>
          <table:table-cell office:value-type="float" office:value="845.505">
            <text:p>845.505</text:p>
          </table:table-cell>
          <table:table-cell office:value-type="string">
            <text:p><text:s/>imax</text:p>
          </table:table-cell>
          <table:table-cell office:value-type="float" office:value="32">
            <text:p>32</text:p>
          </table:table-cell>
          <table:table-cell office:value-type="string">
            <text:p><text:s/>scale</text:p>
          </table:table-cell>
          <table:table-cell office:value-type="float" office:value="0.62">
            <text:p>0.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1.174">
            <text:p>1021.174</text:p>
          </table:table-cell>
          <table:table-cell office:value-type="string">
            <text:p><text:s/>prev_avg</text:p>
          </table:table-cell>
          <table:table-cell office:value-type="float" office:value="1022.42">
            <text:p>1022.42</text:p>
          </table:table-cell>
          <table:table-cell office:value-type="string">
            <text:p><text:s/>max</text:p>
          </table:table-cell>
          <table:table-cell office:value-type="float" office:value="897.757">
            <text:p>897.757</text:p>
          </table:table-cell>
          <table:table-cell office:value-type="string">
            <text:p><text:s/>imax</text:p>
          </table:table-cell>
          <table:table-cell office:value-type="float" office:value="33">
            <text:p>33</text:p>
          </table:table-cell>
          <table:table-cell office:value-type="string">
            <text:p><text:s/>scale</text:p>
          </table:table-cell>
          <table:table-cell office:value-type="float" office:value="0.659">
            <text:p>0.6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0.288">
            <text:p>1020.288</text:p>
          </table:table-cell>
          <table:table-cell office:value-type="string">
            <text:p><text:s/>prev_avg</text:p>
          </table:table-cell>
          <table:table-cell office:value-type="float" office:value="1021.174">
            <text:p>1021.174</text:p>
          </table:table-cell>
          <table:table-cell office:value-type="string">
            <text:p><text:s/>max</text:p>
          </table:table-cell>
          <table:table-cell office:value-type="float" office:value="932.625">
            <text:p>932.625</text:p>
          </table:table-cell>
          <table:table-cell office:value-type="string">
            <text:p><text:s/>imax</text:p>
          </table:table-cell>
          <table:table-cell office:value-type="float" office:value="33">
            <text:p>33</text:p>
          </table:table-cell>
          <table:table-cell office:value-type="string">
            <text:p><text:s/>scale</text:p>
          </table:table-cell>
          <table:table-cell office:value-type="float" office:value="0.686">
            <text:p>0.68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0.461">
            <text:p>1020.461</text:p>
          </table:table-cell>
          <table:table-cell office:value-type="string">
            <text:p><text:s/>prev_avg</text:p>
          </table:table-cell>
          <table:table-cell office:value-type="float" office:value="1020.288">
            <text:p>1020.288</text:p>
          </table:table-cell>
          <table:table-cell office:value-type="string">
            <text:p><text:s/>max</text:p>
          </table:table-cell>
          <table:table-cell office:value-type="float" office:value="1037.565">
            <text:p>1037.56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63">
            <text:p>0.7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8.296">
            <text:p>1018.296</text:p>
          </table:table-cell>
          <table:table-cell office:value-type="string">
            <text:p><text:s/>prev_avg</text:p>
          </table:table-cell>
          <table:table-cell office:value-type="float" office:value="1020.461">
            <text:p>1020.461</text:p>
          </table:table-cell>
          <table:table-cell office:value-type="string">
            <text:p><text:s/>max</text:p>
          </table:table-cell>
          <table:table-cell office:value-type="float" office:value="803.978">
            <text:p>803.978</text:p>
          </table:table-cell>
          <table:table-cell office:value-type="string">
            <text:p><text:s/>imax</text:p>
          </table:table-cell>
          <table:table-cell office:value-type="float" office:value="33">
            <text:p>33</text:p>
          </table:table-cell>
          <table:table-cell office:value-type="string">
            <text:p><text:s/>scale</text:p>
          </table:table-cell>
          <table:table-cell office:value-type="float" office:value="0.592">
            <text:p>0.59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6.556">
            <text:p>1016.556</text:p>
          </table:table-cell>
          <table:table-cell office:value-type="string">
            <text:p><text:s/>prev_avg</text:p>
          </table:table-cell>
          <table:table-cell office:value-type="float" office:value="1018.296">
            <text:p>1018.296</text:p>
          </table:table-cell>
          <table:table-cell office:value-type="string">
            <text:p><text:s/>max</text:p>
          </table:table-cell>
          <table:table-cell office:value-type="float" office:value="844.304">
            <text:p>844.304</text:p>
          </table:table-cell>
          <table:table-cell office:value-type="string">
            <text:p><text:s/>imax</text:p>
          </table:table-cell>
          <table:table-cell office:value-type="float" office:value="34">
            <text:p>34</text:p>
          </table:table-cell>
          <table:table-cell office:value-type="string">
            <text:p><text:s/>scale</text:p>
          </table:table-cell>
          <table:table-cell office:value-type="float" office:value="0.623">
            <text:p>0.62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6.058">
            <text:p>1016.058</text:p>
          </table:table-cell>
          <table:table-cell office:value-type="string">
            <text:p><text:s/>prev_avg</text:p>
          </table:table-cell>
          <table:table-cell office:value-type="float" office:value="1016.556">
            <text:p>1016.556</text:p>
          </table:table-cell>
          <table:table-cell office:value-type="string">
            <text:p><text:s/>max</text:p>
          </table:table-cell>
          <table:table-cell office:value-type="float" office:value="966.75">
            <text:p>966.75</text:p>
          </table:table-cell>
          <table:table-cell office:value-type="string">
            <text:p><text:s/>imax</text:p>
          </table:table-cell>
          <table:table-cell office:value-type="float" office:value="34">
            <text:p>34</text:p>
          </table:table-cell>
          <table:table-cell office:value-type="string">
            <text:p><text:s/>scale</text:p>
          </table:table-cell>
          <table:table-cell office:value-type="float" office:value="0.714">
            <text:p>0.7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6.256">
            <text:p>1016.256</text:p>
          </table:table-cell>
          <table:table-cell office:value-type="string">
            <text:p><text:s/>prev_avg</text:p>
          </table:table-cell>
          <table:table-cell office:value-type="float" office:value="1016.058">
            <text:p>1016.058</text:p>
          </table:table-cell>
          <table:table-cell office:value-type="string">
            <text:p><text:s/>max</text:p>
          </table:table-cell>
          <table:table-cell office:value-type="float" office:value="1035.847">
            <text:p>1035.847</text:p>
          </table:table-cell>
          <table:table-cell office:value-type="string">
            <text:p><text:s/>imax</text:p>
          </table:table-cell>
          <table:table-cell office:value-type="float" office:value="34">
            <text:p>34</text:p>
          </table:table-cell>
          <table:table-cell office:value-type="string">
            <text:p><text:s/>scale</text:p>
          </table:table-cell>
          <table:table-cell office:value-type="float" office:value="0.764">
            <text:p>0.7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6.278">
            <text:p>1016.278</text:p>
          </table:table-cell>
          <table:table-cell office:value-type="string">
            <text:p><text:s/>prev_avg</text:p>
          </table:table-cell>
          <table:table-cell office:value-type="float" office:value="1016.256">
            <text:p>1016.256</text:p>
          </table:table-cell>
          <table:table-cell office:value-type="string">
            <text:p><text:s/>max</text:p>
          </table:table-cell>
          <table:table-cell office:value-type="float" office:value="1018.438">
            <text:p>1018.438</text:p>
          </table:table-cell>
          <table:table-cell office:value-type="string">
            <text:p><text:s/>imax</text:p>
          </table:table-cell>
          <table:table-cell office:value-type="float" office:value="34">
            <text:p>34</text:p>
          </table:table-cell>
          <table:table-cell office:value-type="string">
            <text:p><text:s/>scale</text:p>
          </table:table-cell>
          <table:table-cell office:value-type="float" office:value="0.752">
            <text:p>0.7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7.109">
            <text:p>1017.109</text:p>
          </table:table-cell>
          <table:table-cell office:value-type="string">
            <text:p><text:s/>prev_avg</text:p>
          </table:table-cell>
          <table:table-cell office:value-type="float" office:value="1016.278">
            <text:p>1016.278</text:p>
          </table:table-cell>
          <table:table-cell office:value-type="string">
            <text:p><text:s/>max</text:p>
          </table:table-cell>
          <table:table-cell office:value-type="float" office:value="1099.358">
            <text:p>1099.358</text:p>
          </table:table-cell>
          <table:table-cell office:value-type="string">
            <text:p><text:s/>imax</text:p>
          </table:table-cell>
          <table:table-cell office:value-type="float" office:value="35">
            <text:p>35</text:p>
          </table:table-cell>
          <table:table-cell office:value-type="string">
            <text:p><text:s/>scale</text:p>
          </table:table-cell>
          <table:table-cell office:value-type="float" office:value="0.811">
            <text:p>0.8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9.646">
            <text:p>1019.646</text:p>
          </table:table-cell>
          <table:table-cell office:value-type="string">
            <text:p><text:s/>prev_avg</text:p>
          </table:table-cell>
          <table:table-cell office:value-type="float" office:value="1017.109">
            <text:p>1017.109</text:p>
          </table:table-cell>
          <table:table-cell office:value-type="string">
            <text:p><text:s/>max</text:p>
          </table:table-cell>
          <table:table-cell office:value-type="float" office:value="1270.883">
            <text:p>1270.883</text:p>
          </table:table-cell>
          <table:table-cell office:value-type="string">
            <text:p><text:s/>imax</text:p>
          </table:table-cell>
          <table:table-cell office:value-type="float" office:value="35">
            <text:p>35</text:p>
          </table:table-cell>
          <table:table-cell office:value-type="string">
            <text:p><text:s/>scale</text:p>
          </table:table-cell>
          <table:table-cell office:value-type="float" office:value="0.935">
            <text:p>0.93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3.016">
            <text:p>1023.016</text:p>
          </table:table-cell>
          <table:table-cell office:value-type="string">
            <text:p><text:s/>prev_avg</text:p>
          </table:table-cell>
          <table:table-cell office:value-type="float" office:value="1019.646">
            <text:p>1019.646</text:p>
          </table:table-cell>
          <table:table-cell office:value-type="string">
            <text:p><text:s/>max</text:p>
          </table:table-cell>
          <table:table-cell office:value-type="float" office:value="1356.59">
            <text:p>1356.59</text:p>
          </table:table-cell>
          <table:table-cell office:value-type="string">
            <text:p><text:s/>imax</text:p>
          </table:table-cell>
          <table:table-cell office:value-type="float" office:value="35">
            <text:p>35</text:p>
          </table:table-cell>
          <table:table-cell office:value-type="string">
            <text:p><text:s/>scale</text:p>
          </table:table-cell>
          <table:table-cell office:value-type="float" office:value="0.995">
            <text:p>0.9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8.013">
            <text:p>1028.013</text:p>
          </table:table-cell>
          <table:table-cell office:value-type="string">
            <text:p><text:s/>prev_avg</text:p>
          </table:table-cell>
          <table:table-cell office:value-type="float" office:value="1023.016">
            <text:p>1023.016</text:p>
          </table:table-cell>
          <table:table-cell office:value-type="string">
            <text:p><text:s/>max</text:p>
          </table:table-cell>
          <table:table-cell office:value-type="float" office:value="1522.754">
            <text:p>1522.75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111">
            <text:p>1.1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277">
            <text:p>1029.277</text:p>
          </table:table-cell>
          <table:table-cell office:value-type="string">
            <text:p><text:s/>prev_avg</text:p>
          </table:table-cell>
          <table:table-cell office:value-type="float" office:value="1028.013">
            <text:p>1028.013</text:p>
          </table:table-cell>
          <table:table-cell office:value-type="string">
            <text:p><text:s/>max</text:p>
          </table:table-cell>
          <table:table-cell office:value-type="float" office:value="1154.425">
            <text:p>1154.425</text:p>
          </table:table-cell>
          <table:table-cell office:value-type="string">
            <text:p><text:s/>imax</text:p>
          </table:table-cell>
          <table:table-cell office:value-type="float" office:value="36">
            <text:p>36</text:p>
          </table:table-cell>
          <table:table-cell office:value-type="string">
            <text:p><text:s/>scale</text:p>
          </table:table-cell>
          <table:table-cell office:value-type="float" office:value="0.841">
            <text:p>0.8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2.12">
            <text:p>1032.12</text:p>
          </table:table-cell>
          <table:table-cell office:value-type="string">
            <text:p><text:s/>prev_avg</text:p>
          </table:table-cell>
          <table:table-cell office:value-type="float" office:value="1029.277">
            <text:p>1029.277</text:p>
          </table:table-cell>
          <table:table-cell office:value-type="string">
            <text:p><text:s/>max</text:p>
          </table:table-cell>
          <table:table-cell office:value-type="float" office:value="1313.601">
            <text:p>1313.601</text:p>
          </table:table-cell>
          <table:table-cell office:value-type="string">
            <text:p><text:s/>imax</text:p>
          </table:table-cell>
          <table:table-cell office:value-type="float" office:value="36">
            <text:p>36</text:p>
          </table:table-cell>
          <table:table-cell office:value-type="string">
            <text:p><text:s/>scale</text:p>
          </table:table-cell>
          <table:table-cell office:value-type="float" office:value="0.955">
            <text:p>0.9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5.096">
            <text:p>1035.096</text:p>
          </table:table-cell>
          <table:table-cell office:value-type="string">
            <text:p><text:s/>prev_avg</text:p>
          </table:table-cell>
          <table:table-cell office:value-type="float" office:value="1032.12">
            <text:p>1032.12</text:p>
          </table:table-cell>
          <table:table-cell office:value-type="string">
            <text:p><text:s/>max</text:p>
          </table:table-cell>
          <table:table-cell office:value-type="float" office:value="1329.665">
            <text:p>1329.665</text:p>
          </table:table-cell>
          <table:table-cell office:value-type="string">
            <text:p><text:s/>imax</text:p>
          </table:table-cell>
          <table:table-cell office:value-type="float" office:value="36">
            <text:p>36</text:p>
          </table:table-cell>
          <table:table-cell office:value-type="string">
            <text:p><text:s/>scale</text:p>
          </table:table-cell>
          <table:table-cell office:value-type="float" office:value="0.963">
            <text:p>0.9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159">
            <text:p>1037.159</text:p>
          </table:table-cell>
          <table:table-cell office:value-type="string">
            <text:p><text:s/>prev_avg</text:p>
          </table:table-cell>
          <table:table-cell office:value-type="float" office:value="1035.096">
            <text:p>1035.096</text:p>
          </table:table-cell>
          <table:table-cell office:value-type="string">
            <text:p><text:s/>max</text:p>
          </table:table-cell>
          <table:table-cell office:value-type="float" office:value="1241.454">
            <text:p>1241.454</text:p>
          </table:table-cell>
          <table:table-cell office:value-type="string">
            <text:p><text:s/>imax</text:p>
          </table:table-cell>
          <table:table-cell office:value-type="float" office:value="36">
            <text:p>36</text:p>
          </table:table-cell>
          <table:table-cell office:value-type="string">
            <text:p><text:s/>scale</text:p>
          </table:table-cell>
          <table:table-cell office:value-type="float" office:value="0.898">
            <text:p>0.8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834">
            <text:p>1037.834</text:p>
          </table:table-cell>
          <table:table-cell office:value-type="string">
            <text:p><text:s/>prev_avg</text:p>
          </table:table-cell>
          <table:table-cell office:value-type="float" office:value="1037.159">
            <text:p>1037.159</text:p>
          </table:table-cell>
          <table:table-cell office:value-type="string">
            <text:p><text:s/>max</text:p>
          </table:table-cell>
          <table:table-cell office:value-type="float" office:value="1104.63">
            <text:p>1104.63</text:p>
          </table:table-cell>
          <table:table-cell office:value-type="string">
            <text:p><text:s/>imax</text:p>
          </table:table-cell>
          <table:table-cell office:value-type="float" office:value="36">
            <text:p>36</text:p>
          </table:table-cell>
          <table:table-cell office:value-type="string">
            <text:p><text:s/>scale</text:p>
          </table:table-cell>
          <table:table-cell office:value-type="float" office:value="0.798">
            <text:p>0.7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8.541">
            <text:p>1038.541</text:p>
          </table:table-cell>
          <table:table-cell office:value-type="string">
            <text:p><text:s/>prev_avg</text:p>
          </table:table-cell>
          <table:table-cell office:value-type="float" office:value="1037.834">
            <text:p>1037.834</text:p>
          </table:table-cell>
          <table:table-cell office:value-type="string">
            <text:p><text:s/>max</text:p>
          </table:table-cell>
          <table:table-cell office:value-type="float" office:value="1108.54">
            <text:p>1108.54</text:p>
          </table:table-cell>
          <table:table-cell office:value-type="string">
            <text:p><text:s/>imax</text:p>
          </table:table-cell>
          <table:table-cell office:value-type="float" office:value="37">
            <text:p>37</text:p>
          </table:table-cell>
          <table:table-cell office:value-type="string">
            <text:p><text:s/>scale</text:p>
          </table:table-cell>
          <table:table-cell office:value-type="float" office:value="0.801">
            <text:p>0.8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905">
            <text:p>1039.905</text:p>
          </table:table-cell>
          <table:table-cell office:value-type="string">
            <text:p><text:s/>prev_avg</text:p>
          </table:table-cell>
          <table:table-cell office:value-type="float" office:value="1038.541">
            <text:p>1038.541</text:p>
          </table:table-cell>
          <table:table-cell office:value-type="string">
            <text:p><text:s/>max</text:p>
          </table:table-cell>
          <table:table-cell office:value-type="float" office:value="1174.923">
            <text:p>1174.923</text:p>
          </table:table-cell>
          <table:table-cell office:value-type="string">
            <text:p><text:s/>imax</text:p>
          </table:table-cell>
          <table:table-cell office:value-type="float" office:value="37">
            <text:p>37</text:p>
          </table:table-cell>
          <table:table-cell office:value-type="string">
            <text:p><text:s/>scale</text:p>
          </table:table-cell>
          <table:table-cell office:value-type="float" office:value="0.847">
            <text:p>0.84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0.701">
            <text:p>1040.701</text:p>
          </table:table-cell>
          <table:table-cell office:value-type="string">
            <text:p><text:s/>prev_avg</text:p>
          </table:table-cell>
          <table:table-cell office:value-type="float" office:value="1039.905">
            <text:p>1039.905</text:p>
          </table:table-cell>
          <table:table-cell office:value-type="string">
            <text:p><text:s/>max</text:p>
          </table:table-cell>
          <table:table-cell office:value-type="float" office:value="1119.453">
            <text:p>1119.453</text:p>
          </table:table-cell>
          <table:table-cell office:value-type="string">
            <text:p><text:s/>imax</text:p>
          </table:table-cell>
          <table:table-cell office:value-type="float" office:value="37">
            <text:p>37</text:p>
          </table:table-cell>
          <table:table-cell office:value-type="string">
            <text:p><text:s/>scale</text:p>
          </table:table-cell>
          <table:table-cell office:value-type="float" office:value="0.807">
            <text:p>0.8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1.328">
            <text:p>1041.328</text:p>
          </table:table-cell>
          <table:table-cell office:value-type="string">
            <text:p><text:s/>prev_avg</text:p>
          </table:table-cell>
          <table:table-cell office:value-type="float" office:value="1040.701">
            <text:p>1040.701</text:p>
          </table:table-cell>
          <table:table-cell office:value-type="string">
            <text:p><text:s/>max</text:p>
          </table:table-cell>
          <table:table-cell office:value-type="float" office:value="1103.46">
            <text:p>1103.46</text:p>
          </table:table-cell>
          <table:table-cell office:value-type="string">
            <text:p><text:s/>imax</text:p>
          </table:table-cell>
          <table:table-cell office:value-type="float" office:value="37">
            <text:p>37</text:p>
          </table:table-cell>
          <table:table-cell office:value-type="string">
            <text:p><text:s/>scale</text:p>
          </table:table-cell>
          <table:table-cell office:value-type="float" office:value="0.795">
            <text:p>0.7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1.711">
            <text:p>1041.711</text:p>
          </table:table-cell>
          <table:table-cell office:value-type="string">
            <text:p><text:s/>prev_avg</text:p>
          </table:table-cell>
          <table:table-cell office:value-type="float" office:value="1041.328">
            <text:p>1041.328</text:p>
          </table:table-cell>
          <table:table-cell office:value-type="string">
            <text:p><text:s/>max</text:p>
          </table:table-cell>
          <table:table-cell office:value-type="float" office:value="1079.631">
            <text:p>1079.631</text:p>
          </table:table-cell>
          <table:table-cell office:value-type="string">
            <text:p><text:s/>imax</text:p>
          </table:table-cell>
          <table:table-cell office:value-type="float" office:value="38">
            <text:p>38</text:p>
          </table:table-cell>
          <table:table-cell office:value-type="string">
            <text:p><text:s/>scale</text:p>
          </table:table-cell>
          <table:table-cell office:value-type="float" office:value="0.777">
            <text:p>0.7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3.313">
            <text:p>1043.313</text:p>
          </table:table-cell>
          <table:table-cell office:value-type="string">
            <text:p><text:s/>prev_avg</text:p>
          </table:table-cell>
          <table:table-cell office:value-type="float" office:value="1041.711">
            <text:p>1041.711</text:p>
          </table:table-cell>
          <table:table-cell office:value-type="string">
            <text:p><text:s/>max</text:p>
          </table:table-cell>
          <table:table-cell office:value-type="float" office:value="1201.878">
            <text:p>1201.878</text:p>
          </table:table-cell>
          <table:table-cell office:value-type="string">
            <text:p><text:s/>imax</text:p>
          </table:table-cell>
          <table:table-cell office:value-type="float" office:value="38">
            <text:p>38</text:p>
          </table:table-cell>
          <table:table-cell office:value-type="string">
            <text:p><text:s/>scale</text:p>
          </table:table-cell>
          <table:table-cell office:value-type="float" office:value="0.864">
            <text:p>0.8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4.639">
            <text:p>1044.639</text:p>
          </table:table-cell>
          <table:table-cell office:value-type="string">
            <text:p><text:s/>prev_avg</text:p>
          </table:table-cell>
          <table:table-cell office:value-type="float" office:value="1043.313">
            <text:p>1043.313</text:p>
          </table:table-cell>
          <table:table-cell office:value-type="string">
            <text:p><text:s/>max</text:p>
          </table:table-cell>
          <table:table-cell office:value-type="float" office:value="1175.943">
            <text:p>1175.943</text:p>
          </table:table-cell>
          <table:table-cell office:value-type="string">
            <text:p><text:s/>imax</text:p>
          </table:table-cell>
          <table:table-cell office:value-type="float" office:value="38">
            <text:p>38</text:p>
          </table:table-cell>
          <table:table-cell office:value-type="string">
            <text:p><text:s/>scale</text:p>
          </table:table-cell>
          <table:table-cell office:value-type="float" office:value="0.844">
            <text:p>0.8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4.746">
            <text:p>1044.746</text:p>
          </table:table-cell>
          <table:table-cell office:value-type="string">
            <text:p><text:s/>prev_avg</text:p>
          </table:table-cell>
          <table:table-cell office:value-type="float" office:value="1044.639">
            <text:p>1044.639</text:p>
          </table:table-cell>
          <table:table-cell office:value-type="string">
            <text:p><text:s/>max</text:p>
          </table:table-cell>
          <table:table-cell office:value-type="float" office:value="1055.328">
            <text:p>1055.328</text:p>
          </table:table-cell>
          <table:table-cell office:value-type="string">
            <text:p><text:s/>imax</text:p>
          </table:table-cell>
          <table:table-cell office:value-type="float" office:value="38">
            <text:p>38</text:p>
          </table:table-cell>
          <table:table-cell office:value-type="string">
            <text:p><text:s/>scale</text:p>
          </table:table-cell>
          <table:table-cell office:value-type="float" office:value="0.758">
            <text:p>0.7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3.409">
            <text:p>1043.409</text:p>
          </table:table-cell>
          <table:table-cell office:value-type="string">
            <text:p><text:s/>prev_avg</text:p>
          </table:table-cell>
          <table:table-cell office:value-type="float" office:value="1044.746">
            <text:p>1044.746</text:p>
          </table:table-cell>
          <table:table-cell office:value-type="string">
            <text:p><text:s/>max</text:p>
          </table:table-cell>
          <table:table-cell office:value-type="float" office:value="911.036">
            <text:p>911.036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655">
            <text:p>0.6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2.72">
            <text:p>1042.72</text:p>
          </table:table-cell>
          <table:table-cell office:value-type="string">
            <text:p><text:s/>prev_avg</text:p>
          </table:table-cell>
          <table:table-cell office:value-type="float" office:value="1043.409">
            <text:p>1043.409</text:p>
          </table:table-cell>
          <table:table-cell office:value-type="string">
            <text:p><text:s/>max</text:p>
          </table:table-cell>
          <table:table-cell office:value-type="float" office:value="974.524">
            <text:p>974.524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701">
            <text:p>0.7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1.487">
            <text:p>1041.487</text:p>
          </table:table-cell>
          <table:table-cell office:value-type="string">
            <text:p><text:s/>prev_avg</text:p>
          </table:table-cell>
          <table:table-cell office:value-type="float" office:value="1042.72">
            <text:p>1042.72</text:p>
          </table:table-cell>
          <table:table-cell office:value-type="string">
            <text:p><text:s/>max</text:p>
          </table:table-cell>
          <table:table-cell office:value-type="float" office:value="919.461">
            <text:p>919.461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662">
            <text:p>0.6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302">
            <text:p>1039.302</text:p>
          </table:table-cell>
          <table:table-cell office:value-type="string">
            <text:p><text:s/>prev_avg</text:p>
          </table:table-cell>
          <table:table-cell office:value-type="float" office:value="1041.487">
            <text:p>1041.487</text:p>
          </table:table-cell>
          <table:table-cell office:value-type="string">
            <text:p><text:s/>max</text:p>
          </table:table-cell>
          <table:table-cell office:value-type="float" office:value="822.925">
            <text:p>822.925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594">
            <text:p>0.5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5.815">
            <text:p>1035.815</text:p>
          </table:table-cell>
          <table:table-cell office:value-type="string">
            <text:p><text:s/>prev_avg</text:p>
          </table:table-cell>
          <table:table-cell office:value-type="float" office:value="1039.302">
            <text:p>1039.302</text:p>
          </table:table-cell>
          <table:table-cell office:value-type="string">
            <text:p><text:s/>max</text:p>
          </table:table-cell>
          <table:table-cell office:value-type="float" office:value="690.658">
            <text:p>690.658</text:p>
          </table:table-cell>
          <table:table-cell office:value-type="string">
            <text:p><text:s/>imax</text:p>
          </table:table-cell>
          <table:table-cell office:value-type="float" office:value="39">
            <text:p>39</text:p>
          </table:table-cell>
          <table:table-cell office:value-type="string">
            <text:p><text:s/>scal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4.477">
            <text:p>1034.477</text:p>
          </table:table-cell>
          <table:table-cell office:value-type="string">
            <text:p><text:s/>prev_avg</text:p>
          </table:table-cell>
          <table:table-cell office:value-type="float" office:value="1035.815">
            <text:p>1035.815</text:p>
          </table:table-cell>
          <table:table-cell office:value-type="string">
            <text:p><text:s/>max</text:p>
          </table:table-cell>
          <table:table-cell office:value-type="float" office:value="901.956">
            <text:p>901.95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54">
            <text:p>0.6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0.328">
            <text:p>1030.328</text:p>
          </table:table-cell>
          <table:table-cell office:value-type="string">
            <text:p><text:s/>prev_avg</text:p>
          </table:table-cell>
          <table:table-cell office:value-type="float" office:value="1034.477">
            <text:p>1034.477</text:p>
          </table:table-cell>
          <table:table-cell office:value-type="string">
            <text:p><text:s/>max</text:p>
          </table:table-cell>
          <table:table-cell office:value-type="float" office:value="619.597">
            <text:p>619.597</text:p>
          </table:table-cell>
          <table:table-cell office:value-type="string">
            <text:p><text:s/>imax</text:p>
          </table:table-cell>
          <table:table-cell office:value-type="float" office:value="40">
            <text:p>40</text:p>
          </table:table-cell>
          <table:table-cell office:value-type="string">
            <text:p><text:s/>scale</text:p>
          </table:table-cell>
          <table:table-cell office:value-type="float" office:value="0.451">
            <text:p>0.4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5.241">
            <text:p>1025.241</text:p>
          </table:table-cell>
          <table:table-cell office:value-type="string">
            <text:p><text:s/>prev_avg</text:p>
          </table:table-cell>
          <table:table-cell office:value-type="float" office:value="1030.328">
            <text:p>1030.328</text:p>
          </table:table-cell>
          <table:table-cell office:value-type="string">
            <text:p><text:s/>max</text:p>
          </table:table-cell>
          <table:table-cell office:value-type="float" office:value="521.612">
            <text:p>521.612</text:p>
          </table:table-cell>
          <table:table-cell office:value-type="string">
            <text:p><text:s/>imax</text:p>
          </table:table-cell>
          <table:table-cell office:value-type="float" office:value="40">
            <text:p>40</text:p>
          </table:table-cell>
          <table:table-cell office:value-type="string">
            <text:p><text:s/>scale</text:p>
          </table:table-cell>
          <table:table-cell office:value-type="float" office:value="0.382">
            <text:p>0.38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9.51">
            <text:p>1019.51</text:p>
          </table:table-cell>
          <table:table-cell office:value-type="string">
            <text:p><text:s/>prev_avg</text:p>
          </table:table-cell>
          <table:table-cell office:value-type="float" office:value="1025.241">
            <text:p>1025.241</text:p>
          </table:table-cell>
          <table:table-cell office:value-type="string">
            <text:p><text:s/>max</text:p>
          </table:table-cell>
          <table:table-cell office:value-type="float" office:value="452.162">
            <text:p>452.162</text:p>
          </table:table-cell>
          <table:table-cell office:value-type="string">
            <text:p><text:s/>imax</text:p>
          </table:table-cell>
          <table:table-cell office:value-type="float" office:value="40">
            <text:p>40</text:p>
          </table:table-cell>
          <table:table-cell office:value-type="string">
            <text:p><text:s/>scale</text:p>
          </table:table-cell>
          <table:table-cell office:value-type="float" office:value="0.333">
            <text:p>0.3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3.665">
            <text:p>1013.665</text:p>
          </table:table-cell>
          <table:table-cell office:value-type="string">
            <text:p><text:s/>prev_avg</text:p>
          </table:table-cell>
          <table:table-cell office:value-type="float" office:value="1019.51">
            <text:p>1019.51</text:p>
          </table:table-cell>
          <table:table-cell office:value-type="string">
            <text:p><text:s/>max</text:p>
          </table:table-cell>
          <table:table-cell office:value-type="float" office:value="435.007">
            <text:p>435.007</text:p>
          </table:table-cell>
          <table:table-cell office:value-type="string">
            <text:p><text:s/>imax</text:p>
          </table:table-cell>
          <table:table-cell office:value-type="float" office:value="41">
            <text:p>41</text:p>
          </table:table-cell>
          <table:table-cell office:value-type="string">
            <text:p><text:s/>scale</text:p>
          </table:table-cell>
          <table:table-cell office:value-type="float" office:value="0.322">
            <text:p>0.32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2.123">
            <text:p>1012.123</text:p>
          </table:table-cell>
          <table:table-cell office:value-type="string">
            <text:p><text:s/>prev_avg</text:p>
          </table:table-cell>
          <table:table-cell office:value-type="float" office:value="1013.665">
            <text:p>1013.665</text:p>
          </table:table-cell>
          <table:table-cell office:value-type="string">
            <text:p><text:s/>max</text:p>
          </table:table-cell>
          <table:table-cell office:value-type="float" office:value="859.467">
            <text:p>859.467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637">
            <text:p>0.6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07.696">
            <text:p>1007.696</text:p>
          </table:table-cell>
          <table:table-cell office:value-type="string">
            <text:p><text:s/>prev_avg</text:p>
          </table:table-cell>
          <table:table-cell office:value-type="float" office:value="1012.123">
            <text:p>1012.123</text:p>
          </table:table-cell>
          <table:table-cell office:value-type="string">
            <text:p><text:s/>max</text:p>
          </table:table-cell>
          <table:table-cell office:value-type="float" office:value="569.463">
            <text:p>569.463</text:p>
          </table:table-cell>
          <table:table-cell office:value-type="string">
            <text:p><text:s/>imax</text:p>
          </table:table-cell>
          <table:table-cell office:value-type="float" office:value="41">
            <text:p>41</text:p>
          </table:table-cell>
          <table:table-cell office:value-type="string">
            <text:p><text:s/>scale</text:p>
          </table:table-cell>
          <table:table-cell office:value-type="float" office:value="0.424">
            <text:p>0.42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03.411">
            <text:p>1003.411</text:p>
          </table:table-cell>
          <table:table-cell office:value-type="string">
            <text:p><text:s/>prev_avg</text:p>
          </table:table-cell>
          <table:table-cell office:value-type="float" office:value="1007.696">
            <text:p>1007.696</text:p>
          </table:table-cell>
          <table:table-cell office:value-type="string">
            <text:p><text:s/>max</text:p>
          </table:table-cell>
          <table:table-cell office:value-type="float" office:value="579.134">
            <text:p>579.134</text:p>
          </table:table-cell>
          <table:table-cell office:value-type="string">
            <text:p><text:s/>imax</text:p>
          </table:table-cell>
          <table:table-cell office:value-type="float" office:value="41">
            <text:p>41</text:p>
          </table:table-cell>
          <table:table-cell office:value-type="string">
            <text:p><text:s/>scale</text:p>
          </table:table-cell>
          <table:table-cell office:value-type="float" office:value="0.433">
            <text:p>0.4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03.726">
            <text:p>1003.726</text:p>
          </table:table-cell>
          <table:table-cell office:value-type="string">
            <text:p><text:s/>prev_avg</text:p>
          </table:table-cell>
          <table:table-cell office:value-type="float" office:value="1003.411">
            <text:p>1003.411</text:p>
          </table:table-cell>
          <table:table-cell office:value-type="string">
            <text:p><text:s/>max</text:p>
          </table:table-cell>
          <table:table-cell office:value-type="float" office:value="1034.908">
            <text:p>1034.908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773">
            <text:p>0.7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9.743">
            <text:p>999.743</text:p>
          </table:table-cell>
          <table:table-cell office:value-type="string">
            <text:p><text:s/>prev_avg</text:p>
          </table:table-cell>
          <table:table-cell office:value-type="float" office:value="1003.726">
            <text:p>1003.726</text:p>
          </table:table-cell>
          <table:table-cell office:value-type="string">
            <text:p><text:s/>max</text:p>
          </table:table-cell>
          <table:table-cell office:value-type="float" office:value="605.48">
            <text:p>605.48</text:p>
          </table:table-cell>
          <table:table-cell office:value-type="string">
            <text:p><text:s/>imax</text:p>
          </table:table-cell>
          <table:table-cell office:value-type="float" office:value="42">
            <text:p>42</text:p>
          </table:table-cell>
          <table:table-cell office:value-type="string">
            <text:p><text:s/>scale</text:p>
          </table:table-cell>
          <table:table-cell office:value-type="float" office:value="0.454">
            <text:p>0.4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6.261">
            <text:p>996.261</text:p>
          </table:table-cell>
          <table:table-cell office:value-type="string">
            <text:p><text:s/>prev_avg</text:p>
          </table:table-cell>
          <table:table-cell office:value-type="float" office:value="999.743">
            <text:p>999.743</text:p>
          </table:table-cell>
          <table:table-cell office:value-type="string">
            <text:p><text:s/>max</text:p>
          </table:table-cell>
          <table:table-cell office:value-type="float" office:value="651.518">
            <text:p>651.518</text:p>
          </table:table-cell>
          <table:table-cell office:value-type="string">
            <text:p><text:s/>imax</text:p>
          </table:table-cell>
          <table:table-cell office:value-type="float" office:value="42">
            <text:p>42</text:p>
          </table:table-cell>
          <table:table-cell office:value-type="string">
            <text:p><text:s/>scale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2.632">
            <text:p>992.632</text:p>
          </table:table-cell>
          <table:table-cell office:value-type="string">
            <text:p><text:s/>prev_avg</text:p>
          </table:table-cell>
          <table:table-cell office:value-type="float" office:value="996.261">
            <text:p>996.261</text:p>
          </table:table-cell>
          <table:table-cell office:value-type="string">
            <text:p><text:s/>max</text:p>
          </table:table-cell>
          <table:table-cell office:value-type="float" office:value="633.337">
            <text:p>633.337</text:p>
          </table:table-cell>
          <table:table-cell office:value-type="string">
            <text:p><text:s/>imax</text:p>
          </table:table-cell>
          <table:table-cell office:value-type="float" office:value="42">
            <text:p>42</text:p>
          </table:table-cell>
          <table:table-cell office:value-type="string">
            <text:p><text:s/>scale</text:p>
          </table:table-cell>
          <table:table-cell office:value-type="float" office:value="0.479">
            <text:p>0.4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8.147">
            <text:p>988.147</text:p>
          </table:table-cell>
          <table:table-cell office:value-type="string">
            <text:p><text:s/>prev_avg</text:p>
          </table:table-cell>
          <table:table-cell office:value-type="float" office:value="992.632">
            <text:p>992.632</text:p>
          </table:table-cell>
          <table:table-cell office:value-type="string">
            <text:p><text:s/>max</text:p>
          </table:table-cell>
          <table:table-cell office:value-type="float" office:value="544.14">
            <text:p>544.14</text:p>
          </table:table-cell>
          <table:table-cell office:value-type="string">
            <text:p><text:s/>imax</text:p>
          </table:table-cell>
          <table:table-cell office:value-type="float" office:value="42">
            <text:p>42</text:p>
          </table:table-cell>
          <table:table-cell office:value-type="string">
            <text:p><text:s/>scale</text:p>
          </table:table-cell>
          <table:table-cell office:value-type="float" office:value="0.413">
            <text:p>0.4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4.039">
            <text:p>984.039</text:p>
          </table:table-cell>
          <table:table-cell office:value-type="string">
            <text:p><text:s/>prev_avg</text:p>
          </table:table-cell>
          <table:table-cell office:value-type="float" office:value="988.147">
            <text:p>988.147</text:p>
          </table:table-cell>
          <table:table-cell office:value-type="string">
            <text:p><text:s/>max</text:p>
          </table:table-cell>
          <table:table-cell office:value-type="float" office:value="577.399">
            <text:p>577.399</text:p>
          </table:table-cell>
          <table:table-cell office:value-type="string">
            <text:p><text:s/>imax</text:p>
          </table:table-cell>
          <table:table-cell office:value-type="float" office:value="43">
            <text:p>43</text:p>
          </table:table-cell>
          <table:table-cell office:value-type="string">
            <text:p><text:s/>scale</text:p>
          </table:table-cell>
          <table:table-cell office:value-type="float" office:value="0.44">
            <text:p>0.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0.403">
            <text:p>980.403</text:p>
          </table:table-cell>
          <table:table-cell office:value-type="string">
            <text:p><text:s/>prev_avg</text:p>
          </table:table-cell>
          <table:table-cell office:value-type="float" office:value="984.039">
            <text:p>984.039</text:p>
          </table:table-cell>
          <table:table-cell office:value-type="string">
            <text:p><text:s/>max</text:p>
          </table:table-cell>
          <table:table-cell office:value-type="float" office:value="620.422">
            <text:p>620.422</text:p>
          </table:table-cell>
          <table:table-cell office:value-type="string">
            <text:p><text:s/>imax</text:p>
          </table:table-cell>
          <table:table-cell office:value-type="float" office:value="43">
            <text:p>43</text:p>
          </table:table-cell>
          <table:table-cell office:value-type="string">
            <text:p><text:s/>scale</text:p>
          </table:table-cell>
          <table:table-cell office:value-type="float" office:value="0.475">
            <text:p>0.47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6.647">
            <text:p>976.647</text:p>
          </table:table-cell>
          <table:table-cell office:value-type="string">
            <text:p><text:s/>prev_avg</text:p>
          </table:table-cell>
          <table:table-cell office:value-type="float" office:value="980.403">
            <text:p>980.403</text:p>
          </table:table-cell>
          <table:table-cell office:value-type="string">
            <text:p><text:s/>max</text:p>
          </table:table-cell>
          <table:table-cell office:value-type="float" office:value="604.763">
            <text:p>604.763</text:p>
          </table:table-cell>
          <table:table-cell office:value-type="string">
            <text:p><text:s/>imax</text:p>
          </table:table-cell>
          <table:table-cell office:value-type="float" office:value="43">
            <text:p>43</text:p>
          </table:table-cell>
          <table:table-cell office:value-type="string">
            <text:p><text:s/>scale</text:p>
          </table:table-cell>
          <table:table-cell office:value-type="float" office:value="0.464">
            <text:p>0.4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1.877">
            <text:p>971.877</text:p>
          </table:table-cell>
          <table:table-cell office:value-type="string">
            <text:p><text:s/>prev_avg</text:p>
          </table:table-cell>
          <table:table-cell office:value-type="float" office:value="976.647">
            <text:p>976.647</text:p>
          </table:table-cell>
          <table:table-cell office:value-type="string">
            <text:p><text:s/>max</text:p>
          </table:table-cell>
          <table:table-cell office:value-type="float" office:value="499.646">
            <text:p>499.646</text:p>
          </table:table-cell>
          <table:table-cell office:value-type="string">
            <text:p><text:s/>imax</text:p>
          </table:table-cell>
          <table:table-cell office:value-type="float" office:value="43">
            <text:p>43</text:p>
          </table:table-cell>
          <table:table-cell office:value-type="string">
            <text:p><text:s/>scale</text:p>
          </table:table-cell>
          <table:table-cell office:value-type="float" office:value="0.386">
            <text:p>0.38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7.07">
            <text:p>967.07</text:p>
          </table:table-cell>
          <table:table-cell office:value-type="string">
            <text:p><text:s/>prev_avg</text:p>
          </table:table-cell>
          <table:table-cell office:value-type="float" office:value="971.877">
            <text:p>971.877</text:p>
          </table:table-cell>
          <table:table-cell office:value-type="string">
            <text:p><text:s/>max</text:p>
          </table:table-cell>
          <table:table-cell office:value-type="float" office:value="491.231">
            <text:p>491.231</text:p>
          </table:table-cell>
          <table:table-cell office:value-type="string">
            <text:p><text:s/>imax</text:p>
          </table:table-cell>
          <table:table-cell office:value-type="float" office:value="44">
            <text:p>44</text:p>
          </table:table-cell>
          <table:table-cell office:value-type="string">
            <text:p><text:s/>scale</text:p>
          </table:table-cell>
          <table:table-cell office:value-type="float" office:value="0.381">
            <text:p>0.3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2.536">
            <text:p>962.536</text:p>
          </table:table-cell>
          <table:table-cell office:value-type="string">
            <text:p><text:s/>prev_avg</text:p>
          </table:table-cell>
          <table:table-cell office:value-type="float" office:value="967.07">
            <text:p>967.07</text:p>
          </table:table-cell>
          <table:table-cell office:value-type="string">
            <text:p><text:s/>max</text:p>
          </table:table-cell>
          <table:table-cell office:value-type="float" office:value="513.629">
            <text:p>513.629</text:p>
          </table:table-cell>
          <table:table-cell office:value-type="string">
            <text:p><text:s/>imax</text:p>
          </table:table-cell>
          <table:table-cell office:value-type="float" office:value="44">
            <text:p>44</text:p>
          </table:table-cell>
          <table:table-cell office:value-type="string">
            <text:p><text:s/>scale</text:p>
          </table:table-cell>
          <table:table-cell office:value-type="float" office:value="0.4">
            <text:p>0.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9.799">
            <text:p>959.799</text:p>
          </table:table-cell>
          <table:table-cell office:value-type="string">
            <text:p><text:s/>prev_avg</text:p>
          </table:table-cell>
          <table:table-cell office:value-type="float" office:value="962.536">
            <text:p>962.536</text:p>
          </table:table-cell>
          <table:table-cell office:value-type="string">
            <text:p><text:s/>max</text:p>
          </table:table-cell>
          <table:table-cell office:value-type="float" office:value="688.885">
            <text:p>688.885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538">
            <text:p>0.5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4.834">
            <text:p>954.834</text:p>
          </table:table-cell>
          <table:table-cell office:value-type="string">
            <text:p><text:s/>prev_avg</text:p>
          </table:table-cell>
          <table:table-cell office:value-type="float" office:value="959.799">
            <text:p>959.799</text:p>
          </table:table-cell>
          <table:table-cell office:value-type="string">
            <text:p><text:s/>max</text:p>
          </table:table-cell>
          <table:table-cell office:value-type="float" office:value="463.272">
            <text:p>463.272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364">
            <text:p>0.3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9.452">
            <text:p>949.452</text:p>
          </table:table-cell>
          <table:table-cell office:value-type="string">
            <text:p><text:s/>prev_avg</text:p>
          </table:table-cell>
          <table:table-cell office:value-type="float" office:value="954.834">
            <text:p>954.834</text:p>
          </table:table-cell>
          <table:table-cell office:value-type="string">
            <text:p><text:s/>max</text:p>
          </table:table-cell>
          <table:table-cell office:value-type="float" office:value="416.607">
            <text:p>416.607</text:p>
          </table:table-cell>
          <table:table-cell office:value-type="string">
            <text:p><text:s/>imax</text:p>
          </table:table-cell>
          <table:table-cell office:value-type="float" office:value="45">
            <text:p>45</text:p>
          </table:table-cell>
          <table:table-cell office:value-type="string">
            <text:p><text:s/>scale</text:p>
          </table:table-cell>
          <table:table-cell office:value-type="float" office:value="0.329">
            <text:p>0.3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5.122">
            <text:p>945.122</text:p>
          </table:table-cell>
          <table:table-cell office:value-type="string">
            <text:p><text:s/>prev_avg</text:p>
          </table:table-cell>
          <table:table-cell office:value-type="float" office:value="949.452">
            <text:p>949.452</text:p>
          </table:table-cell>
          <table:table-cell office:value-type="string">
            <text:p><text:s/>max</text:p>
          </table:table-cell>
          <table:table-cell office:value-type="float" office:value="516.432">
            <text:p>516.43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41">
            <text:p>0.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0.292">
            <text:p>940.292</text:p>
          </table:table-cell>
          <table:table-cell office:value-type="string">
            <text:p><text:s/>prev_avg</text:p>
          </table:table-cell>
          <table:table-cell office:value-type="float" office:value="945.122">
            <text:p>945.122</text:p>
          </table:table-cell>
          <table:table-cell office:value-type="string">
            <text:p><text:s/>max</text:p>
          </table:table-cell>
          <table:table-cell office:value-type="float" office:value="462.112">
            <text:p>462.112</text:p>
          </table:table-cell>
          <table:table-cell office:value-type="string">
            <text:p><text:s/>imax</text:p>
          </table:table-cell>
          <table:table-cell office:value-type="float" office:value="45">
            <text:p>45</text:p>
          </table:table-cell>
          <table:table-cell office:value-type="string">
            <text:p><text:s/>scale</text:p>
          </table:table-cell>
          <table:table-cell office:value-type="float" office:value="0.369">
            <text:p>0.3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5.036">
            <text:p>935.036</text:p>
          </table:table-cell>
          <table:table-cell office:value-type="string">
            <text:p><text:s/>prev_avg</text:p>
          </table:table-cell>
          <table:table-cell office:value-type="float" office:value="940.292">
            <text:p>940.292</text:p>
          </table:table-cell>
          <table:table-cell office:value-type="string">
            <text:p><text:s/>max</text:p>
          </table:table-cell>
          <table:table-cell office:value-type="float" office:value="414.699">
            <text:p>414.699</text:p>
          </table:table-cell>
          <table:table-cell office:value-type="string">
            <text:p><text:s/>imax</text:p>
          </table:table-cell>
          <table:table-cell office:value-type="float" office:value="45">
            <text:p>45</text:p>
          </table:table-cell>
          <table:table-cell office:value-type="string">
            <text:p><text:s/>scale</text:p>
          </table:table-cell>
          <table:table-cell office:value-type="float" office:value="0.333">
            <text:p>0.3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9.632">
            <text:p>929.632</text:p>
          </table:table-cell>
          <table:table-cell office:value-type="string">
            <text:p><text:s/>prev_avg</text:p>
          </table:table-cell>
          <table:table-cell office:value-type="float" office:value="935.036">
            <text:p>935.036</text:p>
          </table:table-cell>
          <table:table-cell office:value-type="string">
            <text:p><text:s/>max</text:p>
          </table:table-cell>
          <table:table-cell office:value-type="float" office:value="394.665">
            <text:p>394.665</text:p>
          </table:table-cell>
          <table:table-cell office:value-type="string">
            <text:p><text:s/>imax</text:p>
          </table:table-cell>
          <table:table-cell office:value-type="float" office:value="45">
            <text:p>45</text:p>
          </table:table-cell>
          <table:table-cell office:value-type="string">
            <text:p><text:s/>scale</text:p>
          </table:table-cell>
          <table:table-cell office:value-type="float" office:value="0.318">
            <text:p>0.3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4.987">
            <text:p>924.987</text:p>
          </table:table-cell>
          <table:table-cell office:value-type="string">
            <text:p><text:s/>prev_avg</text:p>
          </table:table-cell>
          <table:table-cell office:value-type="float" office:value="929.632">
            <text:p>929.632</text:p>
          </table:table-cell>
          <table:table-cell office:value-type="string">
            <text:p><text:s/>max</text:p>
          </table:table-cell>
          <table:table-cell office:value-type="float" office:value="465.177">
            <text:p>465.177</text:p>
          </table:table-cell>
          <table:table-cell office:value-type="string">
            <text:p><text:s/>imax</text:p>
          </table:table-cell>
          <table:table-cell office:value-type="float" office:value="46">
            <text:p>46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0.649">
            <text:p>920.649</text:p>
          </table:table-cell>
          <table:table-cell office:value-type="string">
            <text:p><text:s/>prev_avg</text:p>
          </table:table-cell>
          <table:table-cell office:value-type="float" office:value="924.987">
            <text:p>924.987</text:p>
          </table:table-cell>
          <table:table-cell office:value-type="string">
            <text:p><text:s/>max</text:p>
          </table:table-cell>
          <table:table-cell office:value-type="float" office:value="491.171">
            <text:p>491.171</text:p>
          </table:table-cell>
          <table:table-cell office:value-type="string">
            <text:p><text:s/>imax</text:p>
          </table:table-cell>
          <table:table-cell office:value-type="float" office:value="46">
            <text:p>46</text:p>
          </table:table-cell>
          <table:table-cell office:value-type="string">
            <text:p><text:s/>scale</text:p>
          </table:table-cell>
          <table:table-cell office:value-type="float" office:value="0.4">
            <text:p>0.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6.004">
            <text:p>916.004</text:p>
          </table:table-cell>
          <table:table-cell office:value-type="string">
            <text:p><text:s/>prev_avg</text:p>
          </table:table-cell>
          <table:table-cell office:value-type="float" office:value="920.649">
            <text:p>920.649</text:p>
          </table:table-cell>
          <table:table-cell office:value-type="string">
            <text:p><text:s/>max</text:p>
          </table:table-cell>
          <table:table-cell office:value-type="float" office:value="456.075">
            <text:p>456.075</text:p>
          </table:table-cell>
          <table:table-cell office:value-type="string">
            <text:p><text:s/>imax</text:p>
          </table:table-cell>
          <table:table-cell office:value-type="float" office:value="46">
            <text:p>46</text:p>
          </table:table-cell>
          <table:table-cell office:value-type="string">
            <text:p><text:s/>scale</text:p>
          </table:table-cell>
          <table:table-cell office:value-type="float" office:value="0.373">
            <text:p>0.3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0.742">
            <text:p>910.742</text:p>
          </table:table-cell>
          <table:table-cell office:value-type="string">
            <text:p><text:s/>prev_avg</text:p>
          </table:table-cell>
          <table:table-cell office:value-type="float" office:value="916.004">
            <text:p>916.004</text:p>
          </table:table-cell>
          <table:table-cell office:value-type="string">
            <text:p><text:s/>max</text:p>
          </table:table-cell>
          <table:table-cell office:value-type="float" office:value="389.798">
            <text:p>389.798</text:p>
          </table:table-cell>
          <table:table-cell office:value-type="string">
            <text:p><text:s/>imax</text:p>
          </table:table-cell>
          <table:table-cell office:value-type="float" office:value="46">
            <text:p>46</text:p>
          </table:table-cell>
          <table:table-cell office:value-type="string">
            <text:p><text:s/>scale</text:p>
          </table:table-cell>
          <table:table-cell office:value-type="float" office:value="0.321">
            <text:p>0.32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5.698">
            <text:p>905.698</text:p>
          </table:table-cell>
          <table:table-cell office:value-type="string">
            <text:p><text:s/>prev_avg</text:p>
          </table:table-cell>
          <table:table-cell office:value-type="float" office:value="910.742">
            <text:p>910.742</text:p>
          </table:table-cell>
          <table:table-cell office:value-type="string">
            <text:p><text:s/>max</text:p>
          </table:table-cell>
          <table:table-cell office:value-type="float" office:value="406.394">
            <text:p>406.394</text:p>
          </table:table-cell>
          <table:table-cell office:value-type="string">
            <text:p><text:s/>imax</text:p>
          </table:table-cell>
          <table:table-cell office:value-type="float" office:value="47">
            <text:p>47</text:p>
          </table:table-cell>
          <table:table-cell office:value-type="string">
            <text:p><text:s/>scale</text:p>
          </table:table-cell>
          <table:table-cell office:value-type="float" office:value="0.337">
            <text:p>0.3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1.446">
            <text:p>901.446</text:p>
          </table:table-cell>
          <table:table-cell office:value-type="string">
            <text:p><text:s/>prev_avg</text:p>
          </table:table-cell>
          <table:table-cell office:value-type="float" office:value="905.698">
            <text:p>905.698</text:p>
          </table:table-cell>
          <table:table-cell office:value-type="string">
            <text:p><text:s/>max</text:p>
          </table:table-cell>
          <table:table-cell office:value-type="float" office:value="480.446">
            <text:p>480.446</text:p>
          </table:table-cell>
          <table:table-cell office:value-type="string">
            <text:p><text:s/>imax</text:p>
          </table:table-cell>
          <table:table-cell office:value-type="float" office:value="47">
            <text:p>47</text:p>
          </table:table-cell>
          <table:table-cell office:value-type="string">
            <text:p><text:s/>scale</text:p>
          </table:table-cell>
          <table:table-cell office:value-type="float" office:value="0.4">
            <text:p>0.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7.922">
            <text:p>897.922</text:p>
          </table:table-cell>
          <table:table-cell office:value-type="string">
            <text:p><text:s/>prev_avg</text:p>
          </table:table-cell>
          <table:table-cell office:value-type="float" office:value="901.446">
            <text:p>901.446</text:p>
          </table:table-cell>
          <table:table-cell office:value-type="string">
            <text:p><text:s/>max</text:p>
          </table:table-cell>
          <table:table-cell office:value-type="float" office:value="549.104">
            <text:p>549.104</text:p>
          </table:table-cell>
          <table:table-cell office:value-type="string">
            <text:p><text:s/>imax</text:p>
          </table:table-cell>
          <table:table-cell office:value-type="float" office:value="47">
            <text:p>47</text:p>
          </table:table-cell>
          <table:table-cell office:value-type="string">
            <text:p><text:s/>scale</text:p>
          </table:table-cell>
          <table:table-cell office:value-type="float" office:value="0.459">
            <text:p>0.4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4.553">
            <text:p>894.553</text:p>
          </table:table-cell>
          <table:table-cell office:value-type="string">
            <text:p><text:s/>prev_avg</text:p>
          </table:table-cell>
          <table:table-cell office:value-type="float" office:value="897.922">
            <text:p>897.922</text:p>
          </table:table-cell>
          <table:table-cell office:value-type="string">
            <text:p><text:s/>max</text:p>
          </table:table-cell>
          <table:table-cell office:value-type="float" office:value="560.973">
            <text:p>560.973</text:p>
          </table:table-cell>
          <table:table-cell office:value-type="string">
            <text:p><text:s/>imax</text:p>
          </table:table-cell>
          <table:table-cell office:value-type="float" office:value="47">
            <text:p>47</text:p>
          </table:table-cell>
          <table:table-cell office:value-type="string">
            <text:p><text:s/>scale</text:p>
          </table:table-cell>
          <table:table-cell office:value-type="float" office:value="0.47">
            <text:p>0.4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1.261">
            <text:p>891.261</text:p>
          </table:table-cell>
          <table:table-cell office:value-type="string">
            <text:p><text:s/>prev_avg</text:p>
          </table:table-cell>
          <table:table-cell office:value-type="float" office:value="894.553">
            <text:p>894.553</text:p>
          </table:table-cell>
          <table:table-cell office:value-type="string">
            <text:p><text:s/>max</text:p>
          </table:table-cell>
          <table:table-cell office:value-type="float" office:value="565.408">
            <text:p>565.408</text:p>
          </table:table-cell>
          <table:table-cell office:value-type="string">
            <text:p><text:s/>imax</text:p>
          </table:table-cell>
          <table:table-cell office:value-type="float" office:value="48">
            <text:p>48</text:p>
          </table:table-cell>
          <table:table-cell office:value-type="string">
            <text:p><text:s/>scale</text:p>
          </table:table-cell>
          <table:table-cell office:value-type="float" office:value="0.476">
            <text:p>0.47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9.119">
            <text:p>889.119</text:p>
          </table:table-cell>
          <table:table-cell office:value-type="string">
            <text:p><text:s/>prev_avg</text:p>
          </table:table-cell>
          <table:table-cell office:value-type="float" office:value="891.261">
            <text:p>891.261</text:p>
          </table:table-cell>
          <table:table-cell office:value-type="string">
            <text:p><text:s/>max</text:p>
          </table:table-cell>
          <table:table-cell office:value-type="float" office:value="677.094">
            <text:p>677.094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571">
            <text:p>0.5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7.079">
            <text:p>887.079</text:p>
          </table:table-cell>
          <table:table-cell office:value-type="string">
            <text:p><text:s/>prev_avg</text:p>
          </table:table-cell>
          <table:table-cell office:value-type="float" office:value="889.119">
            <text:p>889.119</text:p>
          </table:table-cell>
          <table:table-cell office:value-type="string">
            <text:p><text:s/>max</text:p>
          </table:table-cell>
          <table:table-cell office:value-type="float" office:value="685.08">
            <text:p>685.08</text:p>
          </table:table-cell>
          <table:table-cell office:value-type="string">
            <text:p><text:s/>imax</text:p>
          </table:table-cell>
          <table:table-cell office:value-type="float" office:value="48">
            <text:p>48</text:p>
          </table:table-cell>
          <table:table-cell office:value-type="string">
            <text:p><text:s/>scale</text:p>
          </table:table-cell>
          <table:table-cell office:value-type="float" office:value="0.579">
            <text:p>0.5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7.592">
            <text:p>887.592</text:p>
          </table:table-cell>
          <table:table-cell office:value-type="string">
            <text:p><text:s/>prev_avg</text:p>
          </table:table-cell>
          <table:table-cell office:value-type="float" office:value="887.079">
            <text:p>887.079</text:p>
          </table:table-cell>
          <table:table-cell office:value-type="string">
            <text:p><text:s/>max</text:p>
          </table:table-cell>
          <table:table-cell office:value-type="float" office:value="938.419">
            <text:p>938.419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793">
            <text:p>0.79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4.702">
            <text:p>884.702</text:p>
          </table:table-cell>
          <table:table-cell office:value-type="string">
            <text:p><text:s/>prev_avg</text:p>
          </table:table-cell>
          <table:table-cell office:value-type="float" office:value="887.592">
            <text:p>887.592</text:p>
          </table:table-cell>
          <table:table-cell office:value-type="string">
            <text:p><text:s/>max</text:p>
          </table:table-cell>
          <table:table-cell office:value-type="float" office:value="598.555">
            <text:p>598.555</text:p>
          </table:table-cell>
          <table:table-cell office:value-type="string">
            <text:p><text:s/>imax</text:p>
          </table:table-cell>
          <table:table-cell office:value-type="float" office:value="48">
            <text:p>48</text:p>
          </table:table-cell>
          <table:table-cell office:value-type="string">
            <text:p><text:s/>scale</text:p>
          </table:table-cell>
          <table:table-cell office:value-type="float" office:value="0.507">
            <text:p>0.5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2.938">
            <text:p>882.938</text:p>
          </table:table-cell>
          <table:table-cell office:value-type="string">
            <text:p><text:s/>prev_avg</text:p>
          </table:table-cell>
          <table:table-cell office:value-type="float" office:value="884.702">
            <text:p>884.702</text:p>
          </table:table-cell>
          <table:table-cell office:value-type="string">
            <text:p><text:s/>max</text:p>
          </table:table-cell>
          <table:table-cell office:value-type="float" office:value="708.27">
            <text:p>708.27</text:p>
          </table:table-cell>
          <table:table-cell office:value-type="string">
            <text:p><text:s/>imax</text:p>
          </table:table-cell>
          <table:table-cell office:value-type="float" office:value="49">
            <text:p>49</text:p>
          </table:table-cell>
          <table:table-cell office:value-type="string">
            <text:p><text:s/>scale</text:p>
          </table:table-cell>
          <table:table-cell office:value-type="float" office:value="0.602">
            <text:p>0.60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1.708">
            <text:p>881.708</text:p>
          </table:table-cell>
          <table:table-cell office:value-type="string">
            <text:p><text:s/>prev_avg</text:p>
          </table:table-cell>
          <table:table-cell office:value-type="float" office:value="882.938">
            <text:p>882.938</text:p>
          </table:table-cell>
          <table:table-cell office:value-type="string">
            <text:p><text:s/>max</text:p>
          </table:table-cell>
          <table:table-cell office:value-type="float" office:value="759.963">
            <text:p>759.963</text:p>
          </table:table-cell>
          <table:table-cell office:value-type="string">
            <text:p><text:s/>imax</text:p>
          </table:table-cell>
          <table:table-cell office:value-type="float" office:value="49">
            <text:p>49</text:p>
          </table:table-cell>
          <table:table-cell office:value-type="string">
            <text:p><text:s/>scale</text:p>
          </table:table-cell>
          <table:table-cell office:value-type="float" office:value="0.646">
            <text:p>0.6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9.376">
            <text:p>879.376</text:p>
          </table:table-cell>
          <table:table-cell office:value-type="string">
            <text:p><text:s/>prev_avg</text:p>
          </table:table-cell>
          <table:table-cell office:value-type="float" office:value="881.708">
            <text:p>881.708</text:p>
          </table:table-cell>
          <table:table-cell office:value-type="string">
            <text:p><text:s/>max</text:p>
          </table:table-cell>
          <table:table-cell office:value-type="float" office:value="648.516">
            <text:p>648.516</text:p>
          </table:table-cell>
          <table:table-cell office:value-type="string">
            <text:p><text:s/>imax</text:p>
          </table:table-cell>
          <table:table-cell office:value-type="float" office:value="49">
            <text:p>49</text:p>
          </table:table-cell>
          <table:table-cell office:value-type="string">
            <text:p><text:s/>scale</text:p>
          </table:table-cell>
          <table:table-cell office:value-type="float" office:value="0.553">
            <text:p>0.55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5.916">
            <text:p>875.916</text:p>
          </table:table-cell>
          <table:table-cell office:value-type="string">
            <text:p><text:s/>prev_avg</text:p>
          </table:table-cell>
          <table:table-cell office:value-type="float" office:value="879.376">
            <text:p>879.376</text:p>
          </table:table-cell>
          <table:table-cell office:value-type="string">
            <text:p><text:s/>max</text:p>
          </table:table-cell>
          <table:table-cell office:value-type="float" office:value="533.394">
            <text:p>533.394</text:p>
          </table:table-cell>
          <table:table-cell office:value-type="string">
            <text:p><text:s/>imax</text:p>
          </table:table-cell>
          <table:table-cell office:value-type="float" office:value="49">
            <text:p>49</text:p>
          </table:table-cell>
          <table:table-cell office:value-type="string">
            <text:p><text:s/>scale</text:p>
          </table:table-cell>
          <table:table-cell office:value-type="float" office:value="0.457">
            <text:p>0.45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2.514">
            <text:p>872.514</text:p>
          </table:table-cell>
          <table:table-cell office:value-type="string">
            <text:p><text:s/>prev_avg</text:p>
          </table:table-cell>
          <table:table-cell office:value-type="float" office:value="875.916">
            <text:p>875.916</text:p>
          </table:table-cell>
          <table:table-cell office:value-type="string">
            <text:p><text:s/>max</text:p>
          </table:table-cell>
          <table:table-cell office:value-type="float" office:value="535.715">
            <text:p>535.715</text:p>
          </table:table-cell>
          <table:table-cell office:value-type="string">
            <text:p><text:s/>imax</text:p>
          </table:table-cell>
          <table:table-cell office:value-type="float" office:value="50">
            <text:p>50</text:p>
          </table:table-cell>
          <table:table-cell office:value-type="string">
            <text:p><text:s/>scale</text:p>
          </table:table-cell>
          <table:table-cell office:value-type="float" office:value="0.46">
            <text:p>0.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1.269">
            <text:p>871.269</text:p>
          </table:table-cell>
          <table:table-cell office:value-type="string">
            <text:p><text:s/>prev_avg</text:p>
          </table:table-cell>
          <table:table-cell office:value-type="float" office:value="872.514">
            <text:p>872.514</text:p>
          </table:table-cell>
          <table:table-cell office:value-type="string">
            <text:p><text:s/>max</text:p>
          </table:table-cell>
          <table:table-cell office:value-type="float" office:value="748.028">
            <text:p>748.028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44">
            <text:p>0.6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8.271">
            <text:p>868.271</text:p>
          </table:table-cell>
          <table:table-cell office:value-type="string">
            <text:p><text:s/>prev_avg</text:p>
          </table:table-cell>
          <table:table-cell office:value-type="float" office:value="871.269">
            <text:p>871.269</text:p>
          </table:table-cell>
          <table:table-cell office:value-type="string">
            <text:p><text:s/>max</text:p>
          </table:table-cell>
          <table:table-cell office:value-type="float" office:value="571.419">
            <text:p>571.419</text:p>
          </table:table-cell>
          <table:table-cell office:value-type="string">
            <text:p><text:s/>imax</text:p>
          </table:table-cell>
          <table:table-cell office:value-type="float" office:value="50">
            <text:p>50</text:p>
          </table:table-cell>
          <table:table-cell office:value-type="string">
            <text:p><text:s/>scale</text:p>
          </table:table-cell>
          <table:table-cell office:value-type="float" office:value="0.494">
            <text:p>0.4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7.634">
            <text:p>867.634</text:p>
          </table:table-cell>
          <table:table-cell office:value-type="string">
            <text:p><text:s/>prev_avg</text:p>
          </table:table-cell>
          <table:table-cell office:value-type="float" office:value="868.271">
            <text:p>868.271</text:p>
          </table:table-cell>
          <table:table-cell office:value-type="string">
            <text:p><text:s/>max</text:p>
          </table:table-cell>
          <table:table-cell office:value-type="float" office:value="804.6">
            <text:p>804.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696">
            <text:p>0.69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3.646">
            <text:p>863.646</text:p>
          </table:table-cell>
          <table:table-cell office:value-type="string">
            <text:p><text:s/>prev_avg</text:p>
          </table:table-cell>
          <table:table-cell office:value-type="float" office:value="867.634">
            <text:p>867.634</text:p>
          </table:table-cell>
          <table:table-cell office:value-type="string">
            <text:p><text:s/>max</text:p>
          </table:table-cell>
          <table:table-cell office:value-type="float" office:value="468.771">
            <text:p>468.771</text:p>
          </table:table-cell>
          <table:table-cell office:value-type="string">
            <text:p><text:s/>imax</text:p>
          </table:table-cell>
          <table:table-cell office:value-type="float" office:value="51">
            <text:p>51</text:p>
          </table:table-cell>
          <table:table-cell office:value-type="string">
            <text:p><text:s/>scale</text:p>
          </table:table-cell>
          <table:table-cell office:value-type="float" office:value="0.407">
            <text:p>0.4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2.508">
            <text:p>862.508</text:p>
          </table:table-cell>
          <table:table-cell office:value-type="string">
            <text:p><text:s/>prev_avg</text:p>
          </table:table-cell>
          <table:table-cell office:value-type="float" office:value="863.646">
            <text:p>863.646</text:p>
          </table:table-cell>
          <table:table-cell office:value-type="string">
            <text:p><text:s/>max</text:p>
          </table:table-cell>
          <table:table-cell office:value-type="float" office:value="749.856">
            <text:p>749.85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652">
            <text:p>0.6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7.892">
            <text:p>857.892</text:p>
          </table:table-cell>
          <table:table-cell office:value-type="string">
            <text:p><text:s/>prev_avg</text:p>
          </table:table-cell>
          <table:table-cell office:value-type="float" office:value="862.508">
            <text:p>862.508</text:p>
          </table:table-cell>
          <table:table-cell office:value-type="string">
            <text:p><text:s/>max</text:p>
          </table:table-cell>
          <table:table-cell office:value-type="float" office:value="400.965">
            <text:p>400.965</text:p>
          </table:table-cell>
          <table:table-cell office:value-type="string">
            <text:p><text:s/>imax</text:p>
          </table:table-cell>
          <table:table-cell office:value-type="float" office:value="51">
            <text:p>51</text:p>
          </table:table-cell>
          <table:table-cell office:value-type="string">
            <text:p><text:s/>scale</text:p>
          </table:table-cell>
          <table:table-cell office:value-type="float" office:value="0.351">
            <text:p>0.3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1.011">
            <text:p>881.011</text:p>
          </table:table-cell>
          <table:table-cell office:value-type="string">
            <text:p><text:s/>prev_avg</text:p>
          </table:table-cell>
          <table:table-cell office:value-type="float" office:value="857.892">
            <text:p>857.892</text:p>
          </table:table-cell>
          <table:table-cell office:value-type="string">
            <text:p><text:s/>max</text:p>
          </table:table-cell>
          <table:table-cell office:value-type="float" office:value="3169.794">
            <text:p>3169.794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2.698">
            <text:p>2.6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5.881">
            <text:p>875.881</text:p>
          </table:table-cell>
          <table:table-cell office:value-type="string">
            <text:p><text:s/>prev_avg</text:p>
          </table:table-cell>
          <table:table-cell office:value-type="float" office:value="881.011">
            <text:p>881.011</text:p>
          </table:table-cell>
          <table:table-cell office:value-type="string">
            <text:p><text:s/>max</text:p>
          </table:table-cell>
          <table:table-cell office:value-type="float" office:value="367.981">
            <text:p>367.981</text:p>
          </table:table-cell>
          <table:table-cell office:value-type="string">
            <text:p><text:s/>imax</text:p>
          </table:table-cell>
          <table:table-cell office:value-type="float" office:value="52">
            <text:p>52</text:p>
          </table:table-cell>
          <table:table-cell office:value-type="string">
            <text:p><text:s/>scale</text:p>
          </table:table-cell>
          <table:table-cell office:value-type="float" office:value="0.315">
            <text:p>0.31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3.709">
            <text:p>873.709</text:p>
          </table:table-cell>
          <table:table-cell office:value-type="string">
            <text:p><text:s/>prev_avg</text:p>
          </table:table-cell>
          <table:table-cell office:value-type="float" office:value="875.881">
            <text:p>875.881</text:p>
          </table:table-cell>
          <table:table-cell office:value-type="string">
            <text:p><text:s/>max</text:p>
          </table:table-cell>
          <table:table-cell office:value-type="float" office:value="658.709">
            <text:p>658.709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565">
            <text:p>0.56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3.359">
            <text:p>873.359</text:p>
          </table:table-cell>
          <table:table-cell office:value-type="string">
            <text:p><text:s/>prev_avg</text:p>
          </table:table-cell>
          <table:table-cell office:value-type="float" office:value="873.709">
            <text:p>873.709</text:p>
          </table:table-cell>
          <table:table-cell office:value-type="string">
            <text:p><text:s/>max</text:p>
          </table:table-cell>
          <table:table-cell office:value-type="float" office:value="838.654">
            <text:p>838.65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72">
            <text:p>0.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2.227">
            <text:p>872.227</text:p>
          </table:table-cell>
          <table:table-cell office:value-type="string">
            <text:p><text:s/>prev_avg</text:p>
          </table:table-cell>
          <table:table-cell office:value-type="float" office:value="873.359">
            <text:p>873.359</text:p>
          </table:table-cell>
          <table:table-cell office:value-type="string">
            <text:p><text:s/>max</text:p>
          </table:table-cell>
          <table:table-cell office:value-type="float" office:value="760.207">
            <text:p>760.20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54">
            <text:p>0.6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6.948">
            <text:p>866.948</text:p>
          </table:table-cell>
          <table:table-cell office:value-type="string">
            <text:p><text:s/>prev_avg</text:p>
          </table:table-cell>
          <table:table-cell office:value-type="float" office:value="872.227">
            <text:p>872.227</text:p>
          </table:table-cell>
          <table:table-cell office:value-type="string">
            <text:p><text:s/>max</text:p>
          </table:table-cell>
          <table:table-cell office:value-type="float" office:value="344.343">
            <text:p>344.343</text:p>
          </table:table-cell>
          <table:table-cell office:value-type="string">
            <text:p><text:s/>imax</text:p>
          </table:table-cell>
          <table:table-cell office:value-type="float" office:value="52">
            <text:p>52</text:p>
          </table:table-cell>
          <table:table-cell office:value-type="string">
            <text:p><text:s/>scale</text:p>
          </table:table-cell>
          <table:table-cell office:value-type="float" office:value="0.298">
            <text:p>0.2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2.18">
            <text:p>862.18</text:p>
          </table:table-cell>
          <table:table-cell office:value-type="string">
            <text:p><text:s/>prev_avg</text:p>
          </table:table-cell>
          <table:table-cell office:value-type="float" office:value="866.948">
            <text:p>866.948</text:p>
          </table:table-cell>
          <table:table-cell office:value-type="string">
            <text:p><text:s/>max</text:p>
          </table:table-cell>
          <table:table-cell office:value-type="float" office:value="390.097">
            <text:p>390.097</text:p>
          </table:table-cell>
          <table:table-cell office:value-type="string">
            <text:p><text:s/>imax</text:p>
          </table:table-cell>
          <table:table-cell office:value-type="float" office:value="53">
            <text:p>53</text:p>
          </table:table-cell>
          <table:table-cell office:value-type="string">
            <text:p><text:s/>scale</text:p>
          </table:table-cell>
          <table:table-cell office:value-type="float" office:value="0.339">
            <text:p>0.33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8.497">
            <text:p>858.497</text:p>
          </table:table-cell>
          <table:table-cell office:value-type="string">
            <text:p><text:s/>prev_avg</text:p>
          </table:table-cell>
          <table:table-cell office:value-type="float" office:value="862.18">
            <text:p>862.18</text:p>
          </table:table-cell>
          <table:table-cell office:value-type="string">
            <text:p><text:s/>max</text:p>
          </table:table-cell>
          <table:table-cell office:value-type="float" office:value="493.941">
            <text:p>493.94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432">
            <text:p>0.4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5.157">
            <text:p>865.157</text:p>
          </table:table-cell>
          <table:table-cell office:value-type="string">
            <text:p><text:s/>prev_avg</text:p>
          </table:table-cell>
          <table:table-cell office:value-type="float" office:value="858.497">
            <text:p>858.497</text:p>
          </table:table-cell>
          <table:table-cell office:value-type="string">
            <text:p><text:s/>max</text:p>
          </table:table-cell>
          <table:table-cell office:value-type="float" office:value="1524.429">
            <text:p>1524.429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322">
            <text:p>1.32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8.793">
            <text:p>858.793</text:p>
          </table:table-cell>
          <table:table-cell office:value-type="string">
            <text:p><text:s/>prev_avg</text:p>
          </table:table-cell>
          <table:table-cell office:value-type="float" office:value="865.157">
            <text:p>865.157</text:p>
          </table:table-cell>
          <table:table-cell office:value-type="string">
            <text:p><text:s/>max</text:p>
          </table:table-cell>
          <table:table-cell office:value-type="float" office:value="228.824">
            <text:p>228.824</text:p>
          </table:table-cell>
          <table:table-cell office:value-type="string">
            <text:p><text:s/>imax</text:p>
          </table:table-cell>
          <table:table-cell office:value-type="float" office:value="53">
            <text:p>53</text:p>
          </table:table-cell>
          <table:table-cell office:value-type="string">
            <text:p><text:s/>scale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1.504">
            <text:p>861.504</text:p>
          </table:table-cell>
          <table:table-cell office:value-type="string">
            <text:p><text:s/>prev_avg</text:p>
          </table:table-cell>
          <table:table-cell office:value-type="float" office:value="858.793">
            <text:p>858.793</text:p>
          </table:table-cell>
          <table:table-cell office:value-type="string">
            <text:p><text:s/>max</text:p>
          </table:table-cell>
          <table:table-cell office:value-type="float" office:value="1129.874">
            <text:p>1129.874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984">
            <text:p>0.98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7.116">
            <text:p>857.116</text:p>
          </table:table-cell>
          <table:table-cell office:value-type="string">
            <text:p><text:s/>prev_avg</text:p>
          </table:table-cell>
          <table:table-cell office:value-type="float" office:value="861.504">
            <text:p>861.504</text:p>
          </table:table-cell>
          <table:table-cell office:value-type="string">
            <text:p><text:s/>max</text:p>
          </table:table-cell>
          <table:table-cell office:value-type="float" office:value="422.722">
            <text:p>422.722</text:p>
          </table:table-cell>
          <table:table-cell office:value-type="string">
            <text:p><text:s/>imax</text:p>
          </table:table-cell>
          <table:table-cell office:value-type="float" office:value="54">
            <text:p>54</text:p>
          </table:table-cell>
          <table:table-cell office:value-type="string">
            <text:p><text:s/>scale</text:p>
          </table:table-cell>
          <table:table-cell office:value-type="float" office:value="0.37">
            <text:p>0.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5.067">
            <text:p>855.067</text:p>
          </table:table-cell>
          <table:table-cell office:value-type="string">
            <text:p><text:s/>prev_avg</text:p>
          </table:table-cell>
          <table:table-cell office:value-type="float" office:value="857.116">
            <text:p>857.116</text:p>
          </table:table-cell>
          <table:table-cell office:value-type="string">
            <text:p><text:s/>max</text:p>
          </table:table-cell>
          <table:table-cell office:value-type="float" office:value="652.166">
            <text:p>652.166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572">
            <text:p>0.5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1.384">
            <text:p>851.384</text:p>
          </table:table-cell>
          <table:table-cell office:value-type="string">
            <text:p><text:s/>prev_avg</text:p>
          </table:table-cell>
          <table:table-cell office:value-type="float" office:value="855.067">
            <text:p>855.067</text:p>
          </table:table-cell>
          <table:table-cell office:value-type="string">
            <text:p><text:s/>max</text:p>
          </table:table-cell>
          <table:table-cell office:value-type="float" office:value="486.77">
            <text:p>486.7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29">
            <text:p>0.4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5.422">
            <text:p>845.422</text:p>
          </table:table-cell>
          <table:table-cell office:value-type="string">
            <text:p><text:s/>prev_avg</text:p>
          </table:table-cell>
          <table:table-cell office:value-type="float" office:value="851.384">
            <text:p>851.384</text:p>
          </table:table-cell>
          <table:table-cell office:value-type="string">
            <text:p><text:s/>max</text:p>
          </table:table-cell>
          <table:table-cell office:value-type="float" office:value="255.235">
            <text:p>255.235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26">
            <text:p>0.2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9.626">
            <text:p>839.626</text:p>
          </table:table-cell>
          <table:table-cell office:value-type="string">
            <text:p><text:s/>prev_avg</text:p>
          </table:table-cell>
          <table:table-cell office:value-type="float" office:value="845.422">
            <text:p>845.422</text:p>
          </table:table-cell>
          <table:table-cell office:value-type="string">
            <text:p><text:s/>max</text:p>
          </table:table-cell>
          <table:table-cell office:value-type="float" office:value="265.732">
            <text:p>265.732</text:p>
          </table:table-cell>
          <table:table-cell office:value-type="string">
            <text:p><text:s/>imax</text:p>
          </table:table-cell>
          <table:table-cell office:value-type="float" office:value="55">
            <text:p>55</text:p>
          </table:table-cell>
          <table:table-cell office:value-type="string">
            <text:p><text:s/>scale</text:p>
          </table:table-cell>
          <table:table-cell office:value-type="float" office:value="0.237">
            <text:p>0.2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1.711">
            <text:p>841.711</text:p>
          </table:table-cell>
          <table:table-cell office:value-type="string">
            <text:p><text:s/>prev_avg</text:p>
          </table:table-cell>
          <table:table-cell office:value-type="float" office:value="839.626">
            <text:p>839.626</text:p>
          </table:table-cell>
          <table:table-cell office:value-type="string">
            <text:p><text:s/>max</text:p>
          </table:table-cell>
          <table:table-cell office:value-type="float" office:value="1048.13">
            <text:p>1048.13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934">
            <text:p>0.93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6.964">
            <text:p>836.964</text:p>
          </table:table-cell>
          <table:table-cell office:value-type="string">
            <text:p><text:s/>prev_avg</text:p>
          </table:table-cell>
          <table:table-cell office:value-type="float" office:value="841.711">
            <text:p>841.711</text:p>
          </table:table-cell>
          <table:table-cell office:value-type="string">
            <text:p><text:s/>max</text:p>
          </table:table-cell>
          <table:table-cell office:value-type="float" office:value="367.064">
            <text:p>367.064</text:p>
          </table:table-cell>
          <table:table-cell office:value-type="string">
            <text:p><text:s/>imax</text:p>
          </table:table-cell>
          <table:table-cell office:value-type="float" office:value="55">
            <text:p>55</text:p>
          </table:table-cell>
          <table:table-cell office:value-type="string">
            <text:p><text:s/>scale</text:p>
          </table:table-cell>
          <table:table-cell office:value-type="float" office:value="0.329">
            <text:p>0.3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1.877">
            <text:p>831.877</text:p>
          </table:table-cell>
          <table:table-cell office:value-type="string">
            <text:p><text:s/>prev_avg</text:p>
          </table:table-cell>
          <table:table-cell office:value-type="float" office:value="836.964">
            <text:p>836.964</text:p>
          </table:table-cell>
          <table:table-cell office:value-type="string">
            <text:p><text:s/>max</text:p>
          </table:table-cell>
          <table:table-cell office:value-type="float" office:value="328.26">
            <text:p>328.26</text:p>
          </table:table-cell>
          <table:table-cell office:value-type="string">
            <text:p><text:s/>imax</text:p>
          </table:table-cell>
          <table:table-cell office:value-type="float" office:value="55">
            <text:p>55</text:p>
          </table:table-cell>
          <table:table-cell office:value-type="string">
            <text:p><text:s/>scale</text:p>
          </table:table-cell>
          <table:table-cell office:value-type="float" office:value="0.296">
            <text:p>0.29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7.622">
            <text:p>827.622</text:p>
          </table:table-cell>
          <table:table-cell office:value-type="string">
            <text:p><text:s/>prev_avg</text:p>
          </table:table-cell>
          <table:table-cell office:value-type="float" office:value="831.877">
            <text:p>831.877</text:p>
          </table:table-cell>
          <table:table-cell office:value-type="string">
            <text:p><text:s/>max</text:p>
          </table:table-cell>
          <table:table-cell office:value-type="float" office:value="406.365">
            <text:p>406.365</text:p>
          </table:table-cell>
          <table:table-cell office:value-type="string">
            <text:p><text:s/>imax</text:p>
          </table:table-cell>
          <table:table-cell office:value-type="float" office:value="56">
            <text:p>56</text:p>
          </table:table-cell>
          <table:table-cell office:value-type="string">
            <text:p><text:s/>scale</text:p>
          </table:table-cell>
          <table:table-cell office:value-type="float" office:value="0.368">
            <text:p>0.36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4.477">
            <text:p>824.477</text:p>
          </table:table-cell>
          <table:table-cell office:value-type="string">
            <text:p><text:s/>prev_avg</text:p>
          </table:table-cell>
          <table:table-cell office:value-type="float" office:value="827.622">
            <text:p>827.622</text:p>
          </table:table-cell>
          <table:table-cell office:value-type="string">
            <text:p><text:s/>max</text:p>
          </table:table-cell>
          <table:table-cell office:value-type="float" office:value="513.141">
            <text:p>513.141</text:p>
          </table:table-cell>
          <table:table-cell office:value-type="string">
            <text:p><text:s/>imax</text:p>
          </table:table-cell>
          <table:table-cell office:value-type="float" office:value="56">
            <text:p>56</text:p>
          </table:table-cell>
          <table:table-cell office:value-type="string">
            <text:p><text:s/>scale</text:p>
          </table:table-cell>
          <table:table-cell office:value-type="float" office:value="0.467">
            <text:p>0.4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1.737">
            <text:p>821.737</text:p>
          </table:table-cell>
          <table:table-cell office:value-type="string">
            <text:p><text:s/>prev_avg</text:p>
          </table:table-cell>
          <table:table-cell office:value-type="float" office:value="824.477">
            <text:p>824.477</text:p>
          </table:table-cell>
          <table:table-cell office:value-type="string">
            <text:p><text:s/>max</text:p>
          </table:table-cell>
          <table:table-cell office:value-type="float" office:value="550.431">
            <text:p>550.431</text:p>
          </table:table-cell>
          <table:table-cell office:value-type="string">
            <text:p><text:s/>imax</text:p>
          </table:table-cell>
          <table:table-cell office:value-type="float" office:value="56">
            <text:p>56</text:p>
          </table:table-cell>
          <table:table-cell office:value-type="string">
            <text:p><text:s/>scale</text:p>
          </table:table-cell>
          <table:table-cell office:value-type="float" office:value="0.502">
            <text:p>0.50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8.818">
            <text:p>818.818</text:p>
          </table:table-cell>
          <table:table-cell office:value-type="string">
            <text:p><text:s/>prev_avg</text:p>
          </table:table-cell>
          <table:table-cell office:value-type="float" office:value="821.737">
            <text:p>821.737</text:p>
          </table:table-cell>
          <table:table-cell office:value-type="string">
            <text:p><text:s/>max</text:p>
          </table:table-cell>
          <table:table-cell office:value-type="float" office:value="529.905">
            <text:p>529.905</text:p>
          </table:table-cell>
          <table:table-cell office:value-type="string">
            <text:p><text:s/>imax</text:p>
          </table:table-cell>
          <table:table-cell office:value-type="float" office:value="56">
            <text:p>56</text:p>
          </table:table-cell>
          <table:table-cell office:value-type="string">
            <text:p><text:s/>scale</text:p>
          </table:table-cell>
          <table:table-cell office:value-type="float" office:value="0.485">
            <text:p>0.4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5.87">
            <text:p>815.87</text:p>
          </table:table-cell>
          <table:table-cell office:value-type="string">
            <text:p><text:s/>prev_avg</text:p>
          </table:table-cell>
          <table:table-cell office:value-type="float" office:value="818.818">
            <text:p>818.818</text:p>
          </table:table-cell>
          <table:table-cell office:value-type="string">
            <text:p><text:s/>max</text:p>
          </table:table-cell>
          <table:table-cell office:value-type="float" office:value="524.018">
            <text:p>524.018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82">
            <text:p>0.48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6.551">
            <text:p>816.551</text:p>
          </table:table-cell>
          <table:table-cell office:value-type="string">
            <text:p><text:s/>prev_avg</text:p>
          </table:table-cell>
          <table:table-cell office:value-type="float" office:value="815.87">
            <text:p>815.87</text:p>
          </table:table-cell>
          <table:table-cell office:value-type="string">
            <text:p><text:s/>max</text:p>
          </table:table-cell>
          <table:table-cell office:value-type="float" office:value="883.911">
            <text:p>883.911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812">
            <text:p>0.81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2.934">
            <text:p>812.934</text:p>
          </table:table-cell>
          <table:table-cell office:value-type="string">
            <text:p><text:s/>prev_avg</text:p>
          </table:table-cell>
          <table:table-cell office:value-type="float" office:value="816.551">
            <text:p>816.551</text:p>
          </table:table-cell>
          <table:table-cell office:value-type="string">
            <text:p><text:s/>max</text:p>
          </table:table-cell>
          <table:table-cell office:value-type="float" office:value="454.875">
            <text:p>454.875</text:p>
          </table:table-cell>
          <table:table-cell office:value-type="string">
            <text:p><text:s/>imax</text:p>
          </table:table-cell>
          <table:table-cell office:value-type="float" office:value="57">
            <text:p>57</text:p>
          </table:table-cell>
          <table:table-cell office:value-type="string">
            <text:p><text:s/>scale</text:p>
          </table:table-cell>
          <table:table-cell office:value-type="float" office:value="0.42">
            <text:p>0.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9.922">
            <text:p>809.922</text:p>
          </table:table-cell>
          <table:table-cell office:value-type="string">
            <text:p><text:s/>prev_avg</text:p>
          </table:table-cell>
          <table:table-cell office:value-type="float" office:value="812.934">
            <text:p>812.934</text:p>
          </table:table-cell>
          <table:table-cell office:value-type="string">
            <text:p><text:s/>max</text:p>
          </table:table-cell>
          <table:table-cell office:value-type="float" office:value="511.779">
            <text:p>511.779</text:p>
          </table:table-cell>
          <table:table-cell office:value-type="string">
            <text:p><text:s/>imax</text:p>
          </table:table-cell>
          <table:table-cell office:value-type="float" office:value="57">
            <text:p>57</text:p>
          </table:table-cell>
          <table:table-cell office:value-type="string">
            <text:p><text:s/>scale</text:p>
          </table:table-cell>
          <table:table-cell office:value-type="float" office:value="0.474">
            <text:p>0.47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7.003">
            <text:p>807.003</text:p>
          </table:table-cell>
          <table:table-cell office:value-type="string">
            <text:p><text:s/>prev_avg</text:p>
          </table:table-cell>
          <table:table-cell office:value-type="float" office:value="809.922">
            <text:p>809.922</text:p>
          </table:table-cell>
          <table:table-cell office:value-type="string">
            <text:p><text:s/>max</text:p>
          </table:table-cell>
          <table:table-cell office:value-type="float" office:value="517.992">
            <text:p>517.99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481">
            <text:p>0.4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4.768">
            <text:p>804.768</text:p>
          </table:table-cell>
          <table:table-cell office:value-type="string">
            <text:p><text:s/>prev_avg</text:p>
          </table:table-cell>
          <table:table-cell office:value-type="float" office:value="807.003">
            <text:p>807.003</text:p>
          </table:table-cell>
          <table:table-cell office:value-type="string">
            <text:p><text:s/>max</text:p>
          </table:table-cell>
          <table:table-cell office:value-type="float" office:value="583.476">
            <text:p>583.476</text:p>
          </table:table-cell>
          <table:table-cell office:value-type="string">
            <text:p><text:s/>imax</text:p>
          </table:table-cell>
          <table:table-cell office:value-type="float" office:value="58">
            <text:p>58</text:p>
          </table:table-cell>
          <table:table-cell office:value-type="string">
            <text:p><text:s/>scale</text:p>
          </table:table-cell>
          <table:table-cell office:value-type="float" office:value="0.544">
            <text:p>0.5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3.209">
            <text:p>803.209</text:p>
          </table:table-cell>
          <table:table-cell office:value-type="string">
            <text:p><text:s/>prev_avg</text:p>
          </table:table-cell>
          <table:table-cell office:value-type="float" office:value="804.768">
            <text:p>804.768</text:p>
          </table:table-cell>
          <table:table-cell office:value-type="string">
            <text:p><text:s/>max</text:p>
          </table:table-cell>
          <table:table-cell office:value-type="float" office:value="648.863">
            <text:p>648.863</text:p>
          </table:table-cell>
          <table:table-cell office:value-type="string">
            <text:p><text:s/>imax</text:p>
          </table:table-cell>
          <table:table-cell office:value-type="float" office:value="58">
            <text:p>58</text:p>
          </table:table-cell>
          <table:table-cell office:value-type="string">
            <text:p><text:s/>scale</text:p>
          </table:table-cell>
          <table:table-cell office:value-type="float" office:value="0.606">
            <text:p>0.60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0.785">
            <text:p>800.785</text:p>
          </table:table-cell>
          <table:table-cell office:value-type="string">
            <text:p><text:s/>prev_avg</text:p>
          </table:table-cell>
          <table:table-cell office:value-type="float" office:value="803.209">
            <text:p>803.209</text:p>
          </table:table-cell>
          <table:table-cell office:value-type="string">
            <text:p><text:s/>max</text:p>
          </table:table-cell>
          <table:table-cell office:value-type="float" office:value="560.779">
            <text:p>560.779</text:p>
          </table:table-cell>
          <table:table-cell office:value-type="string">
            <text:p><text:s/>imax</text:p>
          </table:table-cell>
          <table:table-cell office:value-type="float" office:value="58">
            <text:p>58</text:p>
          </table:table-cell>
          <table:table-cell office:value-type="string">
            <text:p><text:s/>scale</text:p>
          </table:table-cell>
          <table:table-cell office:value-type="float" office:value="0.525">
            <text:p>0.52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7.34">
            <text:p>797.34</text:p>
          </table:table-cell>
          <table:table-cell office:value-type="string">
            <text:p><text:s/>prev_avg</text:p>
          </table:table-cell>
          <table:table-cell office:value-type="float" office:value="800.785">
            <text:p>800.785</text:p>
          </table:table-cell>
          <table:table-cell office:value-type="string">
            <text:p><text:s/>max</text:p>
          </table:table-cell>
          <table:table-cell office:value-type="float" office:value="456.339">
            <text:p>456.339</text:p>
          </table:table-cell>
          <table:table-cell office:value-type="string">
            <text:p><text:s/>imax</text:p>
          </table:table-cell>
          <table:table-cell office:value-type="float" office:value="58">
            <text:p>58</text:p>
          </table:table-cell>
          <table:table-cell office:value-type="string">
            <text:p><text:s/>scale</text:p>
          </table:table-cell>
          <table:table-cell office:value-type="float" office:value="0.429">
            <text:p>0.4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8.958">
            <text:p>798.958</text:p>
          </table:table-cell>
          <table:table-cell office:value-type="string">
            <text:p><text:s/>prev_avg</text:p>
          </table:table-cell>
          <table:table-cell office:value-type="float" office:value="797.34">
            <text:p>797.34</text:p>
          </table:table-cell>
          <table:table-cell office:value-type="string">
            <text:p><text:s/>max</text:p>
          </table:table-cell>
          <table:table-cell office:value-type="float" office:value="959.124">
            <text:p>959.124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5.542">
            <text:p>795.542</text:p>
          </table:table-cell>
          <table:table-cell office:value-type="string">
            <text:p><text:s/>prev_avg</text:p>
          </table:table-cell>
          <table:table-cell office:value-type="float" office:value="798.958">
            <text:p>798.958</text:p>
          </table:table-cell>
          <table:table-cell office:value-type="string">
            <text:p><text:s/>max</text:p>
          </table:table-cell>
          <table:table-cell office:value-type="float" office:value="457.376">
            <text:p>457.376</text:p>
          </table:table-cell>
          <table:table-cell office:value-type="string">
            <text:p><text:s/>imax</text:p>
          </table:table-cell>
          <table:table-cell office:value-type="float" office:value="59">
            <text:p>59</text:p>
          </table:table-cell>
          <table:table-cell office:value-type="string">
            <text:p><text:s/>scale</text:p>
          </table:table-cell>
          <table:table-cell office:value-type="float" office:value="0.431">
            <text:p>0.43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9.482">
            <text:p>789.482</text:p>
          </table:table-cell>
          <table:table-cell office:value-type="string">
            <text:p><text:s/>prev_avg</text:p>
          </table:table-cell>
          <table:table-cell office:value-type="float" office:value="795.542">
            <text:p>795.542</text:p>
          </table:table-cell>
          <table:table-cell office:value-type="string">
            <text:p><text:s/>max</text:p>
          </table:table-cell>
          <table:table-cell office:value-type="float" office:value="189.526">
            <text:p>189.52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6.111">
            <text:p>786.111</text:p>
          </table:table-cell>
          <table:table-cell office:value-type="string">
            <text:p><text:s/>prev_avg</text:p>
          </table:table-cell>
          <table:table-cell office:value-type="float" office:value="789.482">
            <text:p>789.482</text:p>
          </table:table-cell>
          <table:table-cell office:value-type="string">
            <text:p><text:s/>max</text:p>
          </table:table-cell>
          <table:table-cell office:value-type="float" office:value="452.38">
            <text:p>452.38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32">
            <text:p>0.4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2.889">
            <text:p>782.889</text:p>
          </table:table-cell>
          <table:table-cell office:value-type="string">
            <text:p><text:s/>prev_avg</text:p>
          </table:table-cell>
          <table:table-cell office:value-type="float" office:value="786.111">
            <text:p>786.111</text:p>
          </table:table-cell>
          <table:table-cell office:value-type="string">
            <text:p><text:s/>max</text:p>
          </table:table-cell>
          <table:table-cell office:value-type="float" office:value="463.897">
            <text:p>463.89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44">
            <text:p>0.4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0.838">
            <text:p>780.838</text:p>
          </table:table-cell>
          <table:table-cell office:value-type="string">
            <text:p><text:s/>prev_avg</text:p>
          </table:table-cell>
          <table:table-cell office:value-type="float" office:value="782.889">
            <text:p>782.889</text:p>
          </table:table-cell>
          <table:table-cell office:value-type="string">
            <text:p><text:s/>max</text:p>
          </table:table-cell>
          <table:table-cell office:value-type="float" office:value="577.848">
            <text:p>577.848</text:p>
          </table:table-cell>
          <table:table-cell office:value-type="string">
            <text:p><text:s/>imax</text:p>
          </table:table-cell>
          <table:table-cell office:value-type="float" office:value="60">
            <text:p>60</text:p>
          </table:table-cell>
          <table:table-cell office:value-type="string">
            <text:p><text:s/>scale</text:p>
          </table:table-cell>
          <table:table-cell office:value-type="float" office:value="0.555">
            <text:p>0.5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7.992">
            <text:p>777.992</text:p>
          </table:table-cell>
          <table:table-cell office:value-type="string">
            <text:p><text:s/>prev_avg</text:p>
          </table:table-cell>
          <table:table-cell office:value-type="float" office:value="780.838">
            <text:p>780.838</text:p>
          </table:table-cell>
          <table:table-cell office:value-type="string">
            <text:p><text:s/>max</text:p>
          </table:table-cell>
          <table:table-cell office:value-type="float" office:value="496.223">
            <text:p>496.223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78">
            <text:p>0.4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4.69">
            <text:p>774.69</text:p>
          </table:table-cell>
          <table:table-cell office:value-type="string">
            <text:p><text:s/>prev_avg</text:p>
          </table:table-cell>
          <table:table-cell office:value-type="float" office:value="777.992">
            <text:p>777.992</text:p>
          </table:table-cell>
          <table:table-cell office:value-type="string">
            <text:p><text:s/>max</text:p>
          </table:table-cell>
          <table:table-cell office:value-type="float" office:value="447.729">
            <text:p>447.729</text:p>
          </table:table-cell>
          <table:table-cell office:value-type="string">
            <text:p><text:s/>imax</text:p>
          </table:table-cell>
          <table:table-cell office:value-type="float" office:value="60">
            <text:p>60</text:p>
          </table:table-cell>
          <table:table-cell office:value-type="string">
            <text:p><text:s/>scale</text:p>
          </table:table-cell>
          <table:table-cell office:value-type="float" office:value="0.433">
            <text:p>0.4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2.075">
            <text:p>772.075</text:p>
          </table:table-cell>
          <table:table-cell office:value-type="string">
            <text:p><text:s/>prev_avg</text:p>
          </table:table-cell>
          <table:table-cell office:value-type="float" office:value="774.69">
            <text:p>774.69</text:p>
          </table:table-cell>
          <table:table-cell office:value-type="string">
            <text:p><text:s/>max</text:p>
          </table:table-cell>
          <table:table-cell office:value-type="float" office:value="513.247">
            <text:p>513.247</text:p>
          </table:table-cell>
          <table:table-cell office:value-type="string">
            <text:p><text:s/>imax</text:p>
          </table:table-cell>
          <table:table-cell office:value-type="float" office:value="61">
            <text:p>61</text:p>
          </table:table-cell>
          <table:table-cell office:value-type="string">
            <text:p><text:s/>scale</text:p>
          </table:table-cell>
          <table:table-cell office:value-type="float" office:value="0.499">
            <text:p>0.49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1.719">
            <text:p>771.719</text:p>
          </table:table-cell>
          <table:table-cell office:value-type="string">
            <text:p><text:s/>prev_avg</text:p>
          </table:table-cell>
          <table:table-cell office:value-type="float" office:value="772.075">
            <text:p>772.075</text:p>
          </table:table-cell>
          <table:table-cell office:value-type="string">
            <text:p><text:s/>max</text:p>
          </table:table-cell>
          <table:table-cell office:value-type="float" office:value="736.505">
            <text:p>736.505</text:p>
          </table:table-cell>
          <table:table-cell office:value-type="string">
            <text:p><text:s/>imax</text:p>
          </table:table-cell>
          <table:table-cell office:value-type="float" office:value="61">
            <text:p>61</text:p>
          </table:table-cell>
          <table:table-cell office:value-type="string">
            <text:p><text:s/>scale</text:p>
          </table:table-cell>
          <table:table-cell office:value-type="float" office:value="0.716">
            <text:p>0.71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1.632">
            <text:p>771.632</text:p>
          </table:table-cell>
          <table:table-cell office:value-type="string">
            <text:p><text:s/>prev_avg</text:p>
          </table:table-cell>
          <table:table-cell office:value-type="float" office:value="771.719">
            <text:p>771.719</text:p>
          </table:table-cell>
          <table:table-cell office:value-type="string">
            <text:p><text:s/>max</text:p>
          </table:table-cell>
          <table:table-cell office:value-type="float" office:value="762.925">
            <text:p>762.925</text:p>
          </table:table-cell>
          <table:table-cell office:value-type="string">
            <text:p><text:s/>imax</text:p>
          </table:table-cell>
          <table:table-cell office:value-type="float" office:value="61">
            <text:p>61</text:p>
          </table:table-cell>
          <table:table-cell office:value-type="string">
            <text:p><text:s/>scale</text:p>
          </table:table-cell>
          <table:table-cell office:value-type="float" office:value="0.742">
            <text:p>0.7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0.211">
            <text:p>770.211</text:p>
          </table:table-cell>
          <table:table-cell office:value-type="string">
            <text:p><text:s/>prev_avg</text:p>
          </table:table-cell>
          <table:table-cell office:value-type="float" office:value="771.632">
            <text:p>771.632</text:p>
          </table:table-cell>
          <table:table-cell office:value-type="string">
            <text:p><text:s/>max</text:p>
          </table:table-cell>
          <table:table-cell office:value-type="float" office:value="629.609">
            <text:p>629.609</text:p>
          </table:table-cell>
          <table:table-cell office:value-type="string">
            <text:p><text:s/>imax</text:p>
          </table:table-cell>
          <table:table-cell office:value-type="float" office:value="61">
            <text:p>61</text:p>
          </table:table-cell>
          <table:table-cell office:value-type="string">
            <text:p><text:s/>scale</text:p>
          </table:table-cell>
          <table:table-cell office:value-type="float" office:value="0.613">
            <text:p>0.6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5.96">
            <text:p>775.96</text:p>
          </table:table-cell>
          <table:table-cell office:value-type="string">
            <text:p><text:s/>prev_avg</text:p>
          </table:table-cell>
          <table:table-cell office:value-type="float" office:value="770.211">
            <text:p>770.211</text:p>
          </table:table-cell>
          <table:table-cell office:value-type="string">
            <text:p><text:s/>max</text:p>
          </table:table-cell>
          <table:table-cell office:value-type="float" office:value="1345.079">
            <text:p>1345.079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1.3">
            <text:p>1.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4.408">
            <text:p>774.408</text:p>
          </table:table-cell>
          <table:table-cell office:value-type="string">
            <text:p><text:s/>prev_avg</text:p>
          </table:table-cell>
          <table:table-cell office:value-type="float" office:value="775.96">
            <text:p>775.96</text:p>
          </table:table-cell>
          <table:table-cell office:value-type="string">
            <text:p><text:s/>max</text:p>
          </table:table-cell>
          <table:table-cell office:value-type="float" office:value="620.764">
            <text:p>620.764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601">
            <text:p>0.6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6.221">
            <text:p>776.221</text:p>
          </table:table-cell>
          <table:table-cell office:value-type="string">
            <text:p><text:s/>prev_avg</text:p>
          </table:table-cell>
          <table:table-cell office:value-type="float" office:value="774.408">
            <text:p>774.408</text:p>
          </table:table-cell>
          <table:table-cell office:value-type="string">
            <text:p><text:s/>max</text:p>
          </table:table-cell>
          <table:table-cell office:value-type="float" office:value="955.713">
            <text:p>955.71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923">
            <text:p>0.92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5.156">
            <text:p>775.156</text:p>
          </table:table-cell>
          <table:table-cell office:value-type="string">
            <text:p><text:s/>prev_avg</text:p>
          </table:table-cell>
          <table:table-cell office:value-type="float" office:value="776.221">
            <text:p>776.221</text:p>
          </table:table-cell>
          <table:table-cell office:value-type="string">
            <text:p><text:s/>max</text:p>
          </table:table-cell>
          <table:table-cell office:value-type="float" office:value="669.731">
            <text:p>669.731</text:p>
          </table:table-cell>
          <table:table-cell office:value-type="string">
            <text:p><text:s/>imax</text:p>
          </table:table-cell>
          <table:table-cell office:value-type="float" office:value="62">
            <text:p>62</text:p>
          </table:table-cell>
          <table:table-cell office:value-type="string">
            <text:p><text:s/>scale</text:p>
          </table:table-cell>
          <table:table-cell office:value-type="float" office:value="0.648">
            <text:p>0.6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3.183">
            <text:p>773.183</text:p>
          </table:table-cell>
          <table:table-cell office:value-type="string">
            <text:p><text:s/>prev_avg</text:p>
          </table:table-cell>
          <table:table-cell office:value-type="float" office:value="775.156">
            <text:p>775.156</text:p>
          </table:table-cell>
          <table:table-cell office:value-type="string">
            <text:p><text:s/>max</text:p>
          </table:table-cell>
          <table:table-cell office:value-type="float" office:value="577.789">
            <text:p>577.789</text:p>
          </table:table-cell>
          <table:table-cell office:value-type="string">
            <text:p><text:s/>imax</text:p>
          </table:table-cell>
          <table:table-cell office:value-type="float" office:value="62">
            <text:p>62</text:p>
          </table:table-cell>
          <table:table-cell office:value-type="string">
            <text:p><text:s/>scale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0.762">
            <text:p>770.762</text:p>
          </table:table-cell>
          <table:table-cell office:value-type="string">
            <text:p><text:s/>prev_avg</text:p>
          </table:table-cell>
          <table:table-cell office:value-type="float" office:value="773.183">
            <text:p>773.183</text:p>
          </table:table-cell>
          <table:table-cell office:value-type="string">
            <text:p><text:s/>max</text:p>
          </table:table-cell>
          <table:table-cell office:value-type="float" office:value="531.144">
            <text:p>531.144</text:p>
          </table:table-cell>
          <table:table-cell office:value-type="string">
            <text:p><text:s/>imax</text:p>
          </table:table-cell>
          <table:table-cell office:value-type="float" office:value="63">
            <text:p>63</text:p>
          </table:table-cell>
          <table:table-cell office:value-type="string">
            <text:p><text:s/>scale</text:p>
          </table:table-cell>
          <table:table-cell office:value-type="float" office:value="0.517">
            <text:p>0.51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1.74">
            <text:p>771.74</text:p>
          </table:table-cell>
          <table:table-cell office:value-type="string">
            <text:p><text:s/>prev_avg</text:p>
          </table:table-cell>
          <table:table-cell office:value-type="float" office:value="770.762">
            <text:p>770.762</text:p>
          </table:table-cell>
          <table:table-cell office:value-type="string">
            <text:p><text:s/>max</text:p>
          </table:table-cell>
          <table:table-cell office:value-type="float" office:value="868.582">
            <text:p>868.58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844">
            <text:p>0.8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8.851">
            <text:p>768.851</text:p>
          </table:table-cell>
          <table:table-cell office:value-type="string">
            <text:p><text:s/>prev_avg</text:p>
          </table:table-cell>
          <table:table-cell office:value-type="float" office:value="771.74">
            <text:p>771.74</text:p>
          </table:table-cell>
          <table:table-cell office:value-type="string">
            <text:p><text:s/>max</text:p>
          </table:table-cell>
          <table:table-cell office:value-type="float" office:value="482.759">
            <text:p>482.759</text:p>
          </table:table-cell>
          <table:table-cell office:value-type="string">
            <text:p><text:s/>imax</text:p>
          </table:table-cell>
          <table:table-cell office:value-type="float" office:value="63">
            <text:p>63</text:p>
          </table:table-cell>
          <table:table-cell office:value-type="string">
            <text:p><text:s/>scale</text:p>
          </table:table-cell>
          <table:table-cell office:value-type="float" office:value="0.471">
            <text:p>0.4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6.014">
            <text:p>766.014</text:p>
          </table:table-cell>
          <table:table-cell office:value-type="string">
            <text:p><text:s/>prev_avg</text:p>
          </table:table-cell>
          <table:table-cell office:value-type="float" office:value="768.851">
            <text:p>768.851</text:p>
          </table:table-cell>
          <table:table-cell office:value-type="string">
            <text:p><text:s/>max</text:p>
          </table:table-cell>
          <table:table-cell office:value-type="float" office:value="485.181">
            <text:p>485.18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75">
            <text:p>0.47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1.605">
            <text:p>761.605</text:p>
          </table:table-cell>
          <table:table-cell office:value-type="string">
            <text:p><text:s/>prev_avg</text:p>
          </table:table-cell>
          <table:table-cell office:value-type="float" office:value="766.014">
            <text:p>766.014</text:p>
          </table:table-cell>
          <table:table-cell office:value-type="string">
            <text:p><text:s/>max</text:p>
          </table:table-cell>
          <table:table-cell office:value-type="float" office:value="325.157">
            <text:p>325.157</text:p>
          </table:table-cell>
          <table:table-cell office:value-type="string">
            <text:p><text:s/>imax</text:p>
          </table:table-cell>
          <table:table-cell office:value-type="float" office:value="64">
            <text:p>64</text:p>
          </table:table-cell>
          <table:table-cell office:value-type="string">
            <text:p><text:s/>scale</text:p>
          </table:table-cell>
          <table:table-cell office:value-type="float" office:value="0.32">
            <text:p>0.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0.388">
            <text:p>760.388</text:p>
          </table:table-cell>
          <table:table-cell office:value-type="string">
            <text:p><text:s/>prev_avg</text:p>
          </table:table-cell>
          <table:table-cell office:value-type="float" office:value="761.605">
            <text:p>761.605</text:p>
          </table:table-cell>
          <table:table-cell office:value-type="string">
            <text:p><text:s/>max</text:p>
          </table:table-cell>
          <table:table-cell office:value-type="float" office:value="639.901">
            <text:p>639.901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631">
            <text:p>0.63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9.685">
            <text:p>759.685</text:p>
          </table:table-cell>
          <table:table-cell office:value-type="string">
            <text:p><text:s/>prev_avg</text:p>
          </table:table-cell>
          <table:table-cell office:value-type="float" office:value="760.388">
            <text:p>760.388</text:p>
          </table:table-cell>
          <table:table-cell office:value-type="string">
            <text:p><text:s/>max</text:p>
          </table:table-cell>
          <table:table-cell office:value-type="float" office:value="690.024">
            <text:p>690.02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681">
            <text:p>0.6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5.961">
            <text:p>755.961</text:p>
          </table:table-cell>
          <table:table-cell office:value-type="string">
            <text:p><text:s/>prev_avg</text:p>
          </table:table-cell>
          <table:table-cell office:value-type="float" office:value="759.685">
            <text:p>759.685</text:p>
          </table:table-cell>
          <table:table-cell office:value-type="string">
            <text:p><text:s/>max</text:p>
          </table:table-cell>
          <table:table-cell office:value-type="float" office:value="387.36">
            <text:p>387.3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84">
            <text:p>0.38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7.887">
            <text:p>757.887</text:p>
          </table:table-cell>
          <table:table-cell office:value-type="string">
            <text:p><text:s/>prev_avg</text:p>
          </table:table-cell>
          <table:table-cell office:value-type="float" office:value="755.961">
            <text:p>755.961</text:p>
          </table:table-cell>
          <table:table-cell office:value-type="string">
            <text:p><text:s/>max</text:p>
          </table:table-cell>
          <table:table-cell office:value-type="float" office:value="948.487">
            <text:p>948.487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939">
            <text:p>0.93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7.818">
            <text:p>757.818</text:p>
          </table:table-cell>
          <table:table-cell office:value-type="string">
            <text:p><text:s/>prev_avg</text:p>
          </table:table-cell>
          <table:table-cell office:value-type="float" office:value="757.887">
            <text:p>757.887</text:p>
          </table:table-cell>
          <table:table-cell office:value-type="string">
            <text:p><text:s/>max</text:p>
          </table:table-cell>
          <table:table-cell office:value-type="float" office:value="751.025">
            <text:p>751.02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43">
            <text:p>0.7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8.897">
            <text:p>758.897</text:p>
          </table:table-cell>
          <table:table-cell office:value-type="string">
            <text:p><text:s/>prev_avg</text:p>
          </table:table-cell>
          <table:table-cell office:value-type="float" office:value="757.818">
            <text:p>757.818</text:p>
          </table:table-cell>
          <table:table-cell office:value-type="string">
            <text:p><text:s/>max</text:p>
          </table:table-cell>
          <table:table-cell office:value-type="float" office:value="865.698">
            <text:p>865.698</text:p>
          </table:table-cell>
          <table:table-cell office:value-type="string">
            <text:p><text:s/>imax</text:p>
          </table:table-cell>
          <table:table-cell office:value-type="float" office:value="65">
            <text:p>65</text:p>
          </table:table-cell>
          <table:table-cell office:value-type="string">
            <text:p><text:s/>scale</text:p>
          </table:table-cell>
          <table:table-cell office:value-type="float" office:value="0.856">
            <text:p>0.85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1.614">
            <text:p>761.614</text:p>
          </table:table-cell>
          <table:table-cell office:value-type="string">
            <text:p><text:s/>prev_avg</text:p>
          </table:table-cell>
          <table:table-cell office:value-type="float" office:value="758.897">
            <text:p>758.897</text:p>
          </table:table-cell>
          <table:table-cell office:value-type="string">
            <text:p><text:s/>max</text:p>
          </table:table-cell>
          <table:table-cell office:value-type="float" office:value="1030.632">
            <text:p>1030.632</text:p>
          </table:table-cell>
          <table:table-cell office:value-type="string">
            <text:p><text:s/>imax</text:p>
          </table:table-cell>
          <table:table-cell office:value-type="float" office:value="65">
            <text:p>65</text:p>
          </table:table-cell>
          <table:table-cell office:value-type="string">
            <text:p><text:s/>scale</text:p>
          </table:table-cell>
          <table:table-cell office:value-type="float" office:value="1.015">
            <text:p>1.01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4.083">
            <text:p>764.083</text:p>
          </table:table-cell>
          <table:table-cell office:value-type="string">
            <text:p><text:s/>prev_avg</text:p>
          </table:table-cell>
          <table:table-cell office:value-type="float" office:value="761.614">
            <text:p>761.614</text:p>
          </table:table-cell>
          <table:table-cell office:value-type="string">
            <text:p><text:s/>max</text:p>
          </table:table-cell>
          <table:table-cell office:value-type="float" office:value="1008.528">
            <text:p>1008.528</text:p>
          </table:table-cell>
          <table:table-cell office:value-type="string">
            <text:p><text:s/>imax</text:p>
          </table:table-cell>
          <table:table-cell office:value-type="float" office:value="65">
            <text:p>65</text:p>
          </table:table-cell>
          <table:table-cell office:value-type="string">
            <text:p><text:s/>scale</text:p>
          </table:table-cell>
          <table:table-cell office:value-type="float" office:value="0.99">
            <text:p>0.9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8.352">
            <text:p>768.352</text:p>
          </table:table-cell>
          <table:table-cell office:value-type="string">
            <text:p><text:s/>prev_avg</text:p>
          </table:table-cell>
          <table:table-cell office:value-type="float" office:value="764.083">
            <text:p>764.083</text:p>
          </table:table-cell>
          <table:table-cell office:value-type="string">
            <text:p><text:s/>max</text:p>
          </table:table-cell>
          <table:table-cell office:value-type="float" office:value="1190.915">
            <text:p>1190.915</text:p>
          </table:table-cell>
          <table:table-cell office:value-type="string">
            <text:p><text:s/>imax</text:p>
          </table:table-cell>
          <table:table-cell office:value-type="float" office:value="66">
            <text:p>66</text:p>
          </table:table-cell>
          <table:table-cell office:value-type="string">
            <text:p><text:s/>scale</text:p>
          </table:table-cell>
          <table:table-cell office:value-type="float" office:value="1.162">
            <text:p>1.1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5.119">
            <text:p>775.119</text:p>
          </table:table-cell>
          <table:table-cell office:value-type="string">
            <text:p><text:s/>prev_avg</text:p>
          </table:table-cell>
          <table:table-cell office:value-type="float" office:value="768.352">
            <text:p>768.352</text:p>
          </table:table-cell>
          <table:table-cell office:value-type="string">
            <text:p><text:s/>max</text:p>
          </table:table-cell>
          <table:table-cell office:value-type="float" office:value="1445.051">
            <text:p>1445.051</text:p>
          </table:table-cell>
          <table:table-cell office:value-type="string">
            <text:p><text:s/>imax</text:p>
          </table:table-cell>
          <table:table-cell office:value-type="float" office:value="66">
            <text:p>66</text:p>
          </table:table-cell>
          <table:table-cell office:value-type="string">
            <text:p><text:s/>scale</text:p>
          </table:table-cell>
          <table:table-cell office:value-type="float" office:value="1.398">
            <text:p>1.3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2.696">
            <text:p>782.696</text:p>
          </table:table-cell>
          <table:table-cell office:value-type="string">
            <text:p><text:s/>prev_avg</text:p>
          </table:table-cell>
          <table:table-cell office:value-type="float" office:value="775.119">
            <text:p>775.119</text:p>
          </table:table-cell>
          <table:table-cell office:value-type="string">
            <text:p><text:s/>max</text:p>
          </table:table-cell>
          <table:table-cell office:value-type="float" office:value="1532.868">
            <text:p>1532.868</text:p>
          </table:table-cell>
          <table:table-cell office:value-type="string">
            <text:p><text:s/>imax</text:p>
          </table:table-cell>
          <table:table-cell office:value-type="float" office:value="66">
            <text:p>66</text:p>
          </table:table-cell>
          <table:table-cell office:value-type="string">
            <text:p><text:s/>scale</text:p>
          </table:table-cell>
          <table:table-cell office:value-type="float" office:value="1.469">
            <text:p>1.4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9.885">
            <text:p>789.885</text:p>
          </table:table-cell>
          <table:table-cell office:value-type="string">
            <text:p><text:s/>prev_avg</text:p>
          </table:table-cell>
          <table:table-cell office:value-type="float" office:value="782.696">
            <text:p>782.696</text:p>
          </table:table-cell>
          <table:table-cell office:value-type="string">
            <text:p><text:s/>max</text:p>
          </table:table-cell>
          <table:table-cell office:value-type="float" office:value="1501.576">
            <text:p>1501.576</text:p>
          </table:table-cell>
          <table:table-cell office:value-type="string">
            <text:p><text:s/>imax</text:p>
          </table:table-cell>
          <table:table-cell office:value-type="float" office:value="66">
            <text:p>66</text:p>
          </table:table-cell>
          <table:table-cell office:value-type="string">
            <text:p><text:s/>scale</text:p>
          </table:table-cell>
          <table:table-cell office:value-type="float" office:value="1.426">
            <text:p>1.4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7.225">
            <text:p>797.225</text:p>
          </table:table-cell>
          <table:table-cell office:value-type="string">
            <text:p><text:s/>prev_avg</text:p>
          </table:table-cell>
          <table:table-cell office:value-type="float" office:value="789.885">
            <text:p>789.885</text:p>
          </table:table-cell>
          <table:table-cell office:value-type="string">
            <text:p><text:s/>max</text:p>
          </table:table-cell>
          <table:table-cell office:value-type="float" office:value="1523.89">
            <text:p>1523.89</text:p>
          </table:table-cell>
          <table:table-cell office:value-type="string">
            <text:p><text:s/>imax</text:p>
          </table:table-cell>
          <table:table-cell office:value-type="float" office:value="67">
            <text:p>67</text:p>
          </table:table-cell>
          <table:table-cell office:value-type="string">
            <text:p><text:s/>scale</text:p>
          </table:table-cell>
          <table:table-cell office:value-type="float" office:value="1.434">
            <text:p>1.43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7.026">
            <text:p>807.026</text:p>
          </table:table-cell>
          <table:table-cell office:value-type="string">
            <text:p><text:s/>prev_avg</text:p>
          </table:table-cell>
          <table:table-cell office:value-type="float" office:value="797.225">
            <text:p>797.225</text:p>
          </table:table-cell>
          <table:table-cell office:value-type="string">
            <text:p><text:s/>max</text:p>
          </table:table-cell>
          <table:table-cell office:value-type="float" office:value="1777.295">
            <text:p>1777.295</text:p>
          </table:table-cell>
          <table:table-cell office:value-type="string">
            <text:p><text:s/>imax</text:p>
          </table:table-cell>
          <table:table-cell office:value-type="float" office:value="67">
            <text:p>67</text:p>
          </table:table-cell>
          <table:table-cell office:value-type="string">
            <text:p><text:s/>scale</text:p>
          </table:table-cell>
          <table:table-cell office:value-type="float" office:value="1.652">
            <text:p>1.6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8.471">
            <text:p>818.471</text:p>
          </table:table-cell>
          <table:table-cell office:value-type="string">
            <text:p><text:s/>prev_avg</text:p>
          </table:table-cell>
          <table:table-cell office:value-type="float" office:value="807.026">
            <text:p>807.026</text:p>
          </table:table-cell>
          <table:table-cell office:value-type="string">
            <text:p><text:s/>max</text:p>
          </table:table-cell>
          <table:table-cell office:value-type="float" office:value="1951.589">
            <text:p>1951.589</text:p>
          </table:table-cell>
          <table:table-cell office:value-type="string">
            <text:p><text:s/>imax</text:p>
          </table:table-cell>
          <table:table-cell office:value-type="float" office:value="67">
            <text:p>67</text:p>
          </table:table-cell>
          <table:table-cell office:value-type="string">
            <text:p><text:s/>scale</text:p>
          </table:table-cell>
          <table:table-cell office:value-type="float" office:value="1.788">
            <text:p>1.7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9.221">
            <text:p>829.221</text:p>
          </table:table-cell>
          <table:table-cell office:value-type="string">
            <text:p><text:s/>prev_avg</text:p>
          </table:table-cell>
          <table:table-cell office:value-type="float" office:value="818.471">
            <text:p>818.471</text:p>
          </table:table-cell>
          <table:table-cell office:value-type="string">
            <text:p><text:s/>max</text:p>
          </table:table-cell>
          <table:table-cell office:value-type="float" office:value="1893.485">
            <text:p>1893.485</text:p>
          </table:table-cell>
          <table:table-cell office:value-type="string">
            <text:p><text:s/>imax</text:p>
          </table:table-cell>
          <table:table-cell office:value-type="float" office:value="67">
            <text:p>67</text:p>
          </table:table-cell>
          <table:table-cell office:value-type="string">
            <text:p><text:s/>scale</text:p>
          </table:table-cell>
          <table:table-cell office:value-type="float" office:value="1.713">
            <text:p>1.7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8.35">
            <text:p>838.35</text:p>
          </table:table-cell>
          <table:table-cell office:value-type="string">
            <text:p><text:s/>prev_avg</text:p>
          </table:table-cell>
          <table:table-cell office:value-type="float" office:value="829.221">
            <text:p>829.221</text:p>
          </table:table-cell>
          <table:table-cell office:value-type="string">
            <text:p><text:s/>max</text:p>
          </table:table-cell>
          <table:table-cell office:value-type="float" office:value="1742.086">
            <text:p>1742.086</text:p>
          </table:table-cell>
          <table:table-cell office:value-type="string">
            <text:p><text:s/>imax</text:p>
          </table:table-cell>
          <table:table-cell office:value-type="float" office:value="68">
            <text:p>68</text:p>
          </table:table-cell>
          <table:table-cell office:value-type="string">
            <text:p><text:s/>scale</text:p>
          </table:table-cell>
          <table:table-cell office:value-type="float" office:value="1.558">
            <text:p>1.5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9.537">
            <text:p>849.537</text:p>
          </table:table-cell>
          <table:table-cell office:value-type="string">
            <text:p><text:s/>prev_avg</text:p>
          </table:table-cell>
          <table:table-cell office:value-type="float" office:value="838.35">
            <text:p>838.35</text:p>
          </table:table-cell>
          <table:table-cell office:value-type="string">
            <text:p><text:s/>max</text:p>
          </table:table-cell>
          <table:table-cell office:value-type="float" office:value="1957.029">
            <text:p>1957.029</text:p>
          </table:table-cell>
          <table:table-cell office:value-type="string">
            <text:p><text:s/>imax</text:p>
          </table:table-cell>
          <table:table-cell office:value-type="float" office:value="68">
            <text:p>68</text:p>
          </table:table-cell>
          <table:table-cell office:value-type="string">
            <text:p><text:s/>scale</text:p>
          </table:table-cell>
          <table:table-cell office:value-type="float" office:value="1.728">
            <text:p>1.7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1.702">
            <text:p>861.702</text:p>
          </table:table-cell>
          <table:table-cell office:value-type="string">
            <text:p><text:s/>prev_avg</text:p>
          </table:table-cell>
          <table:table-cell office:value-type="float" office:value="849.537">
            <text:p>849.537</text:p>
          </table:table-cell>
          <table:table-cell office:value-type="string">
            <text:p><text:s/>max</text:p>
          </table:table-cell>
          <table:table-cell office:value-type="float" office:value="2066.045">
            <text:p>2066.045</text:p>
          </table:table-cell>
          <table:table-cell office:value-type="string">
            <text:p><text:s/>imax</text:p>
          </table:table-cell>
          <table:table-cell office:value-type="float" office:value="68">
            <text:p>68</text:p>
          </table:table-cell>
          <table:table-cell office:value-type="string">
            <text:p><text:s/>scale</text:p>
          </table:table-cell>
          <table:table-cell office:value-type="float" office:value="1.798">
            <text:p>1.7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3.566">
            <text:p>873.566</text:p>
          </table:table-cell>
          <table:table-cell office:value-type="string">
            <text:p><text:s/>prev_avg</text:p>
          </table:table-cell>
          <table:table-cell office:value-type="float" office:value="861.702">
            <text:p>861.702</text:p>
          </table:table-cell>
          <table:table-cell office:value-type="string">
            <text:p><text:s/>max</text:p>
          </table:table-cell>
          <table:table-cell office:value-type="float" office:value="2048.075">
            <text:p>2048.075</text:p>
          </table:table-cell>
          <table:table-cell office:value-type="string">
            <text:p><text:s/>imax</text:p>
          </table:table-cell>
          <table:table-cell office:value-type="float" office:value="68">
            <text:p>68</text:p>
          </table:table-cell>
          <table:table-cell office:value-type="string">
            <text:p><text:s/>scale</text:p>
          </table:table-cell>
          <table:table-cell office:value-type="float" office:value="1.758">
            <text:p>1.7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3.179">
            <text:p>883.179</text:p>
          </table:table-cell>
          <table:table-cell office:value-type="string">
            <text:p><text:s/>prev_avg</text:p>
          </table:table-cell>
          <table:table-cell office:value-type="float" office:value="873.566">
            <text:p>873.566</text:p>
          </table:table-cell>
          <table:table-cell office:value-type="string">
            <text:p><text:s/>max</text:p>
          </table:table-cell>
          <table:table-cell office:value-type="float" office:value="1834.933">
            <text:p>1834.933</text:p>
          </table:table-cell>
          <table:table-cell office:value-type="string">
            <text:p><text:s/>imax</text:p>
          </table:table-cell>
          <table:table-cell office:value-type="float" office:value="68">
            <text:p>68</text:p>
          </table:table-cell>
          <table:table-cell office:value-type="string">
            <text:p><text:s/>scale</text:p>
          </table:table-cell>
          <table:table-cell office:value-type="float" office:value="1.558">
            <text:p>1.5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2.748">
            <text:p>892.748</text:p>
          </table:table-cell>
          <table:table-cell office:value-type="string">
            <text:p><text:s/>prev_avg</text:p>
          </table:table-cell>
          <table:table-cell office:value-type="float" office:value="883.179">
            <text:p>883.179</text:p>
          </table:table-cell>
          <table:table-cell office:value-type="string">
            <text:p><text:s/>max</text:p>
          </table:table-cell>
          <table:table-cell office:value-type="float" office:value="1840.026">
            <text:p>1840.026</text:p>
          </table:table-cell>
          <table:table-cell office:value-type="string">
            <text:p><text:s/>imax</text:p>
          </table:table-cell>
          <table:table-cell office:value-type="float" office:value="69">
            <text:p>69</text:p>
          </table:table-cell>
          <table:table-cell office:value-type="string">
            <text:p><text:s/>scale</text:p>
          </table:table-cell>
          <table:table-cell office:value-type="float" office:value="1.546">
            <text:p>1.5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0.641">
            <text:p>900.641</text:p>
          </table:table-cell>
          <table:table-cell office:value-type="string">
            <text:p><text:s/>prev_avg</text:p>
          </table:table-cell>
          <table:table-cell office:value-type="float" office:value="892.748">
            <text:p>892.748</text:p>
          </table:table-cell>
          <table:table-cell office:value-type="string">
            <text:p><text:s/>max</text:p>
          </table:table-cell>
          <table:table-cell office:value-type="float" office:value="1682.11">
            <text:p>1682.11</text:p>
          </table:table-cell>
          <table:table-cell office:value-type="string">
            <text:p><text:s/>imax</text:p>
          </table:table-cell>
          <table:table-cell office:value-type="float" office:value="69">
            <text:p>69</text:p>
          </table:table-cell>
          <table:table-cell office:value-type="string">
            <text:p><text:s/>scale</text:p>
          </table:table-cell>
          <table:table-cell office:value-type="float" office:value="1.401">
            <text:p>1.4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7.79">
            <text:p>907.79</text:p>
          </table:table-cell>
          <table:table-cell office:value-type="string">
            <text:p><text:s/>prev_avg</text:p>
          </table:table-cell>
          <table:table-cell office:value-type="float" office:value="900.641">
            <text:p>900.641</text:p>
          </table:table-cell>
          <table:table-cell office:value-type="string">
            <text:p><text:s/>max</text:p>
          </table:table-cell>
          <table:table-cell office:value-type="float" office:value="1615.515">
            <text:p>1615.515</text:p>
          </table:table-cell>
          <table:table-cell office:value-type="string">
            <text:p><text:s/>imax</text:p>
          </table:table-cell>
          <table:table-cell office:value-type="float" office:value="69">
            <text:p>69</text:p>
          </table:table-cell>
          <table:table-cell office:value-type="string">
            <text:p><text:s/>scale</text:p>
          </table:table-cell>
          <table:table-cell office:value-type="float" office:value="1.335">
            <text:p>1.33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7.848">
            <text:p>917.848</text:p>
          </table:table-cell>
          <table:table-cell office:value-type="string">
            <text:p><text:s/>prev_avg</text:p>
          </table:table-cell>
          <table:table-cell office:value-type="float" office:value="907.79">
            <text:p>907.79</text:p>
          </table:table-cell>
          <table:table-cell office:value-type="string">
            <text:p><text:s/>max</text:p>
          </table:table-cell>
          <table:table-cell office:value-type="float" office:value="1913.573">
            <text:p>1913.573</text:p>
          </table:table-cell>
          <table:table-cell office:value-type="string">
            <text:p><text:s/>imax</text:p>
          </table:table-cell>
          <table:table-cell office:value-type="float" office:value="69">
            <text:p>69</text:p>
          </table:table-cell>
          <table:table-cell office:value-type="string">
            <text:p><text:s/>scale</text:p>
          </table:table-cell>
          <table:table-cell office:value-type="float" office:value="1.564">
            <text:p>1.5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0.124">
            <text:p>930.124</text:p>
          </table:table-cell>
          <table:table-cell office:value-type="string">
            <text:p><text:s/>prev_avg</text:p>
          </table:table-cell>
          <table:table-cell office:value-type="float" office:value="917.848">
            <text:p>917.848</text:p>
          </table:table-cell>
          <table:table-cell office:value-type="string">
            <text:p><text:s/>max</text:p>
          </table:table-cell>
          <table:table-cell office:value-type="float" office:value="2145.413">
            <text:p>2145.413</text:p>
          </table:table-cell>
          <table:table-cell office:value-type="string">
            <text:p><text:s/>imax</text:p>
          </table:table-cell>
          <table:table-cell office:value-type="float" office:value="70">
            <text:p>70</text:p>
          </table:table-cell>
          <table:table-cell office:value-type="string">
            <text:p><text:s/>scale</text:p>
          </table:table-cell>
          <table:table-cell office:value-type="float" office:value="1.73">
            <text:p>1.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4.119">
            <text:p>944.119</text:p>
          </table:table-cell>
          <table:table-cell office:value-type="string">
            <text:p><text:s/>prev_avg</text:p>
          </table:table-cell>
          <table:table-cell office:value-type="float" office:value="930.124">
            <text:p>930.124</text:p>
          </table:table-cell>
          <table:table-cell office:value-type="string">
            <text:p><text:s/>max</text:p>
          </table:table-cell>
          <table:table-cell office:value-type="float" office:value="2329.661">
            <text:p>2329.661</text:p>
          </table:table-cell>
          <table:table-cell office:value-type="string">
            <text:p><text:s/>imax</text:p>
          </table:table-cell>
          <table:table-cell office:value-type="float" office:value="70">
            <text:p>70</text:p>
          </table:table-cell>
          <table:table-cell office:value-type="string">
            <text:p><text:s/>scale</text:p>
          </table:table-cell>
          <table:table-cell office:value-type="float" office:value="1.851">
            <text:p>1.8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7.693">
            <text:p>957.693</text:p>
          </table:table-cell>
          <table:table-cell office:value-type="string">
            <text:p><text:s/>prev_avg</text:p>
          </table:table-cell>
          <table:table-cell office:value-type="float" office:value="944.119">
            <text:p>944.119</text:p>
          </table:table-cell>
          <table:table-cell office:value-type="string">
            <text:p><text:s/>max</text:p>
          </table:table-cell>
          <table:table-cell office:value-type="float" office:value="2301.574">
            <text:p>2301.574</text:p>
          </table:table-cell>
          <table:table-cell office:value-type="string">
            <text:p><text:s/>imax</text:p>
          </table:table-cell>
          <table:table-cell office:value-type="float" office:value="70">
            <text:p>70</text:p>
          </table:table-cell>
          <table:table-cell office:value-type="string">
            <text:p><text:s/>scale</text:p>
          </table:table-cell>
          <table:table-cell office:value-type="float" office:value="1.802">
            <text:p>1.80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2.685">
            <text:p>962.685</text:p>
          </table:table-cell>
          <table:table-cell office:value-type="string">
            <text:p><text:s/>prev_avg</text:p>
          </table:table-cell>
          <table:table-cell office:value-type="float" office:value="957.693">
            <text:p>957.693</text:p>
          </table:table-cell>
          <table:table-cell office:value-type="string">
            <text:p><text:s/>max</text:p>
          </table:table-cell>
          <table:table-cell office:value-type="float" office:value="1456.794">
            <text:p>1456.794</text:p>
          </table:table-cell>
          <table:table-cell office:value-type="string">
            <text:p><text:s/>imax</text:p>
          </table:table-cell>
          <table:table-cell office:value-type="float" office:value="70">
            <text:p>70</text:p>
          </table:table-cell>
          <table:table-cell office:value-type="string">
            <text:p><text:s/>scale</text:p>
          </table:table-cell>
          <table:table-cell office:value-type="float" office:value="1.135">
            <text:p>1.13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5.153">
            <text:p>965.153</text:p>
          </table:table-cell>
          <table:table-cell office:value-type="string">
            <text:p><text:s/>prev_avg</text:p>
          </table:table-cell>
          <table:table-cell office:value-type="float" office:value="962.685">
            <text:p>962.685</text:p>
          </table:table-cell>
          <table:table-cell office:value-type="string">
            <text:p><text:s/>max</text:p>
          </table:table-cell>
          <table:table-cell office:value-type="float" office:value="1209.512">
            <text:p>1209.512</text:p>
          </table:table-cell>
          <table:table-cell office:value-type="string">
            <text:p><text:s/>imax</text:p>
          </table:table-cell>
          <table:table-cell office:value-type="float" office:value="71">
            <text:p>71</text:p>
          </table:table-cell>
          <table:table-cell office:value-type="string">
            <text:p><text:s/>scale</text:p>
          </table:table-cell>
          <table:table-cell office:value-type="float" office:value="0.94">
            <text:p>0.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5.899">
            <text:p>965.899</text:p>
          </table:table-cell>
          <table:table-cell office:value-type="string">
            <text:p><text:s/>prev_avg</text:p>
          </table:table-cell>
          <table:table-cell office:value-type="float" office:value="965.153">
            <text:p>965.153</text:p>
          </table:table-cell>
          <table:table-cell office:value-type="string">
            <text:p><text:s/>max</text:p>
          </table:table-cell>
          <table:table-cell office:value-type="float" office:value="1039.767">
            <text:p>1039.76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807">
            <text:p>0.8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8.287">
            <text:p>968.287</text:p>
          </table:table-cell>
          <table:table-cell office:value-type="string">
            <text:p><text:s/>prev_avg</text:p>
          </table:table-cell>
          <table:table-cell office:value-type="float" office:value="965.899">
            <text:p>965.899</text:p>
          </table:table-cell>
          <table:table-cell office:value-type="string">
            <text:p><text:s/>max</text:p>
          </table:table-cell>
          <table:table-cell office:value-type="float" office:value="1204.722">
            <text:p>1204.722</text:p>
          </table:table-cell>
          <table:table-cell office:value-type="string">
            <text:p><text:s/>imax</text:p>
          </table:table-cell>
          <table:table-cell office:value-type="float" office:value="71">
            <text:p>71</text:p>
          </table:table-cell>
          <table:table-cell office:value-type="string">
            <text:p><text:s/>scale</text:p>
          </table:table-cell>
          <table:table-cell office:value-type="float" office:value="0.933">
            <text:p>0.9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1.274">
            <text:p>971.274</text:p>
          </table:table-cell>
          <table:table-cell office:value-type="string">
            <text:p><text:s/>prev_avg</text:p>
          </table:table-cell>
          <table:table-cell office:value-type="float" office:value="968.287">
            <text:p>968.287</text:p>
          </table:table-cell>
          <table:table-cell office:value-type="string">
            <text:p><text:s/>max</text:p>
          </table:table-cell>
          <table:table-cell office:value-type="float" office:value="1266.976">
            <text:p>1266.976</text:p>
          </table:table-cell>
          <table:table-cell office:value-type="string">
            <text:p><text:s/>imax</text:p>
          </table:table-cell>
          <table:table-cell office:value-type="float" office:value="71">
            <text:p>71</text:p>
          </table:table-cell>
          <table:table-cell office:value-type="string">
            <text:p><text:s/>scale</text:p>
          </table:table-cell>
          <table:table-cell office:value-type="float" office:value="0.978">
            <text:p>0.9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4.281">
            <text:p>974.281</text:p>
          </table:table-cell>
          <table:table-cell office:value-type="string">
            <text:p><text:s/>prev_avg</text:p>
          </table:table-cell>
          <table:table-cell office:value-type="float" office:value="971.274">
            <text:p>971.274</text:p>
          </table:table-cell>
          <table:table-cell office:value-type="string">
            <text:p><text:s/>max</text:p>
          </table:table-cell>
          <table:table-cell office:value-type="float" office:value="1272.012">
            <text:p>1272.012</text:p>
          </table:table-cell>
          <table:table-cell office:value-type="string">
            <text:p><text:s/>imax</text:p>
          </table:table-cell>
          <table:table-cell office:value-type="float" office:value="71">
            <text:p>71</text:p>
          </table:table-cell>
          <table:table-cell office:value-type="string">
            <text:p><text:s/>scale</text:p>
          </table:table-cell>
          <table:table-cell office:value-type="float" office:value="0.979">
            <text:p>0.9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8.825">
            <text:p>978.825</text:p>
          </table:table-cell>
          <table:table-cell office:value-type="string">
            <text:p><text:s/>prev_avg</text:p>
          </table:table-cell>
          <table:table-cell office:value-type="float" office:value="974.281">
            <text:p>974.281</text:p>
          </table:table-cell>
          <table:table-cell office:value-type="string">
            <text:p><text:s/>max</text:p>
          </table:table-cell>
          <table:table-cell office:value-type="float" office:value="1428.592">
            <text:p>1428.592</text:p>
          </table:table-cell>
          <table:table-cell office:value-type="string">
            <text:p><text:s/>imax</text:p>
          </table:table-cell>
          <table:table-cell office:value-type="float" office:value="72">
            <text:p>72</text:p>
          </table:table-cell>
          <table:table-cell office:value-type="string">
            <text:p><text:s/>scale</text:p>
          </table:table-cell>
          <table:table-cell office:value-type="float" office:value="1.095">
            <text:p>1.0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4.441">
            <text:p>984.441</text:p>
          </table:table-cell>
          <table:table-cell office:value-type="string">
            <text:p><text:s/>prev_avg</text:p>
          </table:table-cell>
          <table:table-cell office:value-type="float" office:value="978.825">
            <text:p>978.825</text:p>
          </table:table-cell>
          <table:table-cell office:value-type="string">
            <text:p><text:s/>max</text:p>
          </table:table-cell>
          <table:table-cell office:value-type="float" office:value="1540.429">
            <text:p>1540.429</text:p>
          </table:table-cell>
          <table:table-cell office:value-type="string">
            <text:p><text:s/>imax</text:p>
          </table:table-cell>
          <table:table-cell office:value-type="float" office:value="72">
            <text:p>72</text:p>
          </table:table-cell>
          <table:table-cell office:value-type="string">
            <text:p><text:s/>scale</text:p>
          </table:table-cell>
          <table:table-cell office:value-type="float" office:value="1.174">
            <text:p>1.17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0.501">
            <text:p>990.501</text:p>
          </table:table-cell>
          <table:table-cell office:value-type="string">
            <text:p><text:s/>prev_avg</text:p>
          </table:table-cell>
          <table:table-cell office:value-type="float" office:value="984.441">
            <text:p>984.441</text:p>
          </table:table-cell>
          <table:table-cell office:value-type="string">
            <text:p><text:s/>max</text:p>
          </table:table-cell>
          <table:table-cell office:value-type="float" office:value="1590.503">
            <text:p>1590.503</text:p>
          </table:table-cell>
          <table:table-cell office:value-type="string">
            <text:p><text:s/>imax</text:p>
          </table:table-cell>
          <table:table-cell office:value-type="float" office:value="72">
            <text:p>72</text:p>
          </table:table-cell>
          <table:table-cell office:value-type="string">
            <text:p><text:s/>scale</text:p>
          </table:table-cell>
          <table:table-cell office:value-type="float" office:value="1.204">
            <text:p>1.20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7.207">
            <text:p>997.207</text:p>
          </table:table-cell>
          <table:table-cell office:value-type="string">
            <text:p><text:s/>prev_avg</text:p>
          </table:table-cell>
          <table:table-cell office:value-type="float" office:value="990.501">
            <text:p>990.501</text:p>
          </table:table-cell>
          <table:table-cell office:value-type="string">
            <text:p><text:s/>max</text:p>
          </table:table-cell>
          <table:table-cell office:value-type="float" office:value="1661.09">
            <text:p>1661.09</text:p>
          </table:table-cell>
          <table:table-cell office:value-type="string">
            <text:p><text:s/>imax</text:p>
          </table:table-cell>
          <table:table-cell office:value-type="float" office:value="72">
            <text:p>72</text:p>
          </table:table-cell>
          <table:table-cell office:value-type="string">
            <text:p><text:s/>scale</text:p>
          </table:table-cell>
          <table:table-cell office:value-type="float" office:value="1.249">
            <text:p>1.2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0.552">
            <text:p>1010.552</text:p>
          </table:table-cell>
          <table:table-cell office:value-type="string">
            <text:p><text:s/>prev_avg</text:p>
          </table:table-cell>
          <table:table-cell office:value-type="float" office:value="997.207">
            <text:p>997.207</text:p>
          </table:table-cell>
          <table:table-cell office:value-type="string">
            <text:p><text:s/>max</text:p>
          </table:table-cell>
          <table:table-cell office:value-type="float" office:value="2331.678">
            <text:p>2331.678</text:p>
          </table:table-cell>
          <table:table-cell office:value-type="string">
            <text:p><text:s/>imax</text:p>
          </table:table-cell>
          <table:table-cell office:value-type="float" office:value="73">
            <text:p>73</text:p>
          </table:table-cell>
          <table:table-cell office:value-type="string">
            <text:p><text:s/>scale</text:p>
          </table:table-cell>
          <table:table-cell office:value-type="float" office:value="1.73">
            <text:p>1.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6.461">
            <text:p>1026.461</text:p>
          </table:table-cell>
          <table:table-cell office:value-type="string">
            <text:p><text:s/>prev_avg</text:p>
          </table:table-cell>
          <table:table-cell office:value-type="float" office:value="1010.552">
            <text:p>1010.552</text:p>
          </table:table-cell>
          <table:table-cell office:value-type="string">
            <text:p><text:s/>max</text:p>
          </table:table-cell>
          <table:table-cell office:value-type="float" office:value="2601.51">
            <text:p>2601.51</text:p>
          </table:table-cell>
          <table:table-cell office:value-type="string">
            <text:p><text:s/>imax</text:p>
          </table:table-cell>
          <table:table-cell office:value-type="float" office:value="73">
            <text:p>73</text:p>
          </table:table-cell>
          <table:table-cell office:value-type="string">
            <text:p><text:s/>scale</text:p>
          </table:table-cell>
          <table:table-cell office:value-type="float" office:value="1.901">
            <text:p>1.9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3.361">
            <text:p>1043.361</text:p>
          </table:table-cell>
          <table:table-cell office:value-type="string">
            <text:p><text:s/>prev_avg</text:p>
          </table:table-cell>
          <table:table-cell office:value-type="float" office:value="1026.461">
            <text:p>1026.461</text:p>
          </table:table-cell>
          <table:table-cell office:value-type="string">
            <text:p><text:s/>max</text:p>
          </table:table-cell>
          <table:table-cell office:value-type="float" office:value="2716.458">
            <text:p>2716.458</text:p>
          </table:table-cell>
          <table:table-cell office:value-type="string">
            <text:p><text:s/>imax</text:p>
          </table:table-cell>
          <table:table-cell office:value-type="float" office:value="73">
            <text:p>73</text:p>
          </table:table-cell>
          <table:table-cell office:value-type="string">
            <text:p><text:s/>scale</text:p>
          </table:table-cell>
          <table:table-cell office:value-type="float" office:value="1.953">
            <text:p>1.95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0.691">
            <text:p>1060.691</text:p>
          </table:table-cell>
          <table:table-cell office:value-type="string">
            <text:p><text:s/>prev_avg</text:p>
          </table:table-cell>
          <table:table-cell office:value-type="float" office:value="1043.361">
            <text:p>1043.361</text:p>
          </table:table-cell>
          <table:table-cell office:value-type="string">
            <text:p><text:s/>max</text:p>
          </table:table-cell>
          <table:table-cell office:value-type="float" office:value="2776.345">
            <text:p>2776.345</text:p>
          </table:table-cell>
          <table:table-cell office:value-type="string">
            <text:p><text:s/>imax</text:p>
          </table:table-cell>
          <table:table-cell office:value-type="float" office:value="73">
            <text:p>73</text:p>
          </table:table-cell>
          <table:table-cell office:value-type="string">
            <text:p><text:s/>scale</text:p>
          </table:table-cell>
          <table:table-cell office:value-type="float" office:value="1.963">
            <text:p>1.9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73.644">
            <text:p>1073.644</text:p>
          </table:table-cell>
          <table:table-cell office:value-type="string">
            <text:p><text:s/>prev_avg</text:p>
          </table:table-cell>
          <table:table-cell office:value-type="float" office:value="1060.691">
            <text:p>1060.691</text:p>
          </table:table-cell>
          <table:table-cell office:value-type="string">
            <text:p><text:s/>max</text:p>
          </table:table-cell>
          <table:table-cell office:value-type="float" office:value="2355.973">
            <text:p>2355.973</text:p>
          </table:table-cell>
          <table:table-cell office:value-type="string">
            <text:p><text:s/>imax</text:p>
          </table:table-cell>
          <table:table-cell office:value-type="float" office:value="74">
            <text:p>74</text:p>
          </table:table-cell>
          <table:table-cell office:value-type="string">
            <text:p><text:s/>scale</text:p>
          </table:table-cell>
          <table:table-cell office:value-type="float" office:value="1.646">
            <text:p>1.6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3.649">
            <text:p>1083.649</text:p>
          </table:table-cell>
          <table:table-cell office:value-type="string">
            <text:p><text:s/>prev_avg</text:p>
          </table:table-cell>
          <table:table-cell office:value-type="float" office:value="1073.644">
            <text:p>1073.644</text:p>
          </table:table-cell>
          <table:table-cell office:value-type="string">
            <text:p><text:s/>max</text:p>
          </table:table-cell>
          <table:table-cell office:value-type="float" office:value="2074.112">
            <text:p>2074.11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436">
            <text:p>1.43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8.867">
            <text:p>1088.867</text:p>
          </table:table-cell>
          <table:table-cell office:value-type="string">
            <text:p><text:s/>prev_avg</text:p>
          </table:table-cell>
          <table:table-cell office:value-type="float" office:value="1083.649">
            <text:p>1083.649</text:p>
          </table:table-cell>
          <table:table-cell office:value-type="string">
            <text:p><text:s/>max</text:p>
          </table:table-cell>
          <table:table-cell office:value-type="float" office:value="1605.52">
            <text:p>1605.52</text:p>
          </table:table-cell>
          <table:table-cell office:value-type="string">
            <text:p><text:s/>imax</text:p>
          </table:table-cell>
          <table:table-cell office:value-type="float" office:value="74">
            <text:p>74</text:p>
          </table:table-cell>
          <table:table-cell office:value-type="string">
            <text:p><text:s/>scale</text:p>
          </table:table-cell>
          <table:table-cell office:value-type="float" office:value="1.106">
            <text:p>1.10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3.944">
            <text:p>1113.944</text:p>
          </table:table-cell>
          <table:table-cell office:value-type="string">
            <text:p><text:s/>prev_avg</text:p>
          </table:table-cell>
          <table:table-cell office:value-type="float" office:value="1088.867">
            <text:p>1088.867</text:p>
          </table:table-cell>
          <table:table-cell office:value-type="string">
            <text:p><text:s/>max</text:p>
          </table:table-cell>
          <table:table-cell office:value-type="float" office:value="3596.502">
            <text:p>3596.50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2.421">
            <text:p>2.42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1.626">
            <text:p>1111.626</text:p>
          </table:table-cell>
          <table:table-cell office:value-type="string">
            <text:p><text:s/>prev_avg</text:p>
          </table:table-cell>
          <table:table-cell office:value-type="float" office:value="1113.944">
            <text:p>1113.944</text:p>
          </table:table-cell>
          <table:table-cell office:value-type="string">
            <text:p><text:s/>max</text:p>
          </table:table-cell>
          <table:table-cell office:value-type="float" office:value="882.132">
            <text:p>882.132</text:p>
          </table:table-cell>
          <table:table-cell office:value-type="string">
            <text:p><text:s/>imax</text:p>
          </table:table-cell>
          <table:table-cell office:value-type="float" office:value="74">
            <text:p>74</text:p>
          </table:table-cell>
          <table:table-cell office:value-type="string">
            <text:p><text:s/>scale</text:p>
          </table:table-cell>
          <table:table-cell office:value-type="float" office:value="0.595">
            <text:p>0.5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3.354">
            <text:p>1113.354</text:p>
          </table:table-cell>
          <table:table-cell office:value-type="string">
            <text:p><text:s/>prev_avg</text:p>
          </table:table-cell>
          <table:table-cell office:value-type="float" office:value="1111.626">
            <text:p>1111.626</text:p>
          </table:table-cell>
          <table:table-cell office:value-type="string">
            <text:p><text:s/>max</text:p>
          </table:table-cell>
          <table:table-cell office:value-type="float" office:value="1284.419">
            <text:p>1284.419</text:p>
          </table:table-cell>
          <table:table-cell office:value-type="string">
            <text:p><text:s/>imax</text:p>
          </table:table-cell>
          <table:table-cell office:value-type="float" office:value="75">
            <text:p>75</text:p>
          </table:table-cell>
          <table:table-cell office:value-type="string">
            <text:p><text:s/>scale</text:p>
          </table:table-cell>
          <table:table-cell office:value-type="float" office:value="0.865">
            <text:p>0.86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7.764">
            <text:p>1117.764</text:p>
          </table:table-cell>
          <table:table-cell office:value-type="string">
            <text:p><text:s/>prev_avg</text:p>
          </table:table-cell>
          <table:table-cell office:value-type="float" office:value="1113.354">
            <text:p>1113.354</text:p>
          </table:table-cell>
          <table:table-cell office:value-type="string">
            <text:p><text:s/>max</text:p>
          </table:table-cell>
          <table:table-cell office:value-type="float" office:value="1554.371">
            <text:p>1554.371</text:p>
          </table:table-cell>
          <table:table-cell office:value-type="string">
            <text:p><text:s/>imax</text:p>
          </table:table-cell>
          <table:table-cell office:value-type="float" office:value="75">
            <text:p>75</text:p>
          </table:table-cell>
          <table:table-cell office:value-type="string">
            <text:p><text:s/>scale</text:p>
          </table:table-cell>
          <table:table-cell office:value-type="float" office:value="1.043">
            <text:p>1.0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23.51">
            <text:p>1123.51</text:p>
          </table:table-cell>
          <table:table-cell office:value-type="string">
            <text:p><text:s/>prev_avg</text:p>
          </table:table-cell>
          <table:table-cell office:value-type="float" office:value="1117.764">
            <text:p>1117.764</text:p>
          </table:table-cell>
          <table:table-cell office:value-type="string">
            <text:p><text:s/>max</text:p>
          </table:table-cell>
          <table:table-cell office:value-type="float" office:value="1692.409">
            <text:p>1692.409</text:p>
          </table:table-cell>
          <table:table-cell office:value-type="string">
            <text:p><text:s/>imax</text:p>
          </table:table-cell>
          <table:table-cell office:value-type="float" office:value="75">
            <text:p>75</text:p>
          </table:table-cell>
          <table:table-cell office:value-type="string">
            <text:p><text:s/>scale</text:p>
          </table:table-cell>
          <table:table-cell office:value-type="float" office:value="1.13">
            <text:p>1.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27.595">
            <text:p>1127.595</text:p>
          </table:table-cell>
          <table:table-cell office:value-type="string">
            <text:p><text:s/>prev_avg</text:p>
          </table:table-cell>
          <table:table-cell office:value-type="float" office:value="1123.51">
            <text:p>1123.51</text:p>
          </table:table-cell>
          <table:table-cell office:value-type="string">
            <text:p><text:s/>max</text:p>
          </table:table-cell>
          <table:table-cell office:value-type="float" office:value="1531.974">
            <text:p>1531.974</text:p>
          </table:table-cell>
          <table:table-cell office:value-type="string">
            <text:p><text:s/>imax</text:p>
          </table:table-cell>
          <table:table-cell office:value-type="float" office:value="75">
            <text:p>75</text:p>
          </table:table-cell>
          <table:table-cell office:value-type="string">
            <text:p><text:s/>scale</text:p>
          </table:table-cell>
          <table:table-cell office:value-type="float" office:value="1.019">
            <text:p>1.0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33.156">
            <text:p>1133.156</text:p>
          </table:table-cell>
          <table:table-cell office:value-type="string">
            <text:p><text:s/>prev_avg</text:p>
          </table:table-cell>
          <table:table-cell office:value-type="float" office:value="1127.595">
            <text:p>1127.595</text:p>
          </table:table-cell>
          <table:table-cell office:value-type="string">
            <text:p><text:s/>max</text:p>
          </table:table-cell>
          <table:table-cell office:value-type="float" office:value="1683.754">
            <text:p>1683.754</text:p>
          </table:table-cell>
          <table:table-cell office:value-type="string">
            <text:p><text:s/>imax</text:p>
          </table:table-cell>
          <table:table-cell office:value-type="float" office:value="76">
            <text:p>76</text:p>
          </table:table-cell>
          <table:table-cell office:value-type="string">
            <text:p><text:s/>scale</text:p>
          </table:table-cell>
          <table:table-cell office:value-type="float" office:value="1.114">
            <text:p>1.1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0.393">
            <text:p>1140.393</text:p>
          </table:table-cell>
          <table:table-cell office:value-type="string">
            <text:p><text:s/>prev_avg</text:p>
          </table:table-cell>
          <table:table-cell office:value-type="float" office:value="1133.156">
            <text:p>1133.156</text:p>
          </table:table-cell>
          <table:table-cell office:value-type="string">
            <text:p><text:s/>max</text:p>
          </table:table-cell>
          <table:table-cell office:value-type="float" office:value="1856.82">
            <text:p>1856.82</text:p>
          </table:table-cell>
          <table:table-cell office:value-type="string">
            <text:p><text:s/>imax</text:p>
          </table:table-cell>
          <table:table-cell office:value-type="float" office:value="76">
            <text:p>76</text:p>
          </table:table-cell>
          <table:table-cell office:value-type="string">
            <text:p><text:s/>scale</text:p>
          </table:table-cell>
          <table:table-cell office:value-type="float" office:value="1.221">
            <text:p>1.22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8.835">
            <text:p>1148.835</text:p>
          </table:table-cell>
          <table:table-cell office:value-type="string">
            <text:p><text:s/>prev_avg</text:p>
          </table:table-cell>
          <table:table-cell office:value-type="float" office:value="1140.393">
            <text:p>1140.393</text:p>
          </table:table-cell>
          <table:table-cell office:value-type="string">
            <text:p><text:s/>max</text:p>
          </table:table-cell>
          <table:table-cell office:value-type="float" office:value="1984.59">
            <text:p>1984.59</text:p>
          </table:table-cell>
          <table:table-cell office:value-type="string">
            <text:p><text:s/>imax</text:p>
          </table:table-cell>
          <table:table-cell office:value-type="float" office:value="76">
            <text:p>76</text:p>
          </table:table-cell>
          <table:table-cell office:value-type="string">
            <text:p><text:s/>scale</text:p>
          </table:table-cell>
          <table:table-cell office:value-type="float" office:value="1.296">
            <text:p>1.29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4.803">
            <text:p>1154.803</text:p>
          </table:table-cell>
          <table:table-cell office:value-type="string">
            <text:p><text:s/>prev_avg</text:p>
          </table:table-cell>
          <table:table-cell office:value-type="float" office:value="1148.835">
            <text:p>1148.835</text:p>
          </table:table-cell>
          <table:table-cell office:value-type="string">
            <text:p><text:s/>max</text:p>
          </table:table-cell>
          <table:table-cell office:value-type="float" office:value="1745.632">
            <text:p>1745.632</text:p>
          </table:table-cell>
          <table:table-cell office:value-type="string">
            <text:p><text:s/>imax</text:p>
          </table:table-cell>
          <table:table-cell office:value-type="float" office:value="76">
            <text:p>76</text:p>
          </table:table-cell>
          <table:table-cell office:value-type="string">
            <text:p><text:s/>scale</text:p>
          </table:table-cell>
          <table:table-cell office:value-type="float" office:value="1.134">
            <text:p>1.13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9.509">
            <text:p>1159.509</text:p>
          </table:table-cell>
          <table:table-cell office:value-type="string">
            <text:p><text:s/>prev_avg</text:p>
          </table:table-cell>
          <table:table-cell office:value-type="float" office:value="1154.803">
            <text:p>1154.803</text:p>
          </table:table-cell>
          <table:table-cell office:value-type="string">
            <text:p><text:s/>max</text:p>
          </table:table-cell>
          <table:table-cell office:value-type="float" office:value="1625.359">
            <text:p>1625.359</text:p>
          </table:table-cell>
          <table:table-cell office:value-type="string">
            <text:p><text:s/>imax</text:p>
          </table:table-cell>
          <table:table-cell office:value-type="float" office:value="77">
            <text:p>77</text:p>
          </table:table-cell>
          <table:table-cell office:value-type="string">
            <text:p><text:s/>scale</text:p>
          </table:table-cell>
          <table:table-cell office:value-type="float" office:value="1.051">
            <text:p>1.0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66.618">
            <text:p>1166.618</text:p>
          </table:table-cell>
          <table:table-cell office:value-type="string">
            <text:p><text:s/>prev_avg</text:p>
          </table:table-cell>
          <table:table-cell office:value-type="float" office:value="1159.509">
            <text:p>1159.509</text:p>
          </table:table-cell>
          <table:table-cell office:value-type="string">
            <text:p><text:s/>max</text:p>
          </table:table-cell>
          <table:table-cell office:value-type="float" office:value="1870.409">
            <text:p>1870.409</text:p>
          </table:table-cell>
          <table:table-cell office:value-type="string">
            <text:p><text:s/>imax</text:p>
          </table:table-cell>
          <table:table-cell office:value-type="float" office:value="77">
            <text:p>77</text:p>
          </table:table-cell>
          <table:table-cell office:value-type="string">
            <text:p><text:s/>scale</text:p>
          </table:table-cell>
          <table:table-cell office:value-type="float" office:value="1.202">
            <text:p>1.20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73.602">
            <text:p>1173.602</text:p>
          </table:table-cell>
          <table:table-cell office:value-type="string">
            <text:p><text:s/>prev_avg</text:p>
          </table:table-cell>
          <table:table-cell office:value-type="float" office:value="1166.618">
            <text:p>1166.618</text:p>
          </table:table-cell>
          <table:table-cell office:value-type="string">
            <text:p><text:s/>max</text:p>
          </table:table-cell>
          <table:table-cell office:value-type="float" office:value="1865.077">
            <text:p>1865.077</text:p>
          </table:table-cell>
          <table:table-cell office:value-type="string">
            <text:p><text:s/>imax</text:p>
          </table:table-cell>
          <table:table-cell office:value-type="float" office:value="77">
            <text:p>77</text:p>
          </table:table-cell>
          <table:table-cell office:value-type="string">
            <text:p><text:s/>scale</text:p>
          </table:table-cell>
          <table:table-cell office:value-type="float" office:value="1.192">
            <text:p>1.19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79.611">
            <text:p>1179.611</text:p>
          </table:table-cell>
          <table:table-cell office:value-type="string">
            <text:p><text:s/>prev_avg</text:p>
          </table:table-cell>
          <table:table-cell office:value-type="float" office:value="1173.602">
            <text:p>1173.602</text:p>
          </table:table-cell>
          <table:table-cell office:value-type="string">
            <text:p><text:s/>max</text:p>
          </table:table-cell>
          <table:table-cell office:value-type="float" office:value="1774.503">
            <text:p>1774.503</text:p>
          </table:table-cell>
          <table:table-cell office:value-type="string">
            <text:p><text:s/>imax</text:p>
          </table:table-cell>
          <table:table-cell office:value-type="float" office:value="77">
            <text:p>77</text:p>
          </table:table-cell>
          <table:table-cell office:value-type="string">
            <text:p><text:s/>scale</text:p>
          </table:table-cell>
          <table:table-cell office:value-type="float" office:value="1.128">
            <text:p>1.1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2.694">
            <text:p>1182.694</text:p>
          </table:table-cell>
          <table:table-cell office:value-type="string">
            <text:p><text:s/>prev_avg</text:p>
          </table:table-cell>
          <table:table-cell office:value-type="float" office:value="1179.611">
            <text:p>1179.611</text:p>
          </table:table-cell>
          <table:table-cell office:value-type="string">
            <text:p><text:s/>max</text:p>
          </table:table-cell>
          <table:table-cell office:value-type="float" office:value="1487.93">
            <text:p>1487.93</text:p>
          </table:table-cell>
          <table:table-cell office:value-type="string">
            <text:p><text:s/>imax</text:p>
          </table:table-cell>
          <table:table-cell office:value-type="float" office:value="77">
            <text:p>77</text:p>
          </table:table-cell>
          <table:table-cell office:value-type="string">
            <text:p><text:s/>scale</text:p>
          </table:table-cell>
          <table:table-cell office:value-type="float" office:value="0.944">
            <text:p>0.9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6.856">
            <text:p>1186.856</text:p>
          </table:table-cell>
          <table:table-cell office:value-type="string">
            <text:p><text:s/>prev_avg</text:p>
          </table:table-cell>
          <table:table-cell office:value-type="float" office:value="1182.694">
            <text:p>1182.694</text:p>
          </table:table-cell>
          <table:table-cell office:value-type="string">
            <text:p><text:s/>max</text:p>
          </table:table-cell>
          <table:table-cell office:value-type="float" office:value="1598.825">
            <text:p>1598.825</text:p>
          </table:table-cell>
          <table:table-cell office:value-type="string">
            <text:p><text:s/>imax</text:p>
          </table:table-cell>
          <table:table-cell office:value-type="float" office:value="78">
            <text:p>78</text:p>
          </table:table-cell>
          <table:table-cell office:value-type="string">
            <text:p><text:s/>scale</text:p>
          </table:table-cell>
          <table:table-cell office:value-type="float" office:value="1.01">
            <text:p>1.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1.726">
            <text:p>1191.726</text:p>
          </table:table-cell>
          <table:table-cell office:value-type="string">
            <text:p><text:s/>prev_avg</text:p>
          </table:table-cell>
          <table:table-cell office:value-type="float" office:value="1186.856">
            <text:p>1186.856</text:p>
          </table:table-cell>
          <table:table-cell office:value-type="string">
            <text:p><text:s/>max</text:p>
          </table:table-cell>
          <table:table-cell office:value-type="float" office:value="1673.864">
            <text:p>1673.864</text:p>
          </table:table-cell>
          <table:table-cell office:value-type="string">
            <text:p><text:s/>imax</text:p>
          </table:table-cell>
          <table:table-cell office:value-type="float" office:value="78">
            <text:p>78</text:p>
          </table:table-cell>
          <table:table-cell office:value-type="string">
            <text:p><text:s/>scale</text:p>
          </table:table-cell>
          <table:table-cell office:value-type="float" office:value="1.053">
            <text:p>1.05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7.321">
            <text:p>1197.321</text:p>
          </table:table-cell>
          <table:table-cell office:value-type="string">
            <text:p><text:s/>prev_avg</text:p>
          </table:table-cell>
          <table:table-cell office:value-type="float" office:value="1191.726">
            <text:p>1191.726</text:p>
          </table:table-cell>
          <table:table-cell office:value-type="string">
            <text:p><text:s/>max</text:p>
          </table:table-cell>
          <table:table-cell office:value-type="float" office:value="1751.271">
            <text:p>1751.271</text:p>
          </table:table-cell>
          <table:table-cell office:value-type="string">
            <text:p><text:s/>imax</text:p>
          </table:table-cell>
          <table:table-cell office:value-type="float" office:value="78">
            <text:p>78</text:p>
          </table:table-cell>
          <table:table-cell office:value-type="string">
            <text:p><text:s/>scale</text:p>
          </table:table-cell>
          <table:table-cell office:value-type="float" office:value="1.097">
            <text:p>1.09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1.575">
            <text:p>1201.575</text:p>
          </table:table-cell>
          <table:table-cell office:value-type="string">
            <text:p><text:s/>prev_avg</text:p>
          </table:table-cell>
          <table:table-cell office:value-type="float" office:value="1197.321">
            <text:p>1197.321</text:p>
          </table:table-cell>
          <table:table-cell office:value-type="string">
            <text:p><text:s/>max</text:p>
          </table:table-cell>
          <table:table-cell office:value-type="float" office:value="1622.662">
            <text:p>1622.662</text:p>
          </table:table-cell>
          <table:table-cell office:value-type="string">
            <text:p><text:s/>imax</text:p>
          </table:table-cell>
          <table:table-cell office:value-type="float" office:value="78">
            <text:p>78</text:p>
          </table:table-cell>
          <table:table-cell office:value-type="string">
            <text:p><text:s/>scale</text:p>
          </table:table-cell>
          <table:table-cell office:value-type="float" office:value="1.013">
            <text:p>1.0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5.95">
            <text:p>1205.95</text:p>
          </table:table-cell>
          <table:table-cell office:value-type="string">
            <text:p><text:s/>prev_avg</text:p>
          </table:table-cell>
          <table:table-cell office:value-type="float" office:value="1201.575">
            <text:p>1201.575</text:p>
          </table:table-cell>
          <table:table-cell office:value-type="string">
            <text:p><text:s/>max</text:p>
          </table:table-cell>
          <table:table-cell office:value-type="float" office:value="1639.143">
            <text:p>1639.143</text:p>
          </table:table-cell>
          <table:table-cell office:value-type="string">
            <text:p><text:s/>imax</text:p>
          </table:table-cell>
          <table:table-cell office:value-type="float" office:value="79">
            <text:p>79</text:p>
          </table:table-cell>
          <table:table-cell office:value-type="string">
            <text:p><text:s/>scale</text:p>
          </table:table-cell>
          <table:table-cell office:value-type="float" office:value="1.019">
            <text:p>1.0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0.225">
            <text:p>1210.225</text:p>
          </table:table-cell>
          <table:table-cell office:value-type="string">
            <text:p><text:s/>prev_avg</text:p>
          </table:table-cell>
          <table:table-cell office:value-type="float" office:value="1205.95">
            <text:p>1205.95</text:p>
          </table:table-cell>
          <table:table-cell office:value-type="string">
            <text:p><text:s/>max</text:p>
          </table:table-cell>
          <table:table-cell office:value-type="float" office:value="1633.377">
            <text:p>1633.377</text:p>
          </table:table-cell>
          <table:table-cell office:value-type="string">
            <text:p><text:s/>imax</text:p>
          </table:table-cell>
          <table:table-cell office:value-type="float" office:value="79">
            <text:p>79</text:p>
          </table:table-cell>
          <table:table-cell office:value-type="string">
            <text:p><text:s/>scale</text:p>
          </table:table-cell>
          <table:table-cell office:value-type="float" office:value="1.012">
            <text:p>1.01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2.117">
            <text:p>1212.117</text:p>
          </table:table-cell>
          <table:table-cell office:value-type="string">
            <text:p><text:s/>prev_avg</text:p>
          </table:table-cell>
          <table:table-cell office:value-type="float" office:value="1210.225">
            <text:p>1210.225</text:p>
          </table:table-cell>
          <table:table-cell office:value-type="string">
            <text:p><text:s/>max</text:p>
          </table:table-cell>
          <table:table-cell office:value-type="float" office:value="1399.423">
            <text:p>1399.423</text:p>
          </table:table-cell>
          <table:table-cell office:value-type="string">
            <text:p><text:s/>imax</text:p>
          </table:table-cell>
          <table:table-cell office:value-type="float" office:value="79">
            <text:p>79</text:p>
          </table:table-cell>
          <table:table-cell office:value-type="string">
            <text:p><text:s/>scale</text:p>
          </table:table-cell>
          <table:table-cell office:value-type="float" office:value="0.866">
            <text:p>0.86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1.94">
            <text:p>1211.94</text:p>
          </table:table-cell>
          <table:table-cell office:value-type="string">
            <text:p><text:s/>prev_avg</text:p>
          </table:table-cell>
          <table:table-cell office:value-type="float" office:value="1212.117">
            <text:p>1212.117</text:p>
          </table:table-cell>
          <table:table-cell office:value-type="string">
            <text:p><text:s/>max</text:p>
          </table:table-cell>
          <table:table-cell office:value-type="float" office:value="1194.438">
            <text:p>1194.438</text:p>
          </table:table-cell>
          <table:table-cell office:value-type="string">
            <text:p><text:s/>imax</text:p>
          </table:table-cell>
          <table:table-cell office:value-type="float" office:value="79">
            <text:p>79</text:p>
          </table:table-cell>
          <table:table-cell office:value-type="string">
            <text:p><text:s/>scale</text:p>
          </table:table-cell>
          <table:table-cell office:value-type="float" office:value="0.739">
            <text:p>0.73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0.738">
            <text:p>1210.738</text:p>
          </table:table-cell>
          <table:table-cell office:value-type="string">
            <text:p><text:s/>prev_avg</text:p>
          </table:table-cell>
          <table:table-cell office:value-type="float" office:value="1211.94">
            <text:p>1211.94</text:p>
          </table:table-cell>
          <table:table-cell office:value-type="string">
            <text:p><text:s/>max</text:p>
          </table:table-cell>
          <table:table-cell office:value-type="float" office:value="1091.735">
            <text:p>1091.735</text:p>
          </table:table-cell>
          <table:table-cell office:value-type="string">
            <text:p><text:s/>imax</text:p>
          </table:table-cell>
          <table:table-cell office:value-type="float" office:value="80">
            <text:p>80</text:p>
          </table:table-cell>
          <table:table-cell office:value-type="string">
            <text:p><text:s/>scale</text:p>
          </table:table-cell>
          <table:table-cell office:value-type="float" office:value="0.676">
            <text:p>0.67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0.642">
            <text:p>1210.642</text:p>
          </table:table-cell>
          <table:table-cell office:value-type="string">
            <text:p><text:s/>prev_avg</text:p>
          </table:table-cell>
          <table:table-cell office:value-type="float" office:value="1210.738">
            <text:p>1210.738</text:p>
          </table:table-cell>
          <table:table-cell office:value-type="string">
            <text:p><text:s/>max</text:p>
          </table:table-cell>
          <table:table-cell office:value-type="float" office:value="1201.139">
            <text:p>1201.139</text:p>
          </table:table-cell>
          <table:table-cell office:value-type="string">
            <text:p><text:s/>imax</text:p>
          </table:table-cell>
          <table:table-cell office:value-type="float" office:value="80">
            <text:p>80</text:p>
          </table:table-cell>
          <table:table-cell office:value-type="string">
            <text:p><text:s/>scale</text:p>
          </table:table-cell>
          <table:table-cell office:value-type="float" office:value="0.744">
            <text:p>0.7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0.535">
            <text:p>1210.535</text:p>
          </table:table-cell>
          <table:table-cell office:value-type="string">
            <text:p><text:s/>prev_avg</text:p>
          </table:table-cell>
          <table:table-cell office:value-type="float" office:value="1210.642">
            <text:p>1210.642</text:p>
          </table:table-cell>
          <table:table-cell office:value-type="string">
            <text:p><text:s/>max</text:p>
          </table:table-cell>
          <table:table-cell office:value-type="float" office:value="1199.999">
            <text:p>1199.999</text:p>
          </table:table-cell>
          <table:table-cell office:value-type="string">
            <text:p><text:s/>imax</text:p>
          </table:table-cell>
          <table:table-cell office:value-type="float" office:value="80">
            <text:p>80</text:p>
          </table:table-cell>
          <table:table-cell office:value-type="string">
            <text:p><text:s/>scale</text:p>
          </table:table-cell>
          <table:table-cell office:value-type="float" office:value="0.743">
            <text:p>0.7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9.474">
            <text:p>1209.474</text:p>
          </table:table-cell>
          <table:table-cell office:value-type="string">
            <text:p><text:s/>prev_avg</text:p>
          </table:table-cell>
          <table:table-cell office:value-type="float" office:value="1210.535">
            <text:p>1210.535</text:p>
          </table:table-cell>
          <table:table-cell office:value-type="string">
            <text:p><text:s/>max</text:p>
          </table:table-cell>
          <table:table-cell office:value-type="float" office:value="1104.382">
            <text:p>1104.382</text:p>
          </table:table-cell>
          <table:table-cell office:value-type="string">
            <text:p><text:s/>imax</text:p>
          </table:table-cell>
          <table:table-cell office:value-type="float" office:value="80">
            <text:p>80</text:p>
          </table:table-cell>
          <table:table-cell office:value-type="string">
            <text:p><text:s/>scale</text:p>
          </table:table-cell>
          <table:table-cell office:value-type="float" office:value="0.685">
            <text:p>0.6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2.454">
            <text:p>1212.454</text:p>
          </table:table-cell>
          <table:table-cell office:value-type="string">
            <text:p><text:s/>prev_avg</text:p>
          </table:table-cell>
          <table:table-cell office:value-type="float" office:value="1209.474">
            <text:p>1209.474</text:p>
          </table:table-cell>
          <table:table-cell office:value-type="string">
            <text:p><text:s/>max</text:p>
          </table:table-cell>
          <table:table-cell office:value-type="float" office:value="1507.518">
            <text:p>1507.518</text:p>
          </table:table-cell>
          <table:table-cell office:value-type="string">
            <text:p><text:s/>imax</text:p>
          </table:table-cell>
          <table:table-cell office:value-type="float" office:value="10">
            <text:p>10</text:p>
          </table:table-cell>
          <table:table-cell office:value-type="string">
            <text:p><text:s/>scale</text:p>
          </table:table-cell>
          <table:table-cell office:value-type="float" office:value="0.933">
            <text:p>0.9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4.295">
            <text:p>1214.295</text:p>
          </table:table-cell>
          <table:table-cell office:value-type="string">
            <text:p><text:s/>prev_avg</text:p>
          </table:table-cell>
          <table:table-cell office:value-type="float" office:value="1212.454">
            <text:p>1212.454</text:p>
          </table:table-cell>
          <table:table-cell office:value-type="string">
            <text:p><text:s/>max</text:p>
          </table:table-cell>
          <table:table-cell office:value-type="float" office:value="1396.578">
            <text:p>1396.578</text:p>
          </table:table-cell>
          <table:table-cell office:value-type="string">
            <text:p><text:s/>imax</text:p>
          </table:table-cell>
          <table:table-cell office:value-type="float" office:value="81">
            <text:p>81</text:p>
          </table:table-cell>
          <table:table-cell office:value-type="string">
            <text:p><text:s/>scale</text:p>
          </table:table-cell>
          <table:table-cell office:value-type="float" office:value="0.863">
            <text:p>0.8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5.602">
            <text:p>1215.602</text:p>
          </table:table-cell>
          <table:table-cell office:value-type="string">
            <text:p><text:s/>prev_avg</text:p>
          </table:table-cell>
          <table:table-cell office:value-type="float" office:value="1214.295">
            <text:p>1214.295</text:p>
          </table:table-cell>
          <table:table-cell office:value-type="string">
            <text:p><text:s/>max</text:p>
          </table:table-cell>
          <table:table-cell office:value-type="float" office:value="1344.992">
            <text:p>1344.992</text:p>
          </table:table-cell>
          <table:table-cell office:value-type="string">
            <text:p><text:s/>imax</text:p>
          </table:table-cell>
          <table:table-cell office:value-type="float" office:value="81">
            <text:p>81</text:p>
          </table:table-cell>
          <table:table-cell office:value-type="string">
            <text:p><text:s/>scale</text:p>
          </table:table-cell>
          <table:table-cell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6.322">
            <text:p>1216.322</text:p>
          </table:table-cell>
          <table:table-cell office:value-type="string">
            <text:p><text:s/>prev_avg</text:p>
          </table:table-cell>
          <table:table-cell office:value-type="float" office:value="1215.602">
            <text:p>1215.602</text:p>
          </table:table-cell>
          <table:table-cell office:value-type="string">
            <text:p><text:s/>max</text:p>
          </table:table-cell>
          <table:table-cell office:value-type="float" office:value="1287.539">
            <text:p>1287.539</text:p>
          </table:table-cell>
          <table:table-cell office:value-type="string">
            <text:p><text:s/>imax</text:p>
          </table:table-cell>
          <table:table-cell office:value-type="float" office:value="81">
            <text:p>81</text:p>
          </table:table-cell>
          <table:table-cell office:value-type="string">
            <text:p><text:s/>scale</text:p>
          </table:table-cell>
          <table:table-cell office:value-type="float" office:value="0.794">
            <text:p>0.7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24.436">
            <text:p>1224.436</text:p>
          </table:table-cell>
          <table:table-cell office:value-type="string">
            <text:p><text:s/>prev_avg</text:p>
          </table:table-cell>
          <table:table-cell office:value-type="float" office:value="1216.322">
            <text:p>1216.322</text:p>
          </table:table-cell>
          <table:table-cell office:value-type="string">
            <text:p><text:s/>max</text:p>
          </table:table-cell>
          <table:table-cell office:value-type="float" office:value="2027.746">
            <text:p>2027.74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242">
            <text:p>1.2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22.785">
            <text:p>1222.785</text:p>
          </table:table-cell>
          <table:table-cell office:value-type="string">
            <text:p><text:s/>prev_avg</text:p>
          </table:table-cell>
          <table:table-cell office:value-type="float" office:value="1224.436">
            <text:p>1224.436</text:p>
          </table:table-cell>
          <table:table-cell office:value-type="string">
            <text:p><text:s/>max</text:p>
          </table:table-cell>
          <table:table-cell office:value-type="float" office:value="1059.381">
            <text:p>1059.381</text:p>
          </table:table-cell>
          <table:table-cell office:value-type="string">
            <text:p><text:s/>imax</text:p>
          </table:table-cell>
          <table:table-cell office:value-type="float" office:value="82">
            <text:p>82</text:p>
          </table:table-cell>
          <table:table-cell office:value-type="string">
            <text:p><text:s/>scale</text:p>
          </table:table-cell>
          <table:table-cell office:value-type="float" office:value="0.65">
            <text:p>0.6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21.616">
            <text:p>1221.616</text:p>
          </table:table-cell>
          <table:table-cell office:value-type="string">
            <text:p><text:s/>prev_avg</text:p>
          </table:table-cell>
          <table:table-cell office:value-type="float" office:value="1222.785">
            <text:p>1222.785</text:p>
          </table:table-cell>
          <table:table-cell office:value-type="string">
            <text:p><text:s/>max</text:p>
          </table:table-cell>
          <table:table-cell office:value-type="float" office:value="1105.885">
            <text:p>1105.88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679">
            <text:p>0.6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8.321">
            <text:p>1218.321</text:p>
          </table:table-cell>
          <table:table-cell office:value-type="string">
            <text:p><text:s/>prev_avg</text:p>
          </table:table-cell>
          <table:table-cell office:value-type="float" office:value="1221.616">
            <text:p>1221.616</text:p>
          </table:table-cell>
          <table:table-cell office:value-type="string">
            <text:p><text:s/>max</text:p>
          </table:table-cell>
          <table:table-cell office:value-type="float" office:value="892.037">
            <text:p>892.037</text:p>
          </table:table-cell>
          <table:table-cell office:value-type="string">
            <text:p><text:s/>imax</text:p>
          </table:table-cell>
          <table:table-cell office:value-type="float" office:value="82">
            <text:p>82</text:p>
          </table:table-cell>
          <table:table-cell office:value-type="string">
            <text:p><text:s/>scale</text:p>
          </table:table-cell>
          <table:table-cell office:value-type="float" office:value="0.549">
            <text:p>0.5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13.538">
            <text:p>1213.538</text:p>
          </table:table-cell>
          <table:table-cell office:value-type="string">
            <text:p><text:s/>prev_avg</text:p>
          </table:table-cell>
          <table:table-cell office:value-type="float" office:value="1218.321">
            <text:p>1218.321</text:p>
          </table:table-cell>
          <table:table-cell office:value-type="string">
            <text:p><text:s/>max</text:p>
          </table:table-cell>
          <table:table-cell office:value-type="float" office:value="740.065">
            <text:p>740.065</text:p>
          </table:table-cell>
          <table:table-cell office:value-type="string">
            <text:p><text:s/>imax</text:p>
          </table:table-cell>
          <table:table-cell office:value-type="float" office:value="82">
            <text:p>82</text:p>
          </table:table-cell>
          <table:table-cell office:value-type="string">
            <text:p><text:s/>scale</text:p>
          </table:table-cell>
          <table:table-cell office:value-type="float" office:value="0.457">
            <text:p>0.45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8.313">
            <text:p>1208.313</text:p>
          </table:table-cell>
          <table:table-cell office:value-type="string">
            <text:p><text:s/>prev_avg</text:p>
          </table:table-cell>
          <table:table-cell office:value-type="float" office:value="1213.538">
            <text:p>1213.538</text:p>
          </table:table-cell>
          <table:table-cell office:value-type="string">
            <text:p><text:s/>max</text:p>
          </table:table-cell>
          <table:table-cell office:value-type="float" office:value="690.985">
            <text:p>690.98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29">
            <text:p>0.4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3.084">
            <text:p>1203.084</text:p>
          </table:table-cell>
          <table:table-cell office:value-type="string">
            <text:p><text:s/>prev_avg</text:p>
          </table:table-cell>
          <table:table-cell office:value-type="float" office:value="1208.313">
            <text:p>1208.313</text:p>
          </table:table-cell>
          <table:table-cell office:value-type="string">
            <text:p><text:s/>max</text:p>
          </table:table-cell>
          <table:table-cell office:value-type="float" office:value="685.451">
            <text:p>685.451</text:p>
          </table:table-cell>
          <table:table-cell office:value-type="string">
            <text:p><text:s/>imax</text:p>
          </table:table-cell>
          <table:table-cell office:value-type="float" office:value="83">
            <text:p>83</text:p>
          </table:table-cell>
          <table:table-cell office:value-type="string">
            <text:p><text:s/>scale</text:p>
          </table:table-cell>
          <table:table-cell office:value-type="float" office:value="0.427">
            <text:p>0.4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201.604">
            <text:p>1201.604</text:p>
          </table:table-cell>
          <table:table-cell office:value-type="string">
            <text:p><text:s/>prev_avg</text:p>
          </table:table-cell>
          <table:table-cell office:value-type="float" office:value="1203.084">
            <text:p>1203.084</text:p>
          </table:table-cell>
          <table:table-cell office:value-type="string">
            <text:p><text:s/>max</text:p>
          </table:table-cell>
          <table:table-cell office:value-type="float" office:value="1055.085">
            <text:p>1055.085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659">
            <text:p>0.6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8.392">
            <text:p>1198.392</text:p>
          </table:table-cell>
          <table:table-cell office:value-type="string">
            <text:p><text:s/>prev_avg</text:p>
          </table:table-cell>
          <table:table-cell office:value-type="float" office:value="1201.604">
            <text:p>1201.604</text:p>
          </table:table-cell>
          <table:table-cell office:value-type="string">
            <text:p><text:s/>max</text:p>
          </table:table-cell>
          <table:table-cell office:value-type="float" office:value="880.4">
            <text:p>880.4</text:p>
          </table:table-cell>
          <table:table-cell office:value-type="string">
            <text:p><text:s/>imax</text:p>
          </table:table-cell>
          <table:table-cell office:value-type="float" office:value="83">
            <text:p>83</text:p>
          </table:table-cell>
          <table:table-cell office:value-type="string">
            <text:p><text:s/>scale</text:p>
          </table:table-cell>
          <table:table-cell office:value-type="float" office:value="0.551">
            <text:p>0.5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4.051">
            <text:p>1194.051</text:p>
          </table:table-cell>
          <table:table-cell office:value-type="string">
            <text:p><text:s/>prev_avg</text:p>
          </table:table-cell>
          <table:table-cell office:value-type="float" office:value="1198.392">
            <text:p>1198.392</text:p>
          </table:table-cell>
          <table:table-cell office:value-type="string">
            <text:p><text:s/>max</text:p>
          </table:table-cell>
          <table:table-cell office:value-type="float" office:value="764.286">
            <text:p>764.286</text:p>
          </table:table-cell>
          <table:table-cell office:value-type="string">
            <text:p><text:s/>imax</text:p>
          </table:table-cell>
          <table:table-cell office:value-type="float" office:value="84">
            <text:p>84</text:p>
          </table:table-cell>
          <table:table-cell office:value-type="string">
            <text:p><text:s/>scale</text:p>
          </table:table-cell>
          <table:table-cell office:value-type="float" office:value="0.48">
            <text:p>0.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4.659">
            <text:p>1194.659</text:p>
          </table:table-cell>
          <table:table-cell office:value-type="string">
            <text:p><text:s/>prev_avg</text:p>
          </table:table-cell>
          <table:table-cell office:value-type="float" office:value="1194.051">
            <text:p>1194.051</text:p>
          </table:table-cell>
          <table:table-cell office:value-type="string">
            <text:p><text:s/>max</text:p>
          </table:table-cell>
          <table:table-cell office:value-type="float" office:value="1254.849">
            <text:p>1254.849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788">
            <text:p>0.7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2.684">
            <text:p>1192.684</text:p>
          </table:table-cell>
          <table:table-cell office:value-type="string">
            <text:p><text:s/>prev_avg</text:p>
          </table:table-cell>
          <table:table-cell office:value-type="float" office:value="1194.659">
            <text:p>1194.659</text:p>
          </table:table-cell>
          <table:table-cell office:value-type="string">
            <text:p><text:s/>max</text:p>
          </table:table-cell>
          <table:table-cell office:value-type="float" office:value="997.195">
            <text:p>997.195</text:p>
          </table:table-cell>
          <table:table-cell office:value-type="string">
            <text:p><text:s/>imax</text:p>
          </table:table-cell>
          <table:table-cell office:value-type="float" office:value="84">
            <text:p>84</text:p>
          </table:table-cell>
          <table:table-cell office:value-type="string">
            <text:p><text:s/>scale</text:p>
          </table:table-cell>
          <table:table-cell office:value-type="float" office:value="0.627">
            <text:p>0.6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90.461">
            <text:p>1190.461</text:p>
          </table:table-cell>
          <table:table-cell office:value-type="string">
            <text:p><text:s/>prev_avg</text:p>
          </table:table-cell>
          <table:table-cell office:value-type="float" office:value="1192.684">
            <text:p>1192.684</text:p>
          </table:table-cell>
          <table:table-cell office:value-type="string">
            <text:p><text:s/>max</text:p>
          </table:table-cell>
          <table:table-cell office:value-type="float" office:value="970.363">
            <text:p>970.363</text:p>
          </table:table-cell>
          <table:table-cell office:value-type="string">
            <text:p><text:s/>imax</text:p>
          </table:table-cell>
          <table:table-cell office:value-type="float" office:value="84">
            <text:p>84</text:p>
          </table:table-cell>
          <table:table-cell office:value-type="string">
            <text:p><text:s/>scale</text:p>
          </table:table-cell>
          <table:table-cell office:value-type="float" office:value="0.611">
            <text:p>0.6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7.134">
            <text:p>1187.134</text:p>
          </table:table-cell>
          <table:table-cell office:value-type="string">
            <text:p><text:s/>prev_avg</text:p>
          </table:table-cell>
          <table:table-cell office:value-type="float" office:value="1190.461">
            <text:p>1190.461</text:p>
          </table:table-cell>
          <table:table-cell office:value-type="string">
            <text:p><text:s/>max</text:p>
          </table:table-cell>
          <table:table-cell office:value-type="float" office:value="857.809">
            <text:p>857.809</text:p>
          </table:table-cell>
          <table:table-cell office:value-type="string">
            <text:p><text:s/>imax</text:p>
          </table:table-cell>
          <table:table-cell office:value-type="float" office:value="84">
            <text:p>84</text:p>
          </table:table-cell>
          <table:table-cell office:value-type="string">
            <text:p><text:s/>scale</text:p>
          </table:table-cell>
          <table:table-cell office:value-type="float" office:value="0.542">
            <text:p>0.5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7.826">
            <text:p>1187.826</text:p>
          </table:table-cell>
          <table:table-cell office:value-type="string">
            <text:p><text:s/>prev_avg</text:p>
          </table:table-cell>
          <table:table-cell office:value-type="float" office:value="1187.134">
            <text:p>1187.134</text:p>
          </table:table-cell>
          <table:table-cell office:value-type="string">
            <text:p><text:s/>max</text:p>
          </table:table-cell>
          <table:table-cell office:value-type="float" office:value="1256.277">
            <text:p>1256.27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93">
            <text:p>0.79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4.529">
            <text:p>1184.529</text:p>
          </table:table-cell>
          <table:table-cell office:value-type="string">
            <text:p><text:s/>prev_avg</text:p>
          </table:table-cell>
          <table:table-cell office:value-type="float" office:value="1187.826">
            <text:p>1187.826</text:p>
          </table:table-cell>
          <table:table-cell office:value-type="string">
            <text:p><text:s/>max</text:p>
          </table:table-cell>
          <table:table-cell office:value-type="float" office:value="858.105">
            <text:p>858.105</text:p>
          </table:table-cell>
          <table:table-cell office:value-type="string">
            <text:p><text:s/>imax</text:p>
          </table:table-cell>
          <table:table-cell office:value-type="float" office:value="85">
            <text:p>85</text:p>
          </table:table-cell>
          <table:table-cell office:value-type="string">
            <text:p><text:s/>scale</text:p>
          </table:table-cell>
          <table:table-cell office:value-type="float" office:value="0.543">
            <text:p>0.5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81.118">
            <text:p>1181.118</text:p>
          </table:table-cell>
          <table:table-cell office:value-type="string">
            <text:p><text:s/>prev_avg</text:p>
          </table:table-cell>
          <table:table-cell office:value-type="float" office:value="1184.529">
            <text:p>1184.529</text:p>
          </table:table-cell>
          <table:table-cell office:value-type="string">
            <text:p><text:s/>max</text:p>
          </table:table-cell>
          <table:table-cell office:value-type="float" office:value="843.453">
            <text:p>843.453</text:p>
          </table:table-cell>
          <table:table-cell office:value-type="string">
            <text:p><text:s/>imax</text:p>
          </table:table-cell>
          <table:table-cell office:value-type="float" office:value="85">
            <text:p>85</text:p>
          </table:table-cell>
          <table:table-cell office:value-type="string">
            <text:p><text:s/>scale</text:p>
          </table:table-cell>
          <table:table-cell office:value-type="float" office:value="0.536">
            <text:p>0.53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76.403">
            <text:p>1176.403</text:p>
          </table:table-cell>
          <table:table-cell office:value-type="string">
            <text:p><text:s/>prev_avg</text:p>
          </table:table-cell>
          <table:table-cell office:value-type="float" office:value="1181.118">
            <text:p>1181.118</text:p>
          </table:table-cell>
          <table:table-cell office:value-type="string">
            <text:p><text:s/>max</text:p>
          </table:table-cell>
          <table:table-cell office:value-type="float" office:value="709.612">
            <text:p>709.612</text:p>
          </table:table-cell>
          <table:table-cell office:value-type="string">
            <text:p><text:s/>imax</text:p>
          </table:table-cell>
          <table:table-cell office:value-type="float" office:value="85">
            <text:p>85</text:p>
          </table:table-cell>
          <table:table-cell office:value-type="string">
            <text:p><text:s/>scale</text:p>
          </table:table-cell>
          <table:table-cell office:value-type="float" office:value="0.452">
            <text:p>0.4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71.035">
            <text:p>1171.035</text:p>
          </table:table-cell>
          <table:table-cell office:value-type="string">
            <text:p><text:s/>prev_avg</text:p>
          </table:table-cell>
          <table:table-cell office:value-type="float" office:value="1176.403">
            <text:p>1176.403</text:p>
          </table:table-cell>
          <table:table-cell office:value-type="string">
            <text:p><text:s/>max</text:p>
          </table:table-cell>
          <table:table-cell office:value-type="float" office:value="639.594">
            <text:p>639.594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41">
            <text:p>0.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66.338">
            <text:p>1166.338</text:p>
          </table:table-cell>
          <table:table-cell office:value-type="string">
            <text:p><text:s/>prev_avg</text:p>
          </table:table-cell>
          <table:table-cell office:value-type="float" office:value="1171.035">
            <text:p>1171.035</text:p>
          </table:table-cell>
          <table:table-cell office:value-type="string">
            <text:p><text:s/>max</text:p>
          </table:table-cell>
          <table:table-cell office:value-type="float" office:value="701.349">
            <text:p>701.349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451">
            <text:p>0.4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62.443">
            <text:p>1162.443</text:p>
          </table:table-cell>
          <table:table-cell office:value-type="string">
            <text:p><text:s/>prev_avg</text:p>
          </table:table-cell>
          <table:table-cell office:value-type="float" office:value="1166.338">
            <text:p>1166.338</text:p>
          </table:table-cell>
          <table:table-cell office:value-type="string">
            <text:p><text:s/>max</text:p>
          </table:table-cell>
          <table:table-cell office:value-type="float" office:value="776.809">
            <text:p>776.809</text:p>
          </table:table-cell>
          <table:table-cell office:value-type="string">
            <text:p><text:s/>imax</text:p>
          </table:table-cell>
          <table:table-cell office:value-type="float" office:value="86">
            <text:p>86</text:p>
          </table:table-cell>
          <table:table-cell office:value-type="string">
            <text:p><text:s/>scale</text:p>
          </table:table-cell>
          <table:table-cell office:value-type="float" office:value="0.501">
            <text:p>0.5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9.584">
            <text:p>1159.584</text:p>
          </table:table-cell>
          <table:table-cell office:value-type="string">
            <text:p><text:s/>prev_avg</text:p>
          </table:table-cell>
          <table:table-cell office:value-type="float" office:value="1162.443">
            <text:p>1162.443</text:p>
          </table:table-cell>
          <table:table-cell office:value-type="string">
            <text:p><text:s/>max</text:p>
          </table:table-cell>
          <table:table-cell office:value-type="float" office:value="876.602">
            <text:p>876.60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567">
            <text:p>0.5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5.065">
            <text:p>1155.065</text:p>
          </table:table-cell>
          <table:table-cell office:value-type="string">
            <text:p><text:s/>prev_avg</text:p>
          </table:table-cell>
          <table:table-cell office:value-type="float" office:value="1159.584">
            <text:p>1159.584</text:p>
          </table:table-cell>
          <table:table-cell office:value-type="string">
            <text:p><text:s/>max</text:p>
          </table:table-cell>
          <table:table-cell office:value-type="float" office:value="707.653">
            <text:p>707.653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459">
            <text:p>0.4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1.135">
            <text:p>1151.135</text:p>
          </table:table-cell>
          <table:table-cell office:value-type="string">
            <text:p><text:s/>prev_avg</text:p>
          </table:table-cell>
          <table:table-cell office:value-type="float" office:value="1155.065">
            <text:p>1155.065</text:p>
          </table:table-cell>
          <table:table-cell office:value-type="string">
            <text:p><text:s/>max</text:p>
          </table:table-cell>
          <table:table-cell office:value-type="float" office:value="762.066">
            <text:p>762.066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497">
            <text:p>0.49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7.914">
            <text:p>1147.914</text:p>
          </table:table-cell>
          <table:table-cell office:value-type="string">
            <text:p><text:s/>prev_avg</text:p>
          </table:table-cell>
          <table:table-cell office:value-type="float" office:value="1151.135">
            <text:p>1151.135</text:p>
          </table:table-cell>
          <table:table-cell office:value-type="string">
            <text:p><text:s/>max</text:p>
          </table:table-cell>
          <table:table-cell office:value-type="float" office:value="829.057">
            <text:p>829.057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542">
            <text:p>0.5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3.408">
            <text:p>1153.408</text:p>
          </table:table-cell>
          <table:table-cell office:value-type="string">
            <text:p><text:s/>prev_avg</text:p>
          </table:table-cell>
          <table:table-cell office:value-type="float" office:value="1147.914">
            <text:p>1147.914</text:p>
          </table:table-cell>
          <table:table-cell office:value-type="string">
            <text:p><text:s/>max</text:p>
          </table:table-cell>
          <table:table-cell office:value-type="float" office:value="1697.345">
            <text:p>1697.345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1.104">
            <text:p>1.10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9.112">
            <text:p>1149.112</text:p>
          </table:table-cell>
          <table:table-cell office:value-type="string">
            <text:p><text:s/>prev_avg</text:p>
          </table:table-cell>
          <table:table-cell office:value-type="float" office:value="1153.408">
            <text:p>1153.408</text:p>
          </table:table-cell>
          <table:table-cell office:value-type="string">
            <text:p><text:s/>max</text:p>
          </table:table-cell>
          <table:table-cell office:value-type="float" office:value="723.77">
            <text:p>723.77</text:p>
          </table:table-cell>
          <table:table-cell office:value-type="string">
            <text:p><text:s/>imax</text:p>
          </table:table-cell>
          <table:table-cell office:value-type="float" office:value="87">
            <text:p>87</text:p>
          </table:table-cell>
          <table:table-cell office:value-type="string">
            <text:p><text:s/>scale</text:p>
          </table:table-cell>
          <table:table-cell office:value-type="float" office:value="0.472">
            <text:p>0.4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5.355">
            <text:p>1145.355</text:p>
          </table:table-cell>
          <table:table-cell office:value-type="string">
            <text:p><text:s/>prev_avg</text:p>
          </table:table-cell>
          <table:table-cell office:value-type="float" office:value="1149.112">
            <text:p>1149.112</text:p>
          </table:table-cell>
          <table:table-cell office:value-type="string">
            <text:p><text:s/>max</text:p>
          </table:table-cell>
          <table:table-cell office:value-type="float" office:value="773.357">
            <text:p>773.357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506">
            <text:p>0.50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1.905">
            <text:p>1141.905</text:p>
          </table:table-cell>
          <table:table-cell office:value-type="string">
            <text:p><text:s/>prev_avg</text:p>
          </table:table-cell>
          <table:table-cell office:value-type="float" office:value="1145.355">
            <text:p>1145.355</text:p>
          </table:table-cell>
          <table:table-cell office:value-type="string">
            <text:p><text:s/>max</text:p>
          </table:table-cell>
          <table:table-cell office:value-type="float" office:value="800.381">
            <text:p>800.381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526">
            <text:p>0.5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4.461">
            <text:p>1144.461</text:p>
          </table:table-cell>
          <table:table-cell office:value-type="string">
            <text:p><text:s/>prev_avg</text:p>
          </table:table-cell>
          <table:table-cell office:value-type="float" office:value="1141.905">
            <text:p>1141.905</text:p>
          </table:table-cell>
          <table:table-cell office:value-type="string">
            <text:p><text:s/>max</text:p>
          </table:table-cell>
          <table:table-cell office:value-type="float" office:value="1397.517">
            <text:p>1397.51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916">
            <text:p>0.91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0.838">
            <text:p>1140.838</text:p>
          </table:table-cell>
          <table:table-cell office:value-type="string">
            <text:p><text:s/>prev_avg</text:p>
          </table:table-cell>
          <table:table-cell office:value-type="float" office:value="1144.461">
            <text:p>1144.461</text:p>
          </table:table-cell>
          <table:table-cell office:value-type="string">
            <text:p><text:s/>max</text:p>
          </table:table-cell>
          <table:table-cell office:value-type="float" office:value="782.189">
            <text:p>782.189</text:p>
          </table:table-cell>
          <table:table-cell office:value-type="string">
            <text:p><text:s/>imax</text:p>
          </table:table-cell>
          <table:table-cell office:value-type="float" office:value="88">
            <text:p>88</text:p>
          </table:table-cell>
          <table:table-cell office:value-type="string">
            <text:p><text:s/>scale</text:p>
          </table:table-cell>
          <table:table-cell office:value-type="float" office:value="0.514">
            <text:p>0.5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50.815">
            <text:p>1150.815</text:p>
          </table:table-cell>
          <table:table-cell office:value-type="string">
            <text:p><text:s/>prev_avg</text:p>
          </table:table-cell>
          <table:table-cell office:value-type="float" office:value="1140.838">
            <text:p>1140.838</text:p>
          </table:table-cell>
          <table:table-cell office:value-type="string">
            <text:p><text:s/>max</text:p>
          </table:table-cell>
          <table:table-cell office:value-type="float" office:value="2138.495">
            <text:p>2138.49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394">
            <text:p>1.3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8.472">
            <text:p>1148.472</text:p>
          </table:table-cell>
          <table:table-cell office:value-type="string">
            <text:p><text:s/>prev_avg</text:p>
          </table:table-cell>
          <table:table-cell office:value-type="float" office:value="1150.815">
            <text:p>1150.815</text:p>
          </table:table-cell>
          <table:table-cell office:value-type="string">
            <text:p><text:s/>max</text:p>
          </table:table-cell>
          <table:table-cell office:value-type="float" office:value="916.547">
            <text:p>916.547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0.599">
            <text:p>0.59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7.115">
            <text:p>1147.115</text:p>
          </table:table-cell>
          <table:table-cell office:value-type="string">
            <text:p><text:s/>prev_avg</text:p>
          </table:table-cell>
          <table:table-cell office:value-type="float" office:value="1148.472">
            <text:p>1148.472</text:p>
          </table:table-cell>
          <table:table-cell office:value-type="string">
            <text:p><text:s/>max</text:p>
          </table:table-cell>
          <table:table-cell office:value-type="float" office:value="1012.796">
            <text:p>1012.796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0.662">
            <text:p>0.6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5.244">
            <text:p>1145.244</text:p>
          </table:table-cell>
          <table:table-cell office:value-type="string">
            <text:p><text:s/>prev_avg</text:p>
          </table:table-cell>
          <table:table-cell office:value-type="float" office:value="1147.115">
            <text:p>1147.115</text:p>
          </table:table-cell>
          <table:table-cell office:value-type="string">
            <text:p><text:s/>max</text:p>
          </table:table-cell>
          <table:table-cell office:value-type="float" office:value="959.936">
            <text:p>959.936</text:p>
          </table:table-cell>
          <table:table-cell office:value-type="string">
            <text:p><text:s/>imax</text:p>
          </table:table-cell>
          <table:table-cell office:value-type="float" office:value="89">
            <text:p>89</text:p>
          </table:table-cell>
          <table:table-cell office:value-type="string">
            <text:p><text:s/>scale</text:p>
          </table:table-cell>
          <table:table-cell office:value-type="float" office:value="0.629">
            <text:p>0.6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3.084">
            <text:p>1143.084</text:p>
          </table:table-cell>
          <table:table-cell office:value-type="string">
            <text:p><text:s/>prev_avg</text:p>
          </table:table-cell>
          <table:table-cell office:value-type="float" office:value="1145.244">
            <text:p>1145.244</text:p>
          </table:table-cell>
          <table:table-cell office:value-type="string">
            <text:p><text:s/>max</text:p>
          </table:table-cell>
          <table:table-cell office:value-type="float" office:value="929.293">
            <text:p>929.293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0.61">
            <text:p>0.6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1.947">
            <text:p>1141.947</text:p>
          </table:table-cell>
          <table:table-cell office:value-type="string">
            <text:p><text:s/>prev_avg</text:p>
          </table:table-cell>
          <table:table-cell office:value-type="float" office:value="1143.084">
            <text:p>1143.084</text:p>
          </table:table-cell>
          <table:table-cell office:value-type="string">
            <text:p><text:s/>max</text:p>
          </table:table-cell>
          <table:table-cell office:value-type="float" office:value="1029.429">
            <text:p>1029.429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0.676">
            <text:p>0.67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1.756">
            <text:p>1141.756</text:p>
          </table:table-cell>
          <table:table-cell office:value-type="string">
            <text:p><text:s/>prev_avg</text:p>
          </table:table-cell>
          <table:table-cell office:value-type="float" office:value="1141.947">
            <text:p>1141.947</text:p>
          </table:table-cell>
          <table:table-cell office:value-type="string">
            <text:p><text:s/>max</text:p>
          </table:table-cell>
          <table:table-cell office:value-type="float" office:value="1122.847">
            <text:p>1122.84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38">
            <text:p>0.7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40.185">
            <text:p>1140.185</text:p>
          </table:table-cell>
          <table:table-cell office:value-type="string">
            <text:p><text:s/>prev_avg</text:p>
          </table:table-cell>
          <table:table-cell office:value-type="float" office:value="1141.756">
            <text:p>1141.756</text:p>
          </table:table-cell>
          <table:table-cell office:value-type="string">
            <text:p><text:s/>max</text:p>
          </table:table-cell>
          <table:table-cell office:value-type="float" office:value="984.626">
            <text:p>984.626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0.648">
            <text:p>0.6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37.158">
            <text:p>1137.158</text:p>
          </table:table-cell>
          <table:table-cell office:value-type="string">
            <text:p><text:s/>prev_avg</text:p>
          </table:table-cell>
          <table:table-cell office:value-type="float" office:value="1140.185">
            <text:p>1140.185</text:p>
          </table:table-cell>
          <table:table-cell office:value-type="string">
            <text:p><text:s/>max</text:p>
          </table:table-cell>
          <table:table-cell office:value-type="float" office:value="837.438">
            <text:p>837.438</text:p>
          </table:table-cell>
          <table:table-cell office:value-type="string">
            <text:p><text:s/>imax</text:p>
          </table:table-cell>
          <table:table-cell office:value-type="float" office:value="90">
            <text:p>90</text:p>
          </table:table-cell>
          <table:table-cell office:value-type="string">
            <text:p><text:s/>scale</text:p>
          </table:table-cell>
          <table:table-cell office:value-type="float" office:value="0.552">
            <text:p>0.5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33.928">
            <text:p>1133.928</text:p>
          </table:table-cell>
          <table:table-cell office:value-type="string">
            <text:p><text:s/>prev_avg</text:p>
          </table:table-cell>
          <table:table-cell office:value-type="float" office:value="1137.158">
            <text:p>1137.158</text:p>
          </table:table-cell>
          <table:table-cell office:value-type="string">
            <text:p><text:s/>max</text:p>
          </table:table-cell>
          <table:table-cell office:value-type="float" office:value="814.171">
            <text:p>814.171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0.539">
            <text:p>0.53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30.411">
            <text:p>1130.411</text:p>
          </table:table-cell>
          <table:table-cell office:value-type="string">
            <text:p><text:s/>prev_avg</text:p>
          </table:table-cell>
          <table:table-cell office:value-type="float" office:value="1133.928">
            <text:p>1133.928</text:p>
          </table:table-cell>
          <table:table-cell office:value-type="string">
            <text:p><text:s/>max</text:p>
          </table:table-cell>
          <table:table-cell office:value-type="float" office:value="782.245">
            <text:p>782.245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0.519">
            <text:p>0.5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24.491">
            <text:p>1124.491</text:p>
          </table:table-cell>
          <table:table-cell office:value-type="string">
            <text:p><text:s/>prev_avg</text:p>
          </table:table-cell>
          <table:table-cell office:value-type="float" office:value="1130.411">
            <text:p>1130.411</text:p>
          </table:table-cell>
          <table:table-cell office:value-type="string">
            <text:p><text:s/>max</text:p>
          </table:table-cell>
          <table:table-cell office:value-type="float" office:value="538.45">
            <text:p>538.45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0.359">
            <text:p>0.3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8.045">
            <text:p>1118.045</text:p>
          </table:table-cell>
          <table:table-cell office:value-type="string">
            <text:p><text:s/>prev_avg</text:p>
          </table:table-cell>
          <table:table-cell office:value-type="float" office:value="1124.491">
            <text:p>1124.491</text:p>
          </table:table-cell>
          <table:table-cell office:value-type="string">
            <text:p><text:s/>max</text:p>
          </table:table-cell>
          <table:table-cell office:value-type="float" office:value="479.893">
            <text:p>479.893</text:p>
          </table:table-cell>
          <table:table-cell office:value-type="string">
            <text:p><text:s/>imax</text:p>
          </table:table-cell>
          <table:table-cell office:value-type="float" office:value="91">
            <text:p>91</text:p>
          </table:table-cell>
          <table:table-cell office:value-type="string">
            <text:p><text:s/>scale</text:p>
          </table:table-cell>
          <table:table-cell office:value-type="float" office:value="0.322">
            <text:p>0.32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3.347">
            <text:p>1113.347</text:p>
          </table:table-cell>
          <table:table-cell office:value-type="string">
            <text:p><text:s/>prev_avg</text:p>
          </table:table-cell>
          <table:table-cell office:value-type="float" office:value="1118.045">
            <text:p>1118.045</text:p>
          </table:table-cell>
          <table:table-cell office:value-type="string">
            <text:p><text:s/>max</text:p>
          </table:table-cell>
          <table:table-cell office:value-type="float" office:value="648.23">
            <text:p>648.23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437">
            <text:p>0.4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10.304">
            <text:p>1110.304</text:p>
          </table:table-cell>
          <table:table-cell office:value-type="string">
            <text:p><text:s/>prev_avg</text:p>
          </table:table-cell>
          <table:table-cell office:value-type="float" office:value="1113.347">
            <text:p>1113.347</text:p>
          </table:table-cell>
          <table:table-cell office:value-type="string">
            <text:p><text:s/>max</text:p>
          </table:table-cell>
          <table:table-cell office:value-type="float" office:value="808.995">
            <text:p>808.995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546">
            <text:p>0.5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7.201">
            <text:p>1107.201</text:p>
          </table:table-cell>
          <table:table-cell office:value-type="string">
            <text:p><text:s/>prev_avg</text:p>
          </table:table-cell>
          <table:table-cell office:value-type="float" office:value="1110.304">
            <text:p>1110.304</text:p>
          </table:table-cell>
          <table:table-cell office:value-type="string">
            <text:p><text:s/>max</text:p>
          </table:table-cell>
          <table:table-cell office:value-type="float" office:value="800.021">
            <text:p>800.021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542">
            <text:p>0.54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3.71">
            <text:p>1103.71</text:p>
          </table:table-cell>
          <table:table-cell office:value-type="string">
            <text:p><text:s/>prev_avg</text:p>
          </table:table-cell>
          <table:table-cell office:value-type="float" office:value="1107.201">
            <text:p>1107.201</text:p>
          </table:table-cell>
          <table:table-cell office:value-type="string">
            <text:p><text:s/>max</text:p>
          </table:table-cell>
          <table:table-cell office:value-type="float" office:value="758.111">
            <text:p>758.111</text:p>
          </table:table-cell>
          <table:table-cell office:value-type="string">
            <text:p><text:s/>imax</text:p>
          </table:table-cell>
          <table:table-cell office:value-type="float" office:value="92">
            <text:p>92</text:p>
          </table:table-cell>
          <table:table-cell office:value-type="string">
            <text:p><text:s/>scale</text:p>
          </table:table-cell>
          <table:table-cell office:value-type="float" office:value="0.515">
            <text:p>0.51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1.539">
            <text:p>1101.539</text:p>
          </table:table-cell>
          <table:table-cell office:value-type="string">
            <text:p><text:s/>prev_avg</text:p>
          </table:table-cell>
          <table:table-cell office:value-type="float" office:value="1103.71">
            <text:p>1103.71</text:p>
          </table:table-cell>
          <table:table-cell office:value-type="string">
            <text:p><text:s/>max</text:p>
          </table:table-cell>
          <table:table-cell office:value-type="float" office:value="886.656">
            <text:p>886.656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604">
            <text:p>0.60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1.01">
            <text:p>1101.01</text:p>
          </table:table-cell>
          <table:table-cell office:value-type="string">
            <text:p><text:s/>prev_avg</text:p>
          </table:table-cell>
          <table:table-cell office:value-type="float" office:value="1101.539">
            <text:p>1101.539</text:p>
          </table:table-cell>
          <table:table-cell office:value-type="string">
            <text:p><text:s/>max</text:p>
          </table:table-cell>
          <table:table-cell office:value-type="float" office:value="1048.626">
            <text:p>1048.626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714">
            <text:p>0.7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8.2">
            <text:p>1108.2</text:p>
          </table:table-cell>
          <table:table-cell office:value-type="string">
            <text:p><text:s/>prev_avg</text:p>
          </table:table-cell>
          <table:table-cell office:value-type="float" office:value="1101.01">
            <text:p>1101.01</text:p>
          </table:table-cell>
          <table:table-cell office:value-type="string">
            <text:p><text:s/>max</text:p>
          </table:table-cell>
          <table:table-cell office:value-type="float" office:value="1820.015">
            <text:p>1820.015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232">
            <text:p>1.2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6.404">
            <text:p>1106.404</text:p>
          </table:table-cell>
          <table:table-cell office:value-type="string">
            <text:p><text:s/>prev_avg</text:p>
          </table:table-cell>
          <table:table-cell office:value-type="float" office:value="1108.2">
            <text:p>1108.2</text:p>
          </table:table-cell>
          <table:table-cell office:value-type="string">
            <text:p><text:s/>max</text:p>
          </table:table-cell>
          <table:table-cell office:value-type="float" office:value="928.537">
            <text:p>928.537</text:p>
          </table:table-cell>
          <table:table-cell office:value-type="string">
            <text:p><text:s/>imax</text:p>
          </table:table-cell>
          <table:table-cell office:value-type="float" office:value="93">
            <text:p>93</text:p>
          </table:table-cell>
          <table:table-cell office:value-type="string">
            <text:p><text:s/>scale</text:p>
          </table:table-cell>
          <table:table-cell office:value-type="float" office:value="0.629">
            <text:p>0.6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3.138">
            <text:p>1103.138</text:p>
          </table:table-cell>
          <table:table-cell office:value-type="string">
            <text:p><text:s/>prev_avg</text:p>
          </table:table-cell>
          <table:table-cell office:value-type="float" office:value="1106.404">
            <text:p>1106.404</text:p>
          </table:table-cell>
          <table:table-cell office:value-type="string">
            <text:p><text:s/>max</text:p>
          </table:table-cell>
          <table:table-cell office:value-type="float" office:value="779.85">
            <text:p>779.85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3">
            <text:p>0.5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100.673">
            <text:p>1100.673</text:p>
          </table:table-cell>
          <table:table-cell office:value-type="string">
            <text:p><text:s/>prev_avg</text:p>
          </table:table-cell>
          <table:table-cell office:value-type="float" office:value="1103.138">
            <text:p>1103.138</text:p>
          </table:table-cell>
          <table:table-cell office:value-type="string">
            <text:p><text:s/>max</text:p>
          </table:table-cell>
          <table:table-cell office:value-type="float" office:value="856.663">
            <text:p>856.663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84">
            <text:p>0.58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8.659">
            <text:p>1098.659</text:p>
          </table:table-cell>
          <table:table-cell office:value-type="string">
            <text:p><text:s/>prev_avg</text:p>
          </table:table-cell>
          <table:table-cell office:value-type="float" office:value="1100.673">
            <text:p>1100.673</text:p>
          </table:table-cell>
          <table:table-cell office:value-type="string">
            <text:p><text:s/>max</text:p>
          </table:table-cell>
          <table:table-cell office:value-type="float" office:value="899.237">
            <text:p>899.237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614">
            <text:p>0.6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6.375">
            <text:p>1096.375</text:p>
          </table:table-cell>
          <table:table-cell office:value-type="string">
            <text:p><text:s/>prev_avg</text:p>
          </table:table-cell>
          <table:table-cell office:value-type="float" office:value="1098.659">
            <text:p>1098.659</text:p>
          </table:table-cell>
          <table:table-cell office:value-type="string">
            <text:p><text:s/>max</text:p>
          </table:table-cell>
          <table:table-cell office:value-type="float" office:value="870.271">
            <text:p>870.271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95">
            <text:p>0.5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3.431">
            <text:p>1093.431</text:p>
          </table:table-cell>
          <table:table-cell office:value-type="string">
            <text:p><text:s/>prev_avg</text:p>
          </table:table-cell>
          <table:table-cell office:value-type="float" office:value="1096.375">
            <text:p>1096.375</text:p>
          </table:table-cell>
          <table:table-cell office:value-type="string">
            <text:p><text:s/>max</text:p>
          </table:table-cell>
          <table:table-cell office:value-type="float" office:value="801.965">
            <text:p>801.965</text:p>
          </table:table-cell>
          <table:table-cell office:value-type="string">
            <text:p><text:s/>imax</text:p>
          </table:table-cell>
          <table:table-cell office:value-type="float" office:value="94">
            <text:p>94</text:p>
          </table:table-cell>
          <table:table-cell office:value-type="string">
            <text:p><text:s/>scale</text:p>
          </table:table-cell>
          <table:table-cell office:value-type="float" office:value="0.55">
            <text:p>0.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1.604">
            <text:p>1091.604</text:p>
          </table:table-cell>
          <table:table-cell office:value-type="string">
            <text:p><text:s/>prev_avg</text:p>
          </table:table-cell>
          <table:table-cell office:value-type="float" office:value="1093.431">
            <text:p>1093.431</text:p>
          </table:table-cell>
          <table:table-cell office:value-type="string">
            <text:p><text:s/>max</text:p>
          </table:table-cell>
          <table:table-cell office:value-type="float" office:value="910.696">
            <text:p>910.696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626">
            <text:p>0.6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2.64">
            <text:p>1092.64</text:p>
          </table:table-cell>
          <table:table-cell office:value-type="string">
            <text:p><text:s/>prev_avg</text:p>
          </table:table-cell>
          <table:table-cell office:value-type="float" office:value="1091.604">
            <text:p>1091.604</text:p>
          </table:table-cell>
          <table:table-cell office:value-type="string">
            <text:p><text:s/>max</text:p>
          </table:table-cell>
          <table:table-cell office:value-type="float" office:value="1195.275">
            <text:p>1195.275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82">
            <text:p>0.8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3.355">
            <text:p>1093.355</text:p>
          </table:table-cell>
          <table:table-cell office:value-type="string">
            <text:p><text:s/>prev_avg</text:p>
          </table:table-cell>
          <table:table-cell office:value-type="float" office:value="1092.64">
            <text:p>1092.64</text:p>
          </table:table-cell>
          <table:table-cell office:value-type="string">
            <text:p><text:s/>max</text:p>
          </table:table-cell>
          <table:table-cell office:value-type="float" office:value="1164.054">
            <text:p>1164.054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798">
            <text:p>0.7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1.185">
            <text:p>1091.185</text:p>
          </table:table-cell>
          <table:table-cell office:value-type="string">
            <text:p><text:s/>prev_avg</text:p>
          </table:table-cell>
          <table:table-cell office:value-type="float" office:value="1093.355">
            <text:p>1093.355</text:p>
          </table:table-cell>
          <table:table-cell office:value-type="string">
            <text:p><text:s/>max</text:p>
          </table:table-cell>
          <table:table-cell office:value-type="float" office:value="876.351">
            <text:p>876.351</text:p>
          </table:table-cell>
          <table:table-cell office:value-type="string">
            <text:p><text:s/>imax</text:p>
          </table:table-cell>
          <table:table-cell office:value-type="float" office:value="95">
            <text:p>95</text:p>
          </table:table-cell>
          <table:table-cell office:value-type="string">
            <text:p><text:s/>scale</text:p>
          </table:table-cell>
          <table:table-cell office:value-type="float" office:value="0.602">
            <text:p>0.60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6.706">
            <text:p>1086.706</text:p>
          </table:table-cell>
          <table:table-cell office:value-type="string">
            <text:p><text:s/>prev_avg</text:p>
          </table:table-cell>
          <table:table-cell office:value-type="float" office:value="1091.185">
            <text:p>1091.185</text:p>
          </table:table-cell>
          <table:table-cell office:value-type="string">
            <text:p><text:s/>max</text:p>
          </table:table-cell>
          <table:table-cell office:value-type="float" office:value="643.306">
            <text:p>643.306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444">
            <text:p>0.4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6.735">
            <text:p>1096.735</text:p>
          </table:table-cell>
          <table:table-cell office:value-type="string">
            <text:p><text:s/>prev_avg</text:p>
          </table:table-cell>
          <table:table-cell office:value-type="float" office:value="1086.706">
            <text:p>1086.706</text:p>
          </table:table-cell>
          <table:table-cell office:value-type="string">
            <text:p><text:s/>max</text:p>
          </table:table-cell>
          <table:table-cell office:value-type="float" office:value="2089.635">
            <text:p>2089.63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429">
            <text:p>1.4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2.902">
            <text:p>1092.902</text:p>
          </table:table-cell>
          <table:table-cell office:value-type="string">
            <text:p><text:s/>prev_avg</text:p>
          </table:table-cell>
          <table:table-cell office:value-type="float" office:value="1096.735">
            <text:p>1096.735</text:p>
          </table:table-cell>
          <table:table-cell office:value-type="string">
            <text:p><text:s/>max</text:p>
          </table:table-cell>
          <table:table-cell office:value-type="float" office:value="713.412">
            <text:p>713.412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0.074">
            <text:p>1090.074</text:p>
          </table:table-cell>
          <table:table-cell office:value-type="string">
            <text:p><text:s/>prev_avg</text:p>
          </table:table-cell>
          <table:table-cell office:value-type="float" office:value="1092.902">
            <text:p>1092.902</text:p>
          </table:table-cell>
          <table:table-cell office:value-type="string">
            <text:p><text:s/>max</text:p>
          </table:table-cell>
          <table:table-cell office:value-type="float" office:value="810.072">
            <text:p>810.072</text:p>
          </table:table-cell>
          <table:table-cell office:value-type="string">
            <text:p><text:s/>imax</text:p>
          </table:table-cell>
          <table:table-cell office:value-type="float" office:value="96">
            <text:p>96</text:p>
          </table:table-cell>
          <table:table-cell office:value-type="string">
            <text:p><text:s/>scale</text:p>
          </table:table-cell>
          <table:table-cell office:value-type="float" office:value="0.557">
            <text:p>0.55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0.469">
            <text:p>1090.469</text:p>
          </table:table-cell>
          <table:table-cell office:value-type="string">
            <text:p><text:s/>prev_avg</text:p>
          </table:table-cell>
          <table:table-cell office:value-type="float" office:value="1090.074">
            <text:p>1090.074</text:p>
          </table:table-cell>
          <table:table-cell office:value-type="string">
            <text:p><text:s/>max</text:p>
          </table:table-cell>
          <table:table-cell office:value-type="float" office:value="1129.628">
            <text:p>1129.628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777">
            <text:p>0.7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3.013">
            <text:p>1093.013</text:p>
          </table:table-cell>
          <table:table-cell office:value-type="string">
            <text:p><text:s/>prev_avg</text:p>
          </table:table-cell>
          <table:table-cell office:value-type="float" office:value="1090.469">
            <text:p>1090.469</text:p>
          </table:table-cell>
          <table:table-cell office:value-type="string">
            <text:p><text:s/>max</text:p>
          </table:table-cell>
          <table:table-cell office:value-type="float" office:value="1344.845">
            <text:p>1344.845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923">
            <text:p>0.92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3.347">
            <text:p>1093.347</text:p>
          </table:table-cell>
          <table:table-cell office:value-type="string">
            <text:p><text:s/>prev_avg</text:p>
          </table:table-cell>
          <table:table-cell office:value-type="float" office:value="1093.013">
            <text:p>1093.013</text:p>
          </table:table-cell>
          <table:table-cell office:value-type="string">
            <text:p><text:s/>max</text:p>
          </table:table-cell>
          <table:table-cell office:value-type="float" office:value="1126.462">
            <text:p>1126.462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773">
            <text:p>0.7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2.81">
            <text:p>1092.81</text:p>
          </table:table-cell>
          <table:table-cell office:value-type="string">
            <text:p><text:s/>prev_avg</text:p>
          </table:table-cell>
          <table:table-cell office:value-type="float" office:value="1093.347">
            <text:p>1093.347</text:p>
          </table:table-cell>
          <table:table-cell office:value-type="string">
            <text:p><text:s/>max</text:p>
          </table:table-cell>
          <table:table-cell office:value-type="float" office:value="1039.61">
            <text:p>1039.61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713">
            <text:p>0.7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8.564">
            <text:p>1088.564</text:p>
          </table:table-cell>
          <table:table-cell office:value-type="string">
            <text:p><text:s/>prev_avg</text:p>
          </table:table-cell>
          <table:table-cell office:value-type="float" office:value="1092.81">
            <text:p>1092.81</text:p>
          </table:table-cell>
          <table:table-cell office:value-type="string">
            <text:p><text:s/>max</text:p>
          </table:table-cell>
          <table:table-cell office:value-type="float" office:value="668.213">
            <text:p>668.213</text:p>
          </table:table-cell>
          <table:table-cell office:value-type="string">
            <text:p><text:s/>imax</text:p>
          </table:table-cell>
          <table:table-cell office:value-type="float" office:value="97">
            <text:p>97</text:p>
          </table:table-cell>
          <table:table-cell office:value-type="string">
            <text:p><text:s/>scale</text:p>
          </table:table-cell>
          <table:table-cell office:value-type="float" office:value="0.46">
            <text:p>0.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93.234">
            <text:p>1093.234</text:p>
          </table:table-cell>
          <table:table-cell office:value-type="string">
            <text:p><text:s/>prev_avg</text:p>
          </table:table-cell>
          <table:table-cell office:value-type="float" office:value="1088.564">
            <text:p>1088.564</text:p>
          </table:table-cell>
          <table:table-cell office:value-type="string">
            <text:p><text:s/>max</text:p>
          </table:table-cell>
          <table:table-cell office:value-type="float" office:value="1555.542">
            <text:p>1555.54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067">
            <text:p>1.0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9.759">
            <text:p>1089.759</text:p>
          </table:table-cell>
          <table:table-cell office:value-type="string">
            <text:p><text:s/>prev_avg</text:p>
          </table:table-cell>
          <table:table-cell office:value-type="float" office:value="1093.234">
            <text:p>1093.234</text:p>
          </table:table-cell>
          <table:table-cell office:value-type="string">
            <text:p><text:s/>max</text:p>
          </table:table-cell>
          <table:table-cell office:value-type="float" office:value="745.75">
            <text:p>745.75</text:p>
          </table:table-cell>
          <table:table-cell office:value-type="string">
            <text:p><text:s/>imax</text:p>
          </table:table-cell>
          <table:table-cell office:value-type="float" office:value="98">
            <text:p>98</text:p>
          </table:table-cell>
          <table:table-cell office:value-type="string">
            <text:p><text:s/>scale</text:p>
          </table:table-cell>
          <table:table-cell office:value-type="float" office:value="0.513">
            <text:p>0.5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5.787">
            <text:p>1085.787</text:p>
          </table:table-cell>
          <table:table-cell office:value-type="string">
            <text:p><text:s/>prev_avg</text:p>
          </table:table-cell>
          <table:table-cell office:value-type="float" office:value="1089.759">
            <text:p>1089.759</text:p>
          </table:table-cell>
          <table:table-cell office:value-type="string">
            <text:p><text:s/>max</text:p>
          </table:table-cell>
          <table:table-cell office:value-type="float" office:value="692.527">
            <text:p>692.52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478">
            <text:p>0.4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80.247">
            <text:p>1080.247</text:p>
          </table:table-cell>
          <table:table-cell office:value-type="string">
            <text:p><text:s/>prev_avg</text:p>
          </table:table-cell>
          <table:table-cell office:value-type="float" office:value="1085.787">
            <text:p>1085.787</text:p>
          </table:table-cell>
          <table:table-cell office:value-type="string">
            <text:p><text:s/>max</text:p>
          </table:table-cell>
          <table:table-cell office:value-type="float" office:value="531.876">
            <text:p>531.87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69">
            <text:p>0.3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73.203">
            <text:p>1073.203</text:p>
          </table:table-cell>
          <table:table-cell office:value-type="string">
            <text:p><text:s/>prev_avg</text:p>
          </table:table-cell>
          <table:table-cell office:value-type="float" office:value="1080.247">
            <text:p>1080.247</text:p>
          </table:table-cell>
          <table:table-cell office:value-type="string">
            <text:p><text:s/>max</text:p>
          </table:table-cell>
          <table:table-cell office:value-type="float" office:value="375.807">
            <text:p>375.807</text:p>
          </table:table-cell>
          <table:table-cell office:value-type="string">
            <text:p><text:s/>imax</text:p>
          </table:table-cell>
          <table:table-cell office:value-type="float" office:value="99">
            <text:p>99</text:p>
          </table:table-cell>
          <table:table-cell office:value-type="string">
            <text:p><text:s/>scale</text:p>
          </table:table-cell>
          <table:table-cell office:value-type="float" office:value="0.263">
            <text:p>0.2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70.236">
            <text:p>1070.236</text:p>
          </table:table-cell>
          <table:table-cell office:value-type="string">
            <text:p><text:s/>prev_avg</text:p>
          </table:table-cell>
          <table:table-cell office:value-type="float" office:value="1073.203">
            <text:p>1073.203</text:p>
          </table:table-cell>
          <table:table-cell office:value-type="string">
            <text:p><text:s/>max</text:p>
          </table:table-cell>
          <table:table-cell office:value-type="float" office:value="776.448">
            <text:p>776.448</text:p>
          </table:table-cell>
          <table:table-cell office:value-type="string">
            <text:p><text:s/>imax</text:p>
          </table:table-cell>
          <table:table-cell office:value-type="float" office:value="15">
            <text:p>15</text:p>
          </table:table-cell>
          <table:table-cell office:value-type="string">
            <text:p><text:s/>scale</text:p>
          </table:table-cell>
          <table:table-cell office:value-type="float" office:value="0.544">
            <text:p>0.5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8.059">
            <text:p>1068.059</text:p>
          </table:table-cell>
          <table:table-cell office:value-type="string">
            <text:p><text:s/>prev_avg</text:p>
          </table:table-cell>
          <table:table-cell office:value-type="float" office:value="1070.236">
            <text:p>1070.236</text:p>
          </table:table-cell>
          <table:table-cell office:value-type="string">
            <text:p><text:s/>max</text:p>
          </table:table-cell>
          <table:table-cell office:value-type="float" office:value="852.612">
            <text:p>852.612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599">
            <text:p>0.59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64.344">
            <text:p>1064.344</text:p>
          </table:table-cell>
          <table:table-cell office:value-type="string">
            <text:p><text:s/>prev_avg</text:p>
          </table:table-cell>
          <table:table-cell office:value-type="float" office:value="1068.059">
            <text:p>1068.059</text:p>
          </table:table-cell>
          <table:table-cell office:value-type="string">
            <text:p><text:s/>max</text:p>
          </table:table-cell>
          <table:table-cell office:value-type="float" office:value="696.579">
            <text:p>696.579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91">
            <text:p>0.4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9.173">
            <text:p>1059.173</text:p>
          </table:table-cell>
          <table:table-cell office:value-type="string">
            <text:p><text:s/>prev_avg</text:p>
          </table:table-cell>
          <table:table-cell office:value-type="float" office:value="1064.344">
            <text:p>1064.344</text:p>
          </table:table-cell>
          <table:table-cell office:value-type="string">
            <text:p><text:s/>max</text:p>
          </table:table-cell>
          <table:table-cell office:value-type="float" office:value="547.201">
            <text:p>547.201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387">
            <text:p>0.38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8.69">
            <text:p>1058.69</text:p>
          </table:table-cell>
          <table:table-cell office:value-type="string">
            <text:p><text:s/>prev_avg</text:p>
          </table:table-cell>
          <table:table-cell office:value-type="float" office:value="1059.173">
            <text:p>1059.173</text:p>
          </table:table-cell>
          <table:table-cell office:value-type="string">
            <text:p><text:s/>max</text:p>
          </table:table-cell>
          <table:table-cell office:value-type="float" office:value="1010.819">
            <text:p>1010.819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716">
            <text:p>0.71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8.276">
            <text:p>1058.276</text:p>
          </table:table-cell>
          <table:table-cell office:value-type="string">
            <text:p><text:s/>prev_avg</text:p>
          </table:table-cell>
          <table:table-cell office:value-type="float" office:value="1058.69">
            <text:p>1058.69</text:p>
          </table:table-cell>
          <table:table-cell office:value-type="string">
            <text:p><text:s/>max</text:p>
          </table:table-cell>
          <table:table-cell office:value-type="float" office:value="1017.375">
            <text:p>1017.375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721">
            <text:p>0.72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6.492">
            <text:p>1056.492</text:p>
          </table:table-cell>
          <table:table-cell office:value-type="string">
            <text:p><text:s/>prev_avg</text:p>
          </table:table-cell>
          <table:table-cell office:value-type="float" office:value="1058.276">
            <text:p>1058.276</text:p>
          </table:table-cell>
          <table:table-cell office:value-type="string">
            <text:p><text:s/>max</text:p>
          </table:table-cell>
          <table:table-cell office:value-type="float" office:value="879.848">
            <text:p>879.848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625">
            <text:p>0.62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3.843">
            <text:p>1053.843</text:p>
          </table:table-cell>
          <table:table-cell office:value-type="string">
            <text:p><text:s/>prev_avg</text:p>
          </table:table-cell>
          <table:table-cell office:value-type="float" office:value="1056.492">
            <text:p>1056.492</text:p>
          </table:table-cell>
          <table:table-cell office:value-type="string">
            <text:p><text:s/>max</text:p>
          </table:table-cell>
          <table:table-cell office:value-type="float" office:value="791.571">
            <text:p>791.571</text:p>
          </table:table-cell>
          <table:table-cell office:value-type="string">
            <text:p><text:s/>imax</text:p>
          </table:table-cell>
          <table:table-cell office:value-type="float" office:value="100">
            <text:p>100</text:p>
          </table:table-cell>
          <table:table-cell office:value-type="string">
            <text:p><text:s/>scale</text:p>
          </table:table-cell>
          <table:table-cell office:value-type="float" office:value="0.563">
            <text:p>0.56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2.676">
            <text:p>1052.676</text:p>
          </table:table-cell>
          <table:table-cell office:value-type="string">
            <text:p><text:s/>prev_avg</text:p>
          </table:table-cell>
          <table:table-cell office:value-type="float" office:value="1053.843">
            <text:p>1053.843</text:p>
          </table:table-cell>
          <table:table-cell office:value-type="string">
            <text:p><text:s/>max</text:p>
          </table:table-cell>
          <table:table-cell office:value-type="float" office:value="937.138">
            <text:p>937.138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68">
            <text:p>0.66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1.755">
            <text:p>1051.755</text:p>
          </table:table-cell>
          <table:table-cell office:value-type="string">
            <text:p><text:s/>prev_avg</text:p>
          </table:table-cell>
          <table:table-cell office:value-type="float" office:value="1052.676">
            <text:p>1052.676</text:p>
          </table:table-cell>
          <table:table-cell office:value-type="string">
            <text:p><text:s/>max</text:p>
          </table:table-cell>
          <table:table-cell office:value-type="float" office:value="960.546">
            <text:p>960.546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85">
            <text:p>0.6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51.143">
            <text:p>1051.143</text:p>
          </table:table-cell>
          <table:table-cell office:value-type="string">
            <text:p><text:s/>prev_avg</text:p>
          </table:table-cell>
          <table:table-cell office:value-type="float" office:value="1051.755">
            <text:p>1051.755</text:p>
          </table:table-cell>
          <table:table-cell office:value-type="string">
            <text:p><text:s/>max</text:p>
          </table:table-cell>
          <table:table-cell office:value-type="float" office:value="990.576">
            <text:p>990.576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707">
            <text:p>0.7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9.069">
            <text:p>1049.069</text:p>
          </table:table-cell>
          <table:table-cell office:value-type="string">
            <text:p><text:s/>prev_avg</text:p>
          </table:table-cell>
          <table:table-cell office:value-type="float" office:value="1051.143">
            <text:p>1051.143</text:p>
          </table:table-cell>
          <table:table-cell office:value-type="string">
            <text:p><text:s/>max</text:p>
          </table:table-cell>
          <table:table-cell office:value-type="float" office:value="843.735">
            <text:p>843.735</text:p>
          </table:table-cell>
          <table:table-cell office:value-type="string">
            <text:p><text:s/>imax</text:p>
          </table:table-cell>
          <table:table-cell office:value-type="float" office:value="101">
            <text:p>101</text:p>
          </table:table-cell>
          <table:table-cell office:value-type="string">
            <text:p><text:s/>scale</text:p>
          </table:table-cell>
          <table:table-cell office:value-type="float" office:value="0.603">
            <text:p>0.60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5.383">
            <text:p>1045.383</text:p>
          </table:table-cell>
          <table:table-cell office:value-type="string">
            <text:p><text:s/>prev_avg</text:p>
          </table:table-cell>
          <table:table-cell office:value-type="float" office:value="1049.069">
            <text:p>1049.069</text:p>
          </table:table-cell>
          <table:table-cell office:value-type="string">
            <text:p><text:s/>max</text:p>
          </table:table-cell>
          <table:table-cell office:value-type="float" office:value="680.481">
            <text:p>680.481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488">
            <text:p>0.4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0.608">
            <text:p>1040.608</text:p>
          </table:table-cell>
          <table:table-cell office:value-type="string">
            <text:p><text:s/>prev_avg</text:p>
          </table:table-cell>
          <table:table-cell office:value-type="float" office:value="1045.383">
            <text:p>1045.383</text:p>
          </table:table-cell>
          <table:table-cell office:value-type="string">
            <text:p><text:s/>max</text:p>
          </table:table-cell>
          <table:table-cell office:value-type="float" office:value="567.858">
            <text:p>567.858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409">
            <text:p>0.40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5.955">
            <text:p>1035.955</text:p>
          </table:table-cell>
          <table:table-cell office:value-type="string">
            <text:p><text:s/>prev_avg</text:p>
          </table:table-cell>
          <table:table-cell office:value-type="float" office:value="1040.608">
            <text:p>1040.608</text:p>
          </table:table-cell>
          <table:table-cell office:value-type="string">
            <text:p><text:s/>max</text:p>
          </table:table-cell>
          <table:table-cell office:value-type="float" office:value="575.375">
            <text:p>575.375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417">
            <text:p>0.41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3.288">
            <text:p>1033.288</text:p>
          </table:table-cell>
          <table:table-cell office:value-type="string">
            <text:p><text:s/>prev_avg</text:p>
          </table:table-cell>
          <table:table-cell office:value-type="float" office:value="1035.955">
            <text:p>1035.955</text:p>
          </table:table-cell>
          <table:table-cell office:value-type="string">
            <text:p><text:s/>max</text:p>
          </table:table-cell>
          <table:table-cell office:value-type="float" office:value="769.244">
            <text:p>769.244</text:p>
          </table:table-cell>
          <table:table-cell office:value-type="string">
            <text:p><text:s/>imax</text:p>
          </table:table-cell>
          <table:table-cell office:value-type="float" office:value="102">
            <text:p>102</text:p>
          </table:table-cell>
          <table:table-cell office:value-type="string">
            <text:p><text:s/>scale</text:p>
          </table:table-cell>
          <table:table-cell office:value-type="float" office:value="0.558">
            <text:p>0.5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3.512">
            <text:p>1033.512</text:p>
          </table:table-cell>
          <table:table-cell office:value-type="string">
            <text:p><text:s/>prev_avg</text:p>
          </table:table-cell>
          <table:table-cell office:value-type="float" office:value="1033.288">
            <text:p>1033.288</text:p>
          </table:table-cell>
          <table:table-cell office:value-type="string">
            <text:p><text:s/>max</text:p>
          </table:table-cell>
          <table:table-cell office:value-type="float" office:value="1055.729">
            <text:p>1055.729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66">
            <text:p>0.76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4.089">
            <text:p>1034.089</text:p>
          </table:table-cell>
          <table:table-cell office:value-type="string">
            <text:p><text:s/>prev_avg</text:p>
          </table:table-cell>
          <table:table-cell office:value-type="float" office:value="1033.512">
            <text:p>1033.512</text:p>
          </table:table-cell>
          <table:table-cell office:value-type="string">
            <text:p><text:s/>max</text:p>
          </table:table-cell>
          <table:table-cell office:value-type="float" office:value="1091.204">
            <text:p>1091.204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91">
            <text:p>0.7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4.461">
            <text:p>1034.461</text:p>
          </table:table-cell>
          <table:table-cell office:value-type="string">
            <text:p><text:s/>prev_avg</text:p>
          </table:table-cell>
          <table:table-cell office:value-type="float" office:value="1034.089">
            <text:p>1034.089</text:p>
          </table:table-cell>
          <table:table-cell office:value-type="string">
            <text:p><text:s/>max</text:p>
          </table:table-cell>
          <table:table-cell office:value-type="float" office:value="1071.231">
            <text:p>1071.231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77">
            <text:p>0.7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5.809">
            <text:p>1035.809</text:p>
          </table:table-cell>
          <table:table-cell office:value-type="string">
            <text:p><text:s/>prev_avg</text:p>
          </table:table-cell>
          <table:table-cell office:value-type="float" office:value="1034.461">
            <text:p>1034.461</text:p>
          </table:table-cell>
          <table:table-cell office:value-type="string">
            <text:p><text:s/>max</text:p>
          </table:table-cell>
          <table:table-cell office:value-type="float" office:value="1169.237">
            <text:p>1169.237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847">
            <text:p>0.84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6.262">
            <text:p>1036.262</text:p>
          </table:table-cell>
          <table:table-cell office:value-type="string">
            <text:p><text:s/>prev_avg</text:p>
          </table:table-cell>
          <table:table-cell office:value-type="float" office:value="1035.809">
            <text:p>1035.809</text:p>
          </table:table-cell>
          <table:table-cell office:value-type="string">
            <text:p><text:s/>max</text:p>
          </table:table-cell>
          <table:table-cell office:value-type="float" office:value="1081.199">
            <text:p>1081.199</text:p>
          </table:table-cell>
          <table:table-cell office:value-type="string">
            <text:p><text:s/>imax</text:p>
          </table:table-cell>
          <table:table-cell office:value-type="float" office:value="103">
            <text:p>103</text:p>
          </table:table-cell>
          <table:table-cell office:value-type="string">
            <text:p><text:s/>scale</text:p>
          </table:table-cell>
          <table:table-cell office:value-type="float" office:value="0.783">
            <text:p>0.78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333">
            <text:p>1037.333</text:p>
          </table:table-cell>
          <table:table-cell office:value-type="string">
            <text:p><text:s/>prev_avg</text:p>
          </table:table-cell>
          <table:table-cell office:value-type="float" office:value="1036.262">
            <text:p>1036.262</text:p>
          </table:table-cell>
          <table:table-cell office:value-type="string">
            <text:p><text:s/>max</text:p>
          </table:table-cell>
          <table:table-cell office:value-type="float" office:value="1143.356">
            <text:p>1143.356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827">
            <text:p>0.8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247">
            <text:p>1039.247</text:p>
          </table:table-cell>
          <table:table-cell office:value-type="string">
            <text:p><text:s/>prev_avg</text:p>
          </table:table-cell>
          <table:table-cell office:value-type="float" office:value="1037.333">
            <text:p>1037.333</text:p>
          </table:table-cell>
          <table:table-cell office:value-type="string">
            <text:p><text:s/>max</text:p>
          </table:table-cell>
          <table:table-cell office:value-type="float" office:value="1228.737">
            <text:p>1228.737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887">
            <text:p>0.88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0.225">
            <text:p>1040.225</text:p>
          </table:table-cell>
          <table:table-cell office:value-type="string">
            <text:p><text:s/>prev_avg</text:p>
          </table:table-cell>
          <table:table-cell office:value-type="float" office:value="1039.247">
            <text:p>1039.247</text:p>
          </table:table-cell>
          <table:table-cell office:value-type="string">
            <text:p><text:s/>max</text:p>
          </table:table-cell>
          <table:table-cell office:value-type="float" office:value="1137.05">
            <text:p>1137.05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82">
            <text:p>0.8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647">
            <text:p>1039.647</text:p>
          </table:table-cell>
          <table:table-cell office:value-type="string">
            <text:p><text:s/>prev_avg</text:p>
          </table:table-cell>
          <table:table-cell office:value-type="float" office:value="1040.225">
            <text:p>1040.225</text:p>
          </table:table-cell>
          <table:table-cell office:value-type="string">
            <text:p><text:s/>max</text:p>
          </table:table-cell>
          <table:table-cell office:value-type="float" office:value="982.344">
            <text:p>982.344</text:p>
          </table:table-cell>
          <table:table-cell office:value-type="string">
            <text:p><text:s/>imax</text:p>
          </table:table-cell>
          <table:table-cell office:value-type="float" office:value="104">
            <text:p>104</text:p>
          </table:table-cell>
          <table:table-cell office:value-type="string">
            <text:p><text:s/>scale</text:p>
          </table:table-cell>
          <table:table-cell office:value-type="float" office:value="0.709">
            <text:p>0.70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338">
            <text:p>1037.338</text:p>
          </table:table-cell>
          <table:table-cell office:value-type="string">
            <text:p><text:s/>prev_avg</text:p>
          </table:table-cell>
          <table:table-cell office:value-type="float" office:value="1039.647">
            <text:p>1039.647</text:p>
          </table:table-cell>
          <table:table-cell office:value-type="string">
            <text:p><text:s/>max</text:p>
          </table:table-cell>
          <table:table-cell office:value-type="float" office:value="808.789">
            <text:p>808.789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585">
            <text:p>0.5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91">
            <text:p>1037.91</text:p>
          </table:table-cell>
          <table:table-cell office:value-type="string">
            <text:p><text:s/>prev_avg</text:p>
          </table:table-cell>
          <table:table-cell office:value-type="float" office:value="1037.338">
            <text:p>1037.338</text:p>
          </table:table-cell>
          <table:table-cell office:value-type="string">
            <text:p><text:s/>max</text:p>
          </table:table-cell>
          <table:table-cell office:value-type="float" office:value="1094.518">
            <text:p>1094.518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791">
            <text:p>0.7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6.774">
            <text:p>1046.774</text:p>
          </table:table-cell>
          <table:table-cell office:value-type="string">
            <text:p><text:s/>prev_avg</text:p>
          </table:table-cell>
          <table:table-cell office:value-type="float" office:value="1037.91">
            <text:p>1037.91</text:p>
          </table:table-cell>
          <table:table-cell office:value-type="string">
            <text:p><text:s/>max</text:p>
          </table:table-cell>
          <table:table-cell office:value-type="float" office:value="1924.274">
            <text:p>1924.274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1.379">
            <text:p>1.3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6.965">
            <text:p>1046.965</text:p>
          </table:table-cell>
          <table:table-cell office:value-type="string">
            <text:p><text:s/>prev_avg</text:p>
          </table:table-cell>
          <table:table-cell office:value-type="float" office:value="1046.774">
            <text:p>1046.774</text:p>
          </table:table-cell>
          <table:table-cell office:value-type="string">
            <text:p><text:s/>max</text:p>
          </table:table-cell>
          <table:table-cell office:value-type="float" office:value="1065.916">
            <text:p>1065.916</text:p>
          </table:table-cell>
          <table:table-cell office:value-type="string">
            <text:p><text:s/>imax</text:p>
          </table:table-cell>
          <table:table-cell office:value-type="float" office:value="105">
            <text:p>105</text:p>
          </table:table-cell>
          <table:table-cell office:value-type="string">
            <text:p><text:s/>scale</text:p>
          </table:table-cell>
          <table:table-cell office:value-type="float" office:value="0.764">
            <text:p>0.7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6.629">
            <text:p>1046.629</text:p>
          </table:table-cell>
          <table:table-cell office:value-type="string">
            <text:p><text:s/>prev_avg</text:p>
          </table:table-cell>
          <table:table-cell office:value-type="float" office:value="1046.965">
            <text:p>1046.965</text:p>
          </table:table-cell>
          <table:table-cell office:value-type="string">
            <text:p><text:s/>max</text:p>
          </table:table-cell>
          <table:table-cell office:value-type="float" office:value="1013.396">
            <text:p>1013.396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726">
            <text:p>0.7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6.07">
            <text:p>1046.07</text:p>
          </table:table-cell>
          <table:table-cell office:value-type="string">
            <text:p><text:s/>prev_avg</text:p>
          </table:table-cell>
          <table:table-cell office:value-type="float" office:value="1046.629">
            <text:p>1046.629</text:p>
          </table:table-cell>
          <table:table-cell office:value-type="string">
            <text:p><text:s/>max</text:p>
          </table:table-cell>
          <table:table-cell office:value-type="float" office:value="990.699">
            <text:p>990.699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43.175">
            <text:p>1043.175</text:p>
          </table:table-cell>
          <table:table-cell office:value-type="string">
            <text:p><text:s/>prev_avg</text:p>
          </table:table-cell>
          <table:table-cell office:value-type="float" office:value="1046.07">
            <text:p>1046.07</text:p>
          </table:table-cell>
          <table:table-cell office:value-type="string">
            <text:p><text:s/>max</text:p>
          </table:table-cell>
          <table:table-cell office:value-type="float" office:value="756.527">
            <text:p>756.527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544">
            <text:p>0.5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9.93">
            <text:p>1039.93</text:p>
          </table:table-cell>
          <table:table-cell office:value-type="string">
            <text:p><text:s/>prev_avg</text:p>
          </table:table-cell>
          <table:table-cell office:value-type="float" office:value="1043.175">
            <text:p>1043.175</text:p>
          </table:table-cell>
          <table:table-cell office:value-type="string">
            <text:p><text:s/>max</text:p>
          </table:table-cell>
          <table:table-cell office:value-type="float" office:value="718.681">
            <text:p>718.681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518">
            <text:p>0.5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7.19">
            <text:p>1037.19</text:p>
          </table:table-cell>
          <table:table-cell office:value-type="string">
            <text:p><text:s/>prev_avg</text:p>
          </table:table-cell>
          <table:table-cell office:value-type="float" office:value="1039.93">
            <text:p>1039.93</text:p>
          </table:table-cell>
          <table:table-cell office:value-type="string">
            <text:p><text:s/>max</text:p>
          </table:table-cell>
          <table:table-cell office:value-type="float" office:value="765.95">
            <text:p>765.95</text:p>
          </table:table-cell>
          <table:table-cell office:value-type="string">
            <text:p><text:s/>imax</text:p>
          </table:table-cell>
          <table:table-cell office:value-type="float" office:value="106">
            <text:p>106</text:p>
          </table:table-cell>
          <table:table-cell office:value-type="string">
            <text:p><text:s/>scale</text:p>
          </table:table-cell>
          <table:table-cell office:value-type="float" office:value="0.554">
            <text:p>0.5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5.665">
            <text:p>1035.665</text:p>
          </table:table-cell>
          <table:table-cell office:value-type="string">
            <text:p><text:s/>prev_avg</text:p>
          </table:table-cell>
          <table:table-cell office:value-type="float" office:value="1037.19">
            <text:p>1037.19</text:p>
          </table:table-cell>
          <table:table-cell office:value-type="string">
            <text:p><text:s/>max</text:p>
          </table:table-cell>
          <table:table-cell office:value-type="float" office:value="884.732">
            <text:p>884.732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641">
            <text:p>0.6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33.225">
            <text:p>1033.225</text:p>
          </table:table-cell>
          <table:table-cell office:value-type="string">
            <text:p><text:s/>prev_avg</text:p>
          </table:table-cell>
          <table:table-cell office:value-type="float" office:value="1035.665">
            <text:p>1035.665</text:p>
          </table:table-cell>
          <table:table-cell office:value-type="string">
            <text:p><text:s/>max</text:p>
          </table:table-cell>
          <table:table-cell office:value-type="float" office:value="791.662">
            <text:p>791.662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575">
            <text:p>0.57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9.473">
            <text:p>1029.473</text:p>
          </table:table-cell>
          <table:table-cell office:value-type="string">
            <text:p><text:s/>prev_avg</text:p>
          </table:table-cell>
          <table:table-cell office:value-type="float" office:value="1033.225">
            <text:p>1033.225</text:p>
          </table:table-cell>
          <table:table-cell office:value-type="string">
            <text:p><text:s/>max</text:p>
          </table:table-cell>
          <table:table-cell office:value-type="float" office:value="658">
            <text:p>658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479">
            <text:p>0.4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5.143">
            <text:p>1025.143</text:p>
          </table:table-cell>
          <table:table-cell office:value-type="string">
            <text:p><text:s/>prev_avg</text:p>
          </table:table-cell>
          <table:table-cell office:value-type="float" office:value="1029.473">
            <text:p>1029.473</text:p>
          </table:table-cell>
          <table:table-cell office:value-type="string">
            <text:p><text:s/>max</text:p>
          </table:table-cell>
          <table:table-cell office:value-type="float" office:value="596.512">
            <text:p>596.512</text:p>
          </table:table-cell>
          <table:table-cell office:value-type="string">
            <text:p><text:s/>imax</text:p>
          </table:table-cell>
          <table:table-cell office:value-type="float" office:value="107">
            <text:p>107</text:p>
          </table:table-cell>
          <table:table-cell office:value-type="string">
            <text:p><text:s/>scale</text:p>
          </table:table-cell>
          <table:table-cell office:value-type="float" office:value="0.436">
            <text:p>0.43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20.068">
            <text:p>1020.068</text:p>
          </table:table-cell>
          <table:table-cell office:value-type="string">
            <text:p><text:s/>prev_avg</text:p>
          </table:table-cell>
          <table:table-cell office:value-type="float" office:value="1025.143">
            <text:p>1025.143</text:p>
          </table:table-cell>
          <table:table-cell office:value-type="string">
            <text:p><text:s/>max</text:p>
          </table:table-cell>
          <table:table-cell office:value-type="float" office:value="517.628">
            <text:p>517.628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381">
            <text:p>0.3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4.358">
            <text:p>1014.358</text:p>
          </table:table-cell>
          <table:table-cell office:value-type="string">
            <text:p><text:s/>prev_avg</text:p>
          </table:table-cell>
          <table:table-cell office:value-type="float" office:value="1020.068">
            <text:p>1020.068</text:p>
          </table:table-cell>
          <table:table-cell office:value-type="string">
            <text:p><text:s/>max</text:p>
          </table:table-cell>
          <table:table-cell office:value-type="float" office:value="449.069">
            <text:p>449.069</text:p>
          </table:table-cell>
          <table:table-cell office:value-type="string">
            <text:p><text:s/>imax</text:p>
          </table:table-cell>
          <table:table-cell office:value-type="float" office:value="108">
            <text:p>108</text:p>
          </table:table-cell>
          <table:table-cell office:value-type="string">
            <text:p><text:s/>scale</text:p>
          </table:table-cell>
          <table:table-cell office:value-type="float" office:value="0.332">
            <text:p>0.3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12.965">
            <text:p>1012.965</text:p>
          </table:table-cell>
          <table:table-cell office:value-type="string">
            <text:p><text:s/>prev_avg</text:p>
          </table:table-cell>
          <table:table-cell office:value-type="float" office:value="1014.358">
            <text:p>1014.358</text:p>
          </table:table-cell>
          <table:table-cell office:value-type="string">
            <text:p><text:s/>max</text:p>
          </table:table-cell>
          <table:table-cell office:value-type="float" office:value="875.08">
            <text:p>875.08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648">
            <text:p>0.6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08.706">
            <text:p>1008.706</text:p>
          </table:table-cell>
          <table:table-cell office:value-type="string">
            <text:p><text:s/>prev_avg</text:p>
          </table:table-cell>
          <table:table-cell office:value-type="float" office:value="1012.965">
            <text:p>1012.965</text:p>
          </table:table-cell>
          <table:table-cell office:value-type="string">
            <text:p><text:s/>max</text:p>
          </table:table-cell>
          <table:table-cell office:value-type="float" office:value="587.062">
            <text:p>587.062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436">
            <text:p>0.43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1002.762">
            <text:p>1002.762</text:p>
          </table:table-cell>
          <table:table-cell office:value-type="string">
            <text:p><text:s/>prev_avg</text:p>
          </table:table-cell>
          <table:table-cell office:value-type="float" office:value="1008.706">
            <text:p>1008.706</text:p>
          </table:table-cell>
          <table:table-cell office:value-type="string">
            <text:p><text:s/>max</text:p>
          </table:table-cell>
          <table:table-cell office:value-type="float" office:value="414.285">
            <text:p>414.28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31">
            <text:p>0.3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95.624">
            <text:p>995.624</text:p>
          </table:table-cell>
          <table:table-cell office:value-type="string">
            <text:p><text:s/>prev_avg</text:p>
          </table:table-cell>
          <table:table-cell office:value-type="float" office:value="1002.762">
            <text:p>1002.762</text:p>
          </table:table-cell>
          <table:table-cell office:value-type="string">
            <text:p><text:s/>max</text:p>
          </table:table-cell>
          <table:table-cell office:value-type="float" office:value="288.965">
            <text:p>288.965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218">
            <text:p>0.2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9.636">
            <text:p>989.636</text:p>
          </table:table-cell>
          <table:table-cell office:value-type="string">
            <text:p><text:s/>prev_avg</text:p>
          </table:table-cell>
          <table:table-cell office:value-type="float" office:value="995.624">
            <text:p>995.624</text:p>
          </table:table-cell>
          <table:table-cell office:value-type="string">
            <text:p><text:s/>max</text:p>
          </table:table-cell>
          <table:table-cell office:value-type="float" office:value="396.766">
            <text:p>396.76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01">
            <text:p>0.3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82.313">
            <text:p>982.313</text:p>
          </table:table-cell>
          <table:table-cell office:value-type="string">
            <text:p><text:s/>prev_avg</text:p>
          </table:table-cell>
          <table:table-cell office:value-type="float" office:value="989.636">
            <text:p>989.636</text:p>
          </table:table-cell>
          <table:table-cell office:value-type="string">
            <text:p><text:s/>max</text:p>
          </table:table-cell>
          <table:table-cell office:value-type="float" office:value="257.361">
            <text:p>257.361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196">
            <text:p>0.19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74.899">
            <text:p>974.899</text:p>
          </table:table-cell>
          <table:table-cell office:value-type="string">
            <text:p><text:s/>prev_avg</text:p>
          </table:table-cell>
          <table:table-cell office:value-type="float" office:value="982.313">
            <text:p>982.313</text:p>
          </table:table-cell>
          <table:table-cell office:value-type="string">
            <text:p><text:s/>max</text:p>
          </table:table-cell>
          <table:table-cell office:value-type="float" office:value="240.88">
            <text:p>240.88</text:p>
          </table:table-cell>
          <table:table-cell office:value-type="string">
            <text:p><text:s/>imax</text:p>
          </table:table-cell>
          <table:table-cell office:value-type="float" office:value="109">
            <text:p>109</text:p>
          </table:table-cell>
          <table:table-cell office:value-type="string">
            <text:p><text:s/>scale</text:p>
          </table:table-cell>
          <table:table-cell office:value-type="float" office:value="0.185">
            <text:p>0.1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8.358">
            <text:p>968.358</text:p>
          </table:table-cell>
          <table:table-cell office:value-type="string">
            <text:p><text:s/>prev_avg</text:p>
          </table:table-cell>
          <table:table-cell office:value-type="float" office:value="974.899">
            <text:p>974.899</text:p>
          </table:table-cell>
          <table:table-cell office:value-type="string">
            <text:p><text:s/>max</text:p>
          </table:table-cell>
          <table:table-cell office:value-type="float" office:value="320.856">
            <text:p>320.856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49">
            <text:p>0.2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7.335">
            <text:p>967.335</text:p>
          </table:table-cell>
          <table:table-cell office:value-type="string">
            <text:p><text:s/>prev_avg</text:p>
          </table:table-cell>
          <table:table-cell office:value-type="float" office:value="968.358">
            <text:p>968.358</text:p>
          </table:table-cell>
          <table:table-cell office:value-type="string">
            <text:p><text:s/>max</text:p>
          </table:table-cell>
          <table:table-cell office:value-type="float" office:value="866.041">
            <text:p>866.041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71">
            <text:p>0.6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6.86">
            <text:p>966.86</text:p>
          </table:table-cell>
          <table:table-cell office:value-type="string">
            <text:p><text:s/>prev_avg</text:p>
          </table:table-cell>
          <table:table-cell office:value-type="float" office:value="967.335">
            <text:p>967.335</text:p>
          </table:table-cell>
          <table:table-cell office:value-type="string">
            <text:p><text:s/>max</text:p>
          </table:table-cell>
          <table:table-cell office:value-type="float" office:value="919.855">
            <text:p>919.855</text:p>
          </table:table-cell>
          <table:table-cell office:value-type="string">
            <text:p><text:s/>imax</text:p>
          </table:table-cell>
          <table:table-cell office:value-type="float" office:value="10">
            <text:p>10</text:p>
          </table:table-cell>
          <table:table-cell office:value-type="string">
            <text:p><text:s/>scale</text:p>
          </table:table-cell>
          <table:table-cell office:value-type="float" office:value="0.714">
            <text:p>0.7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7.267">
            <text:p>967.267</text:p>
          </table:table-cell>
          <table:table-cell office:value-type="string">
            <text:p><text:s/>prev_avg</text:p>
          </table:table-cell>
          <table:table-cell office:value-type="float" office:value="966.86">
            <text:p>966.86</text:p>
          </table:table-cell>
          <table:table-cell office:value-type="string">
            <text:p><text:s/>max</text:p>
          </table:table-cell>
          <table:table-cell office:value-type="float" office:value="1007.506">
            <text:p>1007.506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781">
            <text:p>0.7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4.463">
            <text:p>964.463</text:p>
          </table:table-cell>
          <table:table-cell office:value-type="string">
            <text:p><text:s/>prev_avg</text:p>
          </table:table-cell>
          <table:table-cell office:value-type="float" office:value="967.267">
            <text:p>967.267</text:p>
          </table:table-cell>
          <table:table-cell office:value-type="string">
            <text:p><text:s/>max</text:p>
          </table:table-cell>
          <table:table-cell office:value-type="float" office:value="686.926">
            <text:p>686.926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534">
            <text:p>0.53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60.577">
            <text:p>960.577</text:p>
          </table:table-cell>
          <table:table-cell office:value-type="string">
            <text:p><text:s/>prev_avg</text:p>
          </table:table-cell>
          <table:table-cell office:value-type="float" office:value="964.463">
            <text:p>964.463</text:p>
          </table:table-cell>
          <table:table-cell office:value-type="string">
            <text:p><text:s/>max</text:p>
          </table:table-cell>
          <table:table-cell office:value-type="float" office:value="575.847">
            <text:p>575.847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45">
            <text:p>0.4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6.929">
            <text:p>956.929</text:p>
          </table:table-cell>
          <table:table-cell office:value-type="string">
            <text:p><text:s/>prev_avg</text:p>
          </table:table-cell>
          <table:table-cell office:value-type="float" office:value="960.577">
            <text:p>960.577</text:p>
          </table:table-cell>
          <table:table-cell office:value-type="string">
            <text:p><text:s/>max</text:p>
          </table:table-cell>
          <table:table-cell office:value-type="float" office:value="595.749">
            <text:p>595.749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467">
            <text:p>0.4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3.364">
            <text:p>953.364</text:p>
          </table:table-cell>
          <table:table-cell office:value-type="string">
            <text:p><text:s/>prev_avg</text:p>
          </table:table-cell>
          <table:table-cell office:value-type="float" office:value="956.929">
            <text:p>956.929</text:p>
          </table:table-cell>
          <table:table-cell office:value-type="string">
            <text:p><text:s/>max</text:p>
          </table:table-cell>
          <table:table-cell office:value-type="float" office:value="600.408">
            <text:p>600.408</text:p>
          </table:table-cell>
          <table:table-cell office:value-type="string">
            <text:p><text:s/>imax</text:p>
          </table:table-cell>
          <table:table-cell office:value-type="float" office:value="111">
            <text:p>111</text:p>
          </table:table-cell>
          <table:table-cell office:value-type="string">
            <text:p><text:s/>scale</text:p>
          </table:table-cell>
          <table:table-cell office:value-type="float" office:value="0.472">
            <text:p>0.4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5.724">
            <text:p>955.724</text:p>
          </table:table-cell>
          <table:table-cell office:value-type="string">
            <text:p><text:s/>prev_avg</text:p>
          </table:table-cell>
          <table:table-cell office:value-type="float" office:value="953.364">
            <text:p>953.364</text:p>
          </table:table-cell>
          <table:table-cell office:value-type="string">
            <text:p><text:s/>max</text:p>
          </table:table-cell>
          <table:table-cell office:value-type="float" office:value="1189.42">
            <text:p>1189.42</text:p>
          </table:table-cell>
          <table:table-cell office:value-type="string">
            <text:p><text:s/>imax</text:p>
          </table:table-cell>
          <table:table-cell office:value-type="float" office:value="9">
            <text:p>9</text:p>
          </table:table-cell>
          <table:table-cell office:value-type="string">
            <text:p><text:s/>scale</text:p>
          </table:table-cell>
          <table:table-cell office:value-type="float" office:value="0.933">
            <text:p>0.9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52.236">
            <text:p>952.236</text:p>
          </table:table-cell>
          <table:table-cell office:value-type="string">
            <text:p><text:s/>prev_avg</text:p>
          </table:table-cell>
          <table:table-cell office:value-type="float" office:value="955.724">
            <text:p>955.724</text:p>
          </table:table-cell>
          <table:table-cell office:value-type="string">
            <text:p><text:s/>max</text:p>
          </table:table-cell>
          <table:table-cell office:value-type="float" office:value="606.964">
            <text:p>606.964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478">
            <text:p>0.4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9.043">
            <text:p>949.043</text:p>
          </table:table-cell>
          <table:table-cell office:value-type="string">
            <text:p><text:s/>prev_avg</text:p>
          </table:table-cell>
          <table:table-cell office:value-type="float" office:value="952.236">
            <text:p>952.236</text:p>
          </table:table-cell>
          <table:table-cell office:value-type="string">
            <text:p><text:s/>max</text:p>
          </table:table-cell>
          <table:table-cell office:value-type="float" office:value="632.88">
            <text:p>632.88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5.569">
            <text:p>945.569</text:p>
          </table:table-cell>
          <table:table-cell office:value-type="string">
            <text:p><text:s/>prev_avg</text:p>
          </table:table-cell>
          <table:table-cell office:value-type="float" office:value="949.043">
            <text:p>949.043</text:p>
          </table:table-cell>
          <table:table-cell office:value-type="string">
            <text:p><text:s/>max</text:p>
          </table:table-cell>
          <table:table-cell office:value-type="float" office:value="601.622">
            <text:p>601.622</text:p>
          </table:table-cell>
          <table:table-cell office:value-type="string">
            <text:p><text:s/>imax</text:p>
          </table:table-cell>
          <table:table-cell office:value-type="float" office:value="112">
            <text:p>112</text:p>
          </table:table-cell>
          <table:table-cell office:value-type="string">
            <text:p><text:s/>scale</text:p>
          </table:table-cell>
          <table:table-cell office:value-type="float" office:value="0.477">
            <text:p>0.4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41.302">
            <text:p>941.302</text:p>
          </table:table-cell>
          <table:table-cell office:value-type="string">
            <text:p><text:s/>prev_avg</text:p>
          </table:table-cell>
          <table:table-cell office:value-type="float" office:value="945.569">
            <text:p>945.569</text:p>
          </table:table-cell>
          <table:table-cell office:value-type="string">
            <text:p><text:s/>max</text:p>
          </table:table-cell>
          <table:table-cell office:value-type="float" office:value="518.862">
            <text:p>518.862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413">
            <text:p>0.41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7.527">
            <text:p>937.527</text:p>
          </table:table-cell>
          <table:table-cell office:value-type="string">
            <text:p><text:s/>prev_avg</text:p>
          </table:table-cell>
          <table:table-cell office:value-type="float" office:value="941.302">
            <text:p>941.302</text:p>
          </table:table-cell>
          <table:table-cell office:value-type="string">
            <text:p><text:s/>max</text:p>
          </table:table-cell>
          <table:table-cell office:value-type="float" office:value="563.876">
            <text:p>563.876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451">
            <text:p>0.45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4.637">
            <text:p>934.637</text:p>
          </table:table-cell>
          <table:table-cell office:value-type="string">
            <text:p><text:s/>prev_avg</text:p>
          </table:table-cell>
          <table:table-cell office:value-type="float" office:value="937.527">
            <text:p>937.527</text:p>
          </table:table-cell>
          <table:table-cell office:value-type="string">
            <text:p><text:s/>max</text:p>
          </table:table-cell>
          <table:table-cell office:value-type="float" office:value="648.537">
            <text:p>648.537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52">
            <text:p>0.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2.331">
            <text:p>932.331</text:p>
          </table:table-cell>
          <table:table-cell office:value-type="string">
            <text:p><text:s/>prev_avg</text:p>
          </table:table-cell>
          <table:table-cell office:value-type="float" office:value="934.637">
            <text:p>934.637</text:p>
          </table:table-cell>
          <table:table-cell office:value-type="string">
            <text:p><text:s/>max</text:p>
          </table:table-cell>
          <table:table-cell office:value-type="float" office:value="703.976">
            <text:p>703.976</text:p>
          </table:table-cell>
          <table:table-cell office:value-type="string">
            <text:p><text:s/>imax</text:p>
          </table:table-cell>
          <table:table-cell office:value-type="float" office:value="113">
            <text:p>113</text:p>
          </table:table-cell>
          <table:table-cell office:value-type="string">
            <text:p><text:s/>scale</text:p>
          </table:table-cell>
          <table:table-cell office:value-type="float" office:value="0.566">
            <text:p>0.56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30.88">
            <text:p>930.88</text:p>
          </table:table-cell>
          <table:table-cell office:value-type="string">
            <text:p><text:s/>prev_avg</text:p>
          </table:table-cell>
          <table:table-cell office:value-type="float" office:value="932.331">
            <text:p>932.331</text:p>
          </table:table-cell>
          <table:table-cell office:value-type="string">
            <text:p><text:s/>max</text:p>
          </table:table-cell>
          <table:table-cell office:value-type="float" office:value="787.198">
            <text:p>787.198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634">
            <text:p>0.63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8.359">
            <text:p>928.359</text:p>
          </table:table-cell>
          <table:table-cell office:value-type="string">
            <text:p><text:s/>prev_avg</text:p>
          </table:table-cell>
          <table:table-cell office:value-type="float" office:value="930.88">
            <text:p>930.88</text:p>
          </table:table-cell>
          <table:table-cell office:value-type="string">
            <text:p><text:s/>max</text:p>
          </table:table-cell>
          <table:table-cell office:value-type="float" office:value="678.808">
            <text:p>678.808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548">
            <text:p>0.5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6.245">
            <text:p>926.245</text:p>
          </table:table-cell>
          <table:table-cell office:value-type="string">
            <text:p><text:s/>prev_avg</text:p>
          </table:table-cell>
          <table:table-cell office:value-type="float" office:value="928.359">
            <text:p>928.359</text:p>
          </table:table-cell>
          <table:table-cell office:value-type="string">
            <text:p><text:s/>max</text:p>
          </table:table-cell>
          <table:table-cell office:value-type="float" office:value="716.962">
            <text:p>716.962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581">
            <text:p>0.58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4.352">
            <text:p>924.352</text:p>
          </table:table-cell>
          <table:table-cell office:value-type="string">
            <text:p><text:s/>prev_avg</text:p>
          </table:table-cell>
          <table:table-cell office:value-type="float" office:value="926.245">
            <text:p>926.245</text:p>
          </table:table-cell>
          <table:table-cell office:value-type="string">
            <text:p><text:s/>max</text:p>
          </table:table-cell>
          <table:table-cell office:value-type="float" office:value="736.964">
            <text:p>736.964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598">
            <text:p>0.5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21.807">
            <text:p>921.807</text:p>
          </table:table-cell>
          <table:table-cell office:value-type="string">
            <text:p><text:s/>prev_avg</text:p>
          </table:table-cell>
          <table:table-cell office:value-type="float" office:value="924.352">
            <text:p>924.352</text:p>
          </table:table-cell>
          <table:table-cell office:value-type="string">
            <text:p><text:s/>max</text:p>
          </table:table-cell>
          <table:table-cell office:value-type="float" office:value="669.867">
            <text:p>669.867</text:p>
          </table:table-cell>
          <table:table-cell office:value-type="string">
            <text:p><text:s/>imax</text:p>
          </table:table-cell>
          <table:table-cell office:value-type="float" office:value="114">
            <text:p>114</text:p>
          </table:table-cell>
          <table:table-cell office:value-type="string">
            <text:p><text:s/>scale</text:p>
          </table:table-cell>
          <table:table-cell office:value-type="float" office:value="0.545">
            <text:p>0.54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9.166">
            <text:p>919.166</text:p>
          </table:table-cell>
          <table:table-cell office:value-type="string">
            <text:p><text:s/>prev_avg</text:p>
          </table:table-cell>
          <table:table-cell office:value-type="float" office:value="921.807">
            <text:p>921.807</text:p>
          </table:table-cell>
          <table:table-cell office:value-type="string">
            <text:p><text:s/>max</text:p>
          </table:table-cell>
          <table:table-cell office:value-type="float" office:value="657.713">
            <text:p>657.713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37">
            <text:p>0.5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7.304">
            <text:p>917.304</text:p>
          </table:table-cell>
          <table:table-cell office:value-type="string">
            <text:p><text:s/>prev_avg</text:p>
          </table:table-cell>
          <table:table-cell office:value-type="float" office:value="919.166">
            <text:p>919.166</text:p>
          </table:table-cell>
          <table:table-cell office:value-type="string">
            <text:p><text:s/>max</text:p>
          </table:table-cell>
          <table:table-cell office:value-type="float" office:value="732.931">
            <text:p>732.931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99">
            <text:p>0.59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5.554">
            <text:p>915.554</text:p>
          </table:table-cell>
          <table:table-cell office:value-type="string">
            <text:p><text:s/>prev_avg</text:p>
          </table:table-cell>
          <table:table-cell office:value-type="float" office:value="917.304">
            <text:p>917.304</text:p>
          </table:table-cell>
          <table:table-cell office:value-type="string">
            <text:p><text:s/>max</text:p>
          </table:table-cell>
          <table:table-cell office:value-type="float" office:value="742.288">
            <text:p>742.288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608">
            <text:p>0.60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3.431">
            <text:p>913.431</text:p>
          </table:table-cell>
          <table:table-cell office:value-type="string">
            <text:p><text:s/>prev_avg</text:p>
          </table:table-cell>
          <table:table-cell office:value-type="float" office:value="915.554">
            <text:p>915.554</text:p>
          </table:table-cell>
          <table:table-cell office:value-type="string">
            <text:p><text:s/>max</text:p>
          </table:table-cell>
          <table:table-cell office:value-type="float" office:value="703.273">
            <text:p>703.273</text:p>
          </table:table-cell>
          <table:table-cell office:value-type="string">
            <text:p><text:s/>imax</text:p>
          </table:table-cell>
          <table:table-cell office:value-type="float" office:value="115">
            <text:p>115</text:p>
          </table:table-cell>
          <table:table-cell office:value-type="string">
            <text:p><text:s/>scale</text:p>
          </table:table-cell>
          <table:table-cell office:value-type="float" office:value="0.577">
            <text:p>0.5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10.999">
            <text:p>910.999</text:p>
          </table:table-cell>
          <table:table-cell office:value-type="string">
            <text:p><text:s/>prev_avg</text:p>
          </table:table-cell>
          <table:table-cell office:value-type="float" office:value="913.431">
            <text:p>913.431</text:p>
          </table:table-cell>
          <table:table-cell office:value-type="string">
            <text:p><text:s/>max</text:p>
          </table:table-cell>
          <table:table-cell office:value-type="float" office:value="670.214">
            <text:p>670.214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552">
            <text:p>0.5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9.392">
            <text:p>909.392</text:p>
          </table:table-cell>
          <table:table-cell office:value-type="string">
            <text:p><text:s/>prev_avg</text:p>
          </table:table-cell>
          <table:table-cell office:value-type="float" office:value="910.999">
            <text:p>910.999</text:p>
          </table:table-cell>
          <table:table-cell office:value-type="string">
            <text:p><text:s/>max</text:p>
          </table:table-cell>
          <table:table-cell office:value-type="float" office:value="750.354">
            <text:p>750.354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619">
            <text:p>0.6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8.009">
            <text:p>908.009</text:p>
          </table:table-cell>
          <table:table-cell office:value-type="string">
            <text:p><text:s/>prev_avg</text:p>
          </table:table-cell>
          <table:table-cell office:value-type="float" office:value="909.392">
            <text:p>909.392</text:p>
          </table:table-cell>
          <table:table-cell office:value-type="string">
            <text:p><text:s/>max</text:p>
          </table:table-cell>
          <table:table-cell office:value-type="float" office:value="771.098">
            <text:p>771.098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637">
            <text:p>0.63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6.102">
            <text:p>906.102</text:p>
          </table:table-cell>
          <table:table-cell office:value-type="string">
            <text:p><text:s/>prev_avg</text:p>
          </table:table-cell>
          <table:table-cell office:value-type="float" office:value="908.009">
            <text:p>908.009</text:p>
          </table:table-cell>
          <table:table-cell office:value-type="string">
            <text:p><text:s/>max</text:p>
          </table:table-cell>
          <table:table-cell office:value-type="float" office:value="717.251">
            <text:p>717.251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594">
            <text:p>0.59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3.652">
            <text:p>903.652</text:p>
          </table:table-cell>
          <table:table-cell office:value-type="string">
            <text:p><text:s/>prev_avg</text:p>
          </table:table-cell>
          <table:table-cell office:value-type="float" office:value="906.102">
            <text:p>906.102</text:p>
          </table:table-cell>
          <table:table-cell office:value-type="string">
            <text:p><text:s/>max</text:p>
          </table:table-cell>
          <table:table-cell office:value-type="float" office:value="661.102">
            <text:p>661.102</text:p>
          </table:table-cell>
          <table:table-cell office:value-type="string">
            <text:p><text:s/>imax</text:p>
          </table:table-cell>
          <table:table-cell office:value-type="float" office:value="116">
            <text:p>116</text:p>
          </table:table-cell>
          <table:table-cell office:value-type="string">
            <text:p><text:s/>scale</text:p>
          </table:table-cell>
          <table:table-cell office:value-type="float" office:value="0.549">
            <text:p>0.54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1.608">
            <text:p>901.608</text:p>
          </table:table-cell>
          <table:table-cell office:value-type="string">
            <text:p><text:s/>prev_avg</text:p>
          </table:table-cell>
          <table:table-cell office:value-type="float" office:value="903.652">
            <text:p>903.652</text:p>
          </table:table-cell>
          <table:table-cell office:value-type="string">
            <text:p><text:s/>max</text:p>
          </table:table-cell>
          <table:table-cell office:value-type="float" office:value="699.296">
            <text:p>699.296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582">
            <text:p>0.58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900.014">
            <text:p>900.014</text:p>
          </table:table-cell>
          <table:table-cell office:value-type="string">
            <text:p><text:s/>prev_avg</text:p>
          </table:table-cell>
          <table:table-cell office:value-type="float" office:value="901.608">
            <text:p>901.608</text:p>
          </table:table-cell>
          <table:table-cell office:value-type="string">
            <text:p><text:s/>max</text:p>
          </table:table-cell>
          <table:table-cell office:value-type="float" office:value="742.213">
            <text:p>742.213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619">
            <text:p>0.6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7.958">
            <text:p>897.958</text:p>
          </table:table-cell>
          <table:table-cell office:value-type="string">
            <text:p><text:s/>prev_avg</text:p>
          </table:table-cell>
          <table:table-cell office:value-type="float" office:value="900.014">
            <text:p>900.014</text:p>
          </table:table-cell>
          <table:table-cell office:value-type="string">
            <text:p><text:s/>max</text:p>
          </table:table-cell>
          <table:table-cell office:value-type="float" office:value="694.368">
            <text:p>694.368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58">
            <text:p>0.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5.614">
            <text:p>895.614</text:p>
          </table:table-cell>
          <table:table-cell office:value-type="string">
            <text:p><text:s/>prev_avg</text:p>
          </table:table-cell>
          <table:table-cell office:value-type="float" office:value="897.958">
            <text:p>897.958</text:p>
          </table:table-cell>
          <table:table-cell office:value-type="string">
            <text:p><text:s/>max</text:p>
          </table:table-cell>
          <table:table-cell office:value-type="float" office:value="663.551">
            <text:p>663.551</text:p>
          </table:table-cell>
          <table:table-cell office:value-type="string">
            <text:p><text:s/>imax</text:p>
          </table:table-cell>
          <table:table-cell office:value-type="float" office:value="117">
            <text:p>117</text:p>
          </table:table-cell>
          <table:table-cell office:value-type="string">
            <text:p><text:s/>scale</text:p>
          </table:table-cell>
          <table:table-cell office:value-type="float" office:value="0.556">
            <text:p>0.55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2.826">
            <text:p>892.826</text:p>
          </table:table-cell>
          <table:table-cell office:value-type="string">
            <text:p><text:s/>prev_avg</text:p>
          </table:table-cell>
          <table:table-cell office:value-type="float" office:value="895.614">
            <text:p>895.614</text:p>
          </table:table-cell>
          <table:table-cell office:value-type="string">
            <text:p><text:s/>max</text:p>
          </table:table-cell>
          <table:table-cell office:value-type="float" office:value="616.875">
            <text:p>616.875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518">
            <text:p>0.5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91.064">
            <text:p>891.064</text:p>
          </table:table-cell>
          <table:table-cell office:value-type="string">
            <text:p><text:s/>prev_avg</text:p>
          </table:table-cell>
          <table:table-cell office:value-type="float" office:value="892.826">
            <text:p>892.826</text:p>
          </table:table-cell>
          <table:table-cell office:value-type="string">
            <text:p><text:s/>max</text:p>
          </table:table-cell>
          <table:table-cell office:value-type="float" office:value="716.6">
            <text:p>716.6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603">
            <text:p>0.60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8.714">
            <text:p>888.714</text:p>
          </table:table-cell>
          <table:table-cell office:value-type="string">
            <text:p><text:s/>prev_avg</text:p>
          </table:table-cell>
          <table:table-cell office:value-type="float" office:value="891.064">
            <text:p>891.064</text:p>
          </table:table-cell>
          <table:table-cell office:value-type="string">
            <text:p><text:s/>max</text:p>
          </table:table-cell>
          <table:table-cell office:value-type="float" office:value="656.032">
            <text:p>656.032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554">
            <text:p>0.5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5.629">
            <text:p>885.629</text:p>
          </table:table-cell>
          <table:table-cell office:value-type="string">
            <text:p><text:s/>prev_avg</text:p>
          </table:table-cell>
          <table:table-cell office:value-type="float" office:value="888.714">
            <text:p>888.714</text:p>
          </table:table-cell>
          <table:table-cell office:value-type="string">
            <text:p><text:s/>max</text:p>
          </table:table-cell>
          <table:table-cell office:value-type="float" office:value="580.269">
            <text:p>580.269</text:p>
          </table:table-cell>
          <table:table-cell office:value-type="string">
            <text:p><text:s/>imax</text:p>
          </table:table-cell>
          <table:table-cell office:value-type="float" office:value="118">
            <text:p>118</text:p>
          </table:table-cell>
          <table:table-cell office:value-type="string">
            <text:p><text:s/>scale</text:p>
          </table:table-cell>
          <table:table-cell office:value-type="float" office:value="0.491">
            <text:p>0.4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2.016">
            <text:p>882.016</text:p>
          </table:table-cell>
          <table:table-cell office:value-type="string">
            <text:p><text:s/>prev_avg</text:p>
          </table:table-cell>
          <table:table-cell office:value-type="float" office:value="885.629">
            <text:p>885.629</text:p>
          </table:table-cell>
          <table:table-cell office:value-type="string">
            <text:p><text:s/>max</text:p>
          </table:table-cell>
          <table:table-cell office:value-type="float" office:value="524.277">
            <text:p>524.277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446">
            <text:p>0.44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9.377">
            <text:p>879.377</text:p>
          </table:table-cell>
          <table:table-cell office:value-type="string">
            <text:p><text:s/>prev_avg</text:p>
          </table:table-cell>
          <table:table-cell office:value-type="float" office:value="882.016">
            <text:p>882.016</text:p>
          </table:table-cell>
          <table:table-cell office:value-type="string">
            <text:p><text:s/>max</text:p>
          </table:table-cell>
          <table:table-cell office:value-type="float" office:value="618.14">
            <text:p>618.14</text:p>
          </table:table-cell>
          <table:table-cell office:value-type="string">
            <text:p><text:s/>imax</text:p>
          </table:table-cell>
          <table:table-cell office:value-type="float" office:value="119">
            <text:p>119</text:p>
          </table:table-cell>
          <table:table-cell office:value-type="string">
            <text:p><text:s/>scale</text:p>
          </table:table-cell>
          <table:table-cell office:value-type="float" office:value="0.527">
            <text:p>0.5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0.569">
            <text:p>880.569</text:p>
          </table:table-cell>
          <table:table-cell office:value-type="string">
            <text:p><text:s/>prev_avg</text:p>
          </table:table-cell>
          <table:table-cell office:value-type="float" office:value="879.377">
            <text:p>879.377</text:p>
          </table:table-cell>
          <table:table-cell office:value-type="string">
            <text:p><text:s/>max</text:p>
          </table:table-cell>
          <table:table-cell office:value-type="float" office:value="998.53">
            <text:p>998.53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85">
            <text:p>0.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3.88">
            <text:p>883.88</text:p>
          </table:table-cell>
          <table:table-cell office:value-type="string">
            <text:p><text:s/>prev_avg</text:p>
          </table:table-cell>
          <table:table-cell office:value-type="float" office:value="880.569">
            <text:p>880.569</text:p>
          </table:table-cell>
          <table:table-cell office:value-type="string">
            <text:p><text:s/>max</text:p>
          </table:table-cell>
          <table:table-cell office:value-type="float" office:value="1211.702">
            <text:p>1211.70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1.028">
            <text:p>1.0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3.733">
            <text:p>883.733</text:p>
          </table:table-cell>
          <table:table-cell office:value-type="string">
            <text:p><text:s/>prev_avg</text:p>
          </table:table-cell>
          <table:table-cell office:value-type="float" office:value="883.88">
            <text:p>883.88</text:p>
          </table:table-cell>
          <table:table-cell office:value-type="string">
            <text:p><text:s/>max</text:p>
          </table:table-cell>
          <table:table-cell office:value-type="float" office:value="869.156">
            <text:p>869.15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738">
            <text:p>0.7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80.197">
            <text:p>880.197</text:p>
          </table:table-cell>
          <table:table-cell office:value-type="string">
            <text:p><text:s/>prev_avg</text:p>
          </table:table-cell>
          <table:table-cell office:value-type="float" office:value="883.733">
            <text:p>883.733</text:p>
          </table:table-cell>
          <table:table-cell office:value-type="string">
            <text:p><text:s/>max</text:p>
          </table:table-cell>
          <table:table-cell office:value-type="float" office:value="530.215">
            <text:p>530.215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452">
            <text:p>0.45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7.083">
            <text:p>877.083</text:p>
          </table:table-cell>
          <table:table-cell office:value-type="string">
            <text:p><text:s/>prev_avg</text:p>
          </table:table-cell>
          <table:table-cell office:value-type="float" office:value="880.197">
            <text:p>880.197</text:p>
          </table:table-cell>
          <table:table-cell office:value-type="string">
            <text:p><text:s/>max</text:p>
          </table:table-cell>
          <table:table-cell office:value-type="float" office:value="568.731">
            <text:p>568.731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486">
            <text:p>0.48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4.006">
            <text:p>874.006</text:p>
          </table:table-cell>
          <table:table-cell office:value-type="string">
            <text:p><text:s/>prev_avg</text:p>
          </table:table-cell>
          <table:table-cell office:value-type="float" office:value="877.083">
            <text:p>877.083</text:p>
          </table:table-cell>
          <table:table-cell office:value-type="string">
            <text:p><text:s/>max</text:p>
          </table:table-cell>
          <table:table-cell office:value-type="float" office:value="569.358">
            <text:p>569.358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489">
            <text:p>0.48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70.469">
            <text:p>870.469</text:p>
          </table:table-cell>
          <table:table-cell office:value-type="string">
            <text:p><text:s/>prev_avg</text:p>
          </table:table-cell>
          <table:table-cell office:value-type="float" office:value="874.006">
            <text:p>874.006</text:p>
          </table:table-cell>
          <table:table-cell office:value-type="string">
            <text:p><text:s/>max</text:p>
          </table:table-cell>
          <table:table-cell office:value-type="float" office:value="520.37">
            <text:p>520.37</text:p>
          </table:table-cell>
          <table:table-cell office:value-type="string">
            <text:p><text:s/>imax</text:p>
          </table:table-cell>
          <table:table-cell office:value-type="float" office:value="120">
            <text:p>120</text:p>
          </table:table-cell>
          <table:table-cell office:value-type="string">
            <text:p><text:s/>scale</text:p>
          </table:table-cell>
          <table:table-cell office:value-type="float" office:value="0.448">
            <text:p>0.4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7.204">
            <text:p>867.204</text:p>
          </table:table-cell>
          <table:table-cell office:value-type="string">
            <text:p><text:s/>prev_avg</text:p>
          </table:table-cell>
          <table:table-cell office:value-type="float" office:value="870.469">
            <text:p>870.469</text:p>
          </table:table-cell>
          <table:table-cell office:value-type="string">
            <text:p><text:s/>max</text:p>
          </table:table-cell>
          <table:table-cell office:value-type="float" office:value="543.919">
            <text:p>543.919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47">
            <text:p>0.4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8.633">
            <text:p>868.633</text:p>
          </table:table-cell>
          <table:table-cell office:value-type="string">
            <text:p><text:s/>prev_avg</text:p>
          </table:table-cell>
          <table:table-cell office:value-type="float" office:value="867.204">
            <text:p>867.204</text:p>
          </table:table-cell>
          <table:table-cell office:value-type="string">
            <text:p><text:s/>max</text:p>
          </table:table-cell>
          <table:table-cell office:value-type="float" office:value="1010.113">
            <text:p>1010.113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872">
            <text:p>0.8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5.717">
            <text:p>865.717</text:p>
          </table:table-cell>
          <table:table-cell office:value-type="string">
            <text:p><text:s/>prev_avg</text:p>
          </table:table-cell>
          <table:table-cell office:value-type="float" office:value="868.633">
            <text:p>868.633</text:p>
          </table:table-cell>
          <table:table-cell office:value-type="string">
            <text:p><text:s/>max</text:p>
          </table:table-cell>
          <table:table-cell office:value-type="float" office:value="577.056">
            <text:p>577.056</text:p>
          </table:table-cell>
          <table:table-cell office:value-type="string">
            <text:p><text:s/>imax</text:p>
          </table:table-cell>
          <table:table-cell office:value-type="float" office:value="121">
            <text:p>121</text:p>
          </table:table-cell>
          <table:table-cell office:value-type="string">
            <text:p><text:s/>scale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6.053">
            <text:p>866.053</text:p>
          </table:table-cell>
          <table:table-cell office:value-type="string">
            <text:p><text:s/>prev_avg</text:p>
          </table:table-cell>
          <table:table-cell office:value-type="float" office:value="865.717">
            <text:p>865.717</text:p>
          </table:table-cell>
          <table:table-cell office:value-type="string">
            <text:p><text:s/>max</text:p>
          </table:table-cell>
          <table:table-cell office:value-type="float" office:value="899.316">
            <text:p>899.316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779">
            <text:p>0.7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3.826">
            <text:p>863.826</text:p>
          </table:table-cell>
          <table:table-cell office:value-type="string">
            <text:p><text:s/>prev_avg</text:p>
          </table:table-cell>
          <table:table-cell office:value-type="float" office:value="866.053">
            <text:p>866.053</text:p>
          </table:table-cell>
          <table:table-cell office:value-type="string">
            <text:p><text:s/>max</text:p>
          </table:table-cell>
          <table:table-cell office:value-type="float" office:value="643.319">
            <text:p>643.31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559">
            <text:p>0.5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60.795">
            <text:p>860.795</text:p>
          </table:table-cell>
          <table:table-cell office:value-type="string">
            <text:p><text:s/>prev_avg</text:p>
          </table:table-cell>
          <table:table-cell office:value-type="float" office:value="863.826">
            <text:p>863.826</text:p>
          </table:table-cell>
          <table:table-cell office:value-type="string">
            <text:p><text:s/>max</text:p>
          </table:table-cell>
          <table:table-cell office:value-type="float" office:value="560.76">
            <text:p>560.76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489">
            <text:p>0.48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7.619">
            <text:p>857.619</text:p>
          </table:table-cell>
          <table:table-cell office:value-type="string">
            <text:p><text:s/>prev_avg</text:p>
          </table:table-cell>
          <table:table-cell office:value-type="float" office:value="860.795">
            <text:p>860.795</text:p>
          </table:table-cell>
          <table:table-cell office:value-type="string">
            <text:p><text:s/>max</text:p>
          </table:table-cell>
          <table:table-cell office:value-type="float" office:value="543.238">
            <text:p>543.238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475">
            <text:p>0.47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54.033">
            <text:p>854.033</text:p>
          </table:table-cell>
          <table:table-cell office:value-type="string">
            <text:p><text:s/>prev_avg</text:p>
          </table:table-cell>
          <table:table-cell office:value-type="float" office:value="857.619">
            <text:p>857.619</text:p>
          </table:table-cell>
          <table:table-cell office:value-type="string">
            <text:p><text:s/>max</text:p>
          </table:table-cell>
          <table:table-cell office:value-type="float" office:value="498.993">
            <text:p>498.993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438">
            <text:p>0.4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9.706">
            <text:p>849.706</text:p>
          </table:table-cell>
          <table:table-cell office:value-type="string">
            <text:p><text:s/>prev_avg</text:p>
          </table:table-cell>
          <table:table-cell office:value-type="float" office:value="854.033">
            <text:p>854.033</text:p>
          </table:table-cell>
          <table:table-cell office:value-type="string">
            <text:p><text:s/>max</text:p>
          </table:table-cell>
          <table:table-cell office:value-type="float" office:value="421.335">
            <text:p>421.335</text:p>
          </table:table-cell>
          <table:table-cell office:value-type="string">
            <text:p><text:s/>imax</text:p>
          </table:table-cell>
          <table:table-cell office:value-type="float" office:value="122">
            <text:p>122</text:p>
          </table:table-cell>
          <table:table-cell office:value-type="string">
            <text:p><text:s/>scale</text:p>
          </table:table-cell>
          <table:table-cell office:value-type="float" office:value="0.372">
            <text:p>0.37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6.446">
            <text:p>846.446</text:p>
          </table:table-cell>
          <table:table-cell office:value-type="string">
            <text:p><text:s/>prev_avg</text:p>
          </table:table-cell>
          <table:table-cell office:value-type="float" office:value="849.706">
            <text:p>849.706</text:p>
          </table:table-cell>
          <table:table-cell office:value-type="string">
            <text:p><text:s/>max</text:p>
          </table:table-cell>
          <table:table-cell office:value-type="float" office:value="523.709">
            <text:p>523.709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64">
            <text:p>0.46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42.49">
            <text:p>842.49</text:p>
          </table:table-cell>
          <table:table-cell office:value-type="string">
            <text:p><text:s/>prev_avg</text:p>
          </table:table-cell>
          <table:table-cell office:value-type="float" office:value="846.446">
            <text:p>846.446</text:p>
          </table:table-cell>
          <table:table-cell office:value-type="string">
            <text:p><text:s/>max</text:p>
          </table:table-cell>
          <table:table-cell office:value-type="float" office:value="450.843">
            <text:p>450.843</text:p>
          </table:table-cell>
          <table:table-cell office:value-type="string">
            <text:p><text:s/>imax</text:p>
          </table:table-cell>
          <table:table-cell office:value-type="float" office:value="123">
            <text:p>123</text:p>
          </table:table-cell>
          <table:table-cell office:value-type="string">
            <text:p><text:s/>scale</text:p>
          </table:table-cell>
          <table:table-cell office:value-type="float" office:value="0.401">
            <text:p>0.40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8.805">
            <text:p>838.805</text:p>
          </table:table-cell>
          <table:table-cell office:value-type="string">
            <text:p><text:s/>prev_avg</text:p>
          </table:table-cell>
          <table:table-cell office:value-type="float" office:value="842.49">
            <text:p>842.49</text:p>
          </table:table-cell>
          <table:table-cell office:value-type="string">
            <text:p><text:s/>max</text:p>
          </table:table-cell>
          <table:table-cell office:value-type="float" office:value="474.004">
            <text:p>474.004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24">
            <text:p>0.42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33.835">
            <text:p>833.835</text:p>
          </table:table-cell>
          <table:table-cell office:value-type="string">
            <text:p><text:s/>prev_avg</text:p>
          </table:table-cell>
          <table:table-cell office:value-type="float" office:value="838.805">
            <text:p>838.805</text:p>
          </table:table-cell>
          <table:table-cell office:value-type="string">
            <text:p><text:s/>max</text:p>
          </table:table-cell>
          <table:table-cell office:value-type="float" office:value="341.766">
            <text:p>341.766</text:p>
          </table:table-cell>
          <table:table-cell office:value-type="string">
            <text:p><text:s/>imax</text:p>
          </table:table-cell>
          <table:table-cell office:value-type="float" office:value="123">
            <text:p>123</text:p>
          </table:table-cell>
          <table:table-cell office:value-type="string">
            <text:p><text:s/>scale</text:p>
          </table:table-cell>
          <table:table-cell office:value-type="float" office:value="0.307">
            <text:p>0.3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8.935">
            <text:p>828.935</text:p>
          </table:table-cell>
          <table:table-cell office:value-type="string">
            <text:p><text:s/>prev_avg</text:p>
          </table:table-cell>
          <table:table-cell office:value-type="float" office:value="833.835">
            <text:p>833.835</text:p>
          </table:table-cell>
          <table:table-cell office:value-type="string">
            <text:p><text:s/>max</text:p>
          </table:table-cell>
          <table:table-cell office:value-type="float" office:value="343.866">
            <text:p>343.866</text:p>
          </table:table-cell>
          <table:table-cell office:value-type="string">
            <text:p><text:s/>imax</text:p>
          </table:table-cell>
          <table:table-cell office:value-type="float" office:value="124">
            <text:p>124</text:p>
          </table:table-cell>
          <table:table-cell office:value-type="string">
            <text:p><text:s/>scale</text:p>
          </table:table-cell>
          <table:table-cell office:value-type="float" office:value="0.311">
            <text:p>0.3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24.065">
            <text:p>824.065</text:p>
          </table:table-cell>
          <table:table-cell office:value-type="string">
            <text:p><text:s/>prev_avg</text:p>
          </table:table-cell>
          <table:table-cell office:value-type="float" office:value="828.935">
            <text:p>828.935</text:p>
          </table:table-cell>
          <table:table-cell office:value-type="string">
            <text:p><text:s/>max</text:p>
          </table:table-cell>
          <table:table-cell office:value-type="float" office:value="341.94">
            <text:p>341.94</text:p>
          </table:table-cell>
          <table:table-cell office:value-type="string">
            <text:p><text:s/>imax</text:p>
          </table:table-cell>
          <table:table-cell office:value-type="float" office:value="124">
            <text:p>124</text:p>
          </table:table-cell>
          <table:table-cell office:value-type="string">
            <text:p><text:s/>scale</text:p>
          </table:table-cell>
          <table:table-cell office:value-type="float" office:value="0.311">
            <text:p>0.31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8.995">
            <text:p>818.995</text:p>
          </table:table-cell>
          <table:table-cell office:value-type="string">
            <text:p><text:s/>prev_avg</text:p>
          </table:table-cell>
          <table:table-cell office:value-type="float" office:value="824.065">
            <text:p>824.065</text:p>
          </table:table-cell>
          <table:table-cell office:value-type="string">
            <text:p><text:s/>max</text:p>
          </table:table-cell>
          <table:table-cell office:value-type="float" office:value="317.013">
            <text:p>317.013</text:p>
          </table:table-cell>
          <table:table-cell office:value-type="string">
            <text:p><text:s/>imax</text:p>
          </table:table-cell>
          <table:table-cell office:value-type="float" office:value="124">
            <text:p>124</text:p>
          </table:table-cell>
          <table:table-cell office:value-type="string">
            <text:p><text:s/>scale</text:p>
          </table:table-cell>
          <table:table-cell office:value-type="float" office:value="0.29">
            <text:p>0.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13.615">
            <text:p>813.615</text:p>
          </table:table-cell>
          <table:table-cell office:value-type="string">
            <text:p><text:s/>prev_avg</text:p>
          </table:table-cell>
          <table:table-cell office:value-type="float" office:value="818.995">
            <text:p>818.995</text:p>
          </table:table-cell>
          <table:table-cell office:value-type="string">
            <text:p><text:s/>max</text:p>
          </table:table-cell>
          <table:table-cell office:value-type="float" office:value="281.019">
            <text:p>281.019</text:p>
          </table:table-cell>
          <table:table-cell office:value-type="string">
            <text:p><text:s/>imax</text:p>
          </table:table-cell>
          <table:table-cell office:value-type="float" office:value="124">
            <text:p>124</text:p>
          </table:table-cell>
          <table:table-cell office:value-type="string">
            <text:p><text:s/>scale</text:p>
          </table:table-cell>
          <table:table-cell office:value-type="float" office:value="0.259">
            <text:p>0.25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9.572">
            <text:p>809.572</text:p>
          </table:table-cell>
          <table:table-cell office:value-type="string">
            <text:p><text:s/>prev_avg</text:p>
          </table:table-cell>
          <table:table-cell office:value-type="float" office:value="813.615">
            <text:p>813.615</text:p>
          </table:table-cell>
          <table:table-cell office:value-type="string">
            <text:p><text:s/>max</text:p>
          </table:table-cell>
          <table:table-cell office:value-type="float" office:value="409.355">
            <text:p>409.35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379">
            <text:p>0.3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7.915">
            <text:p>807.915</text:p>
          </table:table-cell>
          <table:table-cell office:value-type="string">
            <text:p><text:s/>prev_avg</text:p>
          </table:table-cell>
          <table:table-cell office:value-type="float" office:value="809.572">
            <text:p>809.572</text:p>
          </table:table-cell>
          <table:table-cell office:value-type="string">
            <text:p><text:s/>max</text:p>
          </table:table-cell>
          <table:table-cell office:value-type="float" office:value="643.863">
            <text:p>643.863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598">
            <text:p>0.59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804.293">
            <text:p>804.293</text:p>
          </table:table-cell>
          <table:table-cell office:value-type="string">
            <text:p><text:s/>prev_avg</text:p>
          </table:table-cell>
          <table:table-cell office:value-type="float" office:value="807.915">
            <text:p>807.915</text:p>
          </table:table-cell>
          <table:table-cell office:value-type="string">
            <text:p><text:s/>max</text:p>
          </table:table-cell>
          <table:table-cell office:value-type="float" office:value="445.67">
            <text:p>445.67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416">
            <text:p>0.41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8.793">
            <text:p>798.793</text:p>
          </table:table-cell>
          <table:table-cell office:value-type="string">
            <text:p><text:s/>prev_avg</text:p>
          </table:table-cell>
          <table:table-cell office:value-type="float" office:value="804.293">
            <text:p>804.293</text:p>
          </table:table-cell>
          <table:table-cell office:value-type="string">
            <text:p><text:s/>max</text:p>
          </table:table-cell>
          <table:table-cell office:value-type="float" office:value="254.257">
            <text:p>254.25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39">
            <text:p>0.23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9.361">
            <text:p>799.361</text:p>
          </table:table-cell>
          <table:table-cell office:value-type="string">
            <text:p><text:s/>prev_avg</text:p>
          </table:table-cell>
          <table:table-cell office:value-type="float" office:value="798.793">
            <text:p>798.793</text:p>
          </table:table-cell>
          <table:table-cell office:value-type="string">
            <text:p><text:s/>max</text:p>
          </table:table-cell>
          <table:table-cell office:value-type="float" office:value="855.597">
            <text:p>855.59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803">
            <text:p>0.80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7.592">
            <text:p>797.592</text:p>
          </table:table-cell>
          <table:table-cell office:value-type="string">
            <text:p><text:s/>prev_avg</text:p>
          </table:table-cell>
          <table:table-cell office:value-type="float" office:value="799.361">
            <text:p>799.361</text:p>
          </table:table-cell>
          <table:table-cell office:value-type="string">
            <text:p><text:s/>max</text:p>
          </table:table-cell>
          <table:table-cell office:value-type="float" office:value="622.463">
            <text:p>622.463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585">
            <text:p>0.58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94.632">
            <text:p>794.632</text:p>
          </table:table-cell>
          <table:table-cell office:value-type="string">
            <text:p><text:s/>prev_avg</text:p>
          </table:table-cell>
          <table:table-cell office:value-type="float" office:value="797.592">
            <text:p>797.592</text:p>
          </table:table-cell>
          <table:table-cell office:value-type="string">
            <text:p><text:s/>max</text:p>
          </table:table-cell>
          <table:table-cell office:value-type="float" office:value="501.599">
            <text:p>501.599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473">
            <text:p>0.47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9.942">
            <text:p>789.942</text:p>
          </table:table-cell>
          <table:table-cell office:value-type="string">
            <text:p><text:s/>prev_avg</text:p>
          </table:table-cell>
          <table:table-cell office:value-type="float" office:value="794.632">
            <text:p>794.632</text:p>
          </table:table-cell>
          <table:table-cell office:value-type="string">
            <text:p><text:s/>max</text:p>
          </table:table-cell>
          <table:table-cell office:value-type="float" office:value="325.706">
            <text:p>325.706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309">
            <text:p>0.30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83.859">
            <text:p>783.859</text:p>
          </table:table-cell>
          <table:table-cell office:value-type="string">
            <text:p><text:s/>prev_avg</text:p>
          </table:table-cell>
          <table:table-cell office:value-type="float" office:value="789.942">
            <text:p>789.942</text:p>
          </table:table-cell>
          <table:table-cell office:value-type="string">
            <text:p><text:s/>max</text:p>
          </table:table-cell>
          <table:table-cell office:value-type="float" office:value="181.603">
            <text:p>181.60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74">
            <text:p>0.17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9.328">
            <text:p>779.328</text:p>
          </table:table-cell>
          <table:table-cell office:value-type="string">
            <text:p><text:s/>prev_avg</text:p>
          </table:table-cell>
          <table:table-cell office:value-type="float" office:value="783.859">
            <text:p>783.859</text:p>
          </table:table-cell>
          <table:table-cell office:value-type="string">
            <text:p><text:s/>max</text:p>
          </table:table-cell>
          <table:table-cell office:value-type="float" office:value="330.77">
            <text:p>330.7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318">
            <text:p>0.3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74.919">
            <text:p>774.919</text:p>
          </table:table-cell>
          <table:table-cell office:value-type="string">
            <text:p><text:s/>prev_avg</text:p>
          </table:table-cell>
          <table:table-cell office:value-type="float" office:value="779.328">
            <text:p>779.328</text:p>
          </table:table-cell>
          <table:table-cell office:value-type="string">
            <text:p><text:s/>max</text:p>
          </table:table-cell>
          <table:table-cell office:value-type="float" office:value="338.461">
            <text:p>338.46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28">
            <text:p>0.3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8.491">
            <text:p>768.491</text:p>
          </table:table-cell>
          <table:table-cell office:value-type="string">
            <text:p><text:s/>prev_avg</text:p>
          </table:table-cell>
          <table:table-cell office:value-type="float" office:value="774.919">
            <text:p>774.919</text:p>
          </table:table-cell>
          <table:table-cell office:value-type="string">
            <text:p><text:s/>max</text:p>
          </table:table-cell>
          <table:table-cell office:value-type="float" office:value="132.098">
            <text:p>132.098</text:p>
          </table:table-cell>
          <table:table-cell office:value-type="string">
            <text:p><text:s/>imax</text:p>
          </table:table-cell>
          <table:table-cell office:value-type="float" office:value="127">
            <text:p>127</text:p>
          </table:table-cell>
          <table:table-cell office:value-type="string">
            <text:p><text:s/>scale</text:p>
          </table:table-cell>
          <table:table-cell office:value-type="float" office:value="0.129">
            <text:p>0.1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5.569">
            <text:p>765.569</text:p>
          </table:table-cell>
          <table:table-cell office:value-type="string">
            <text:p><text:s/>prev_avg</text:p>
          </table:table-cell>
          <table:table-cell office:value-type="float" office:value="768.491">
            <text:p>768.491</text:p>
          </table:table-cell>
          <table:table-cell office:value-type="string">
            <text:p><text:s/>max</text:p>
          </table:table-cell>
          <table:table-cell office:value-type="float" office:value="476.277">
            <text:p>476.277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467">
            <text:p>0.46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62.541">
            <text:p>762.541</text:p>
          </table:table-cell>
          <table:table-cell office:value-type="string">
            <text:p><text:s/>prev_avg</text:p>
          </table:table-cell>
          <table:table-cell office:value-type="float" office:value="765.569">
            <text:p>765.569</text:p>
          </table:table-cell>
          <table:table-cell office:value-type="string">
            <text:p><text:s/>max</text:p>
          </table:table-cell>
          <table:table-cell office:value-type="float" office:value="462.769">
            <text:p>462.769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455">
            <text:p>0.4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8.576">
            <text:p>758.576</text:p>
          </table:table-cell>
          <table:table-cell office:value-type="string">
            <text:p><text:s/>prev_avg</text:p>
          </table:table-cell>
          <table:table-cell office:value-type="float" office:value="762.541">
            <text:p>762.541</text:p>
          </table:table-cell>
          <table:table-cell office:value-type="string">
            <text:p><text:s/>max</text:p>
          </table:table-cell>
          <table:table-cell office:value-type="float" office:value="366.066">
            <text:p>366.066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362">
            <text:p>0.36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3.551">
            <text:p>753.551</text:p>
          </table:table-cell>
          <table:table-cell office:value-type="string">
            <text:p><text:s/>prev_avg</text:p>
          </table:table-cell>
          <table:table-cell office:value-type="float" office:value="758.576">
            <text:p>758.576</text:p>
          </table:table-cell>
          <table:table-cell office:value-type="string">
            <text:p><text:s/>max</text:p>
          </table:table-cell>
          <table:table-cell office:value-type="float" office:value="256.071">
            <text:p>256.071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55">
            <text:p>0.25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48.556">
            <text:p>748.556</text:p>
          </table:table-cell>
          <table:table-cell office:value-type="string">
            <text:p><text:s/>prev_avg</text:p>
          </table:table-cell>
          <table:table-cell office:value-type="float" office:value="753.551">
            <text:p>753.551</text:p>
          </table:table-cell>
          <table:table-cell office:value-type="string">
            <text:p><text:s/>max</text:p>
          </table:table-cell>
          <table:table-cell office:value-type="float" office:value="254.005">
            <text:p>254.005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54">
            <text:p>0.2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49.854">
            <text:p>749.854</text:p>
          </table:table-cell>
          <table:table-cell office:value-type="string">
            <text:p><text:s/>prev_avg</text:p>
          </table:table-cell>
          <table:table-cell office:value-type="float" office:value="748.556">
            <text:p>748.556</text:p>
          </table:table-cell>
          <table:table-cell office:value-type="string">
            <text:p><text:s/>max</text:p>
          </table:table-cell>
          <table:table-cell office:value-type="float" office:value="878.365">
            <text:p>878.36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879">
            <text:p>0.87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51.263">
            <text:p>751.263</text:p>
          </table:table-cell>
          <table:table-cell office:value-type="string">
            <text:p><text:s/>prev_avg</text:p>
          </table:table-cell>
          <table:table-cell office:value-type="float" office:value="749.854">
            <text:p>749.854</text:p>
          </table:table-cell>
          <table:table-cell office:value-type="string">
            <text:p><text:s/>max</text:p>
          </table:table-cell>
          <table:table-cell office:value-type="float" office:value="890.792">
            <text:p>890.79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889">
            <text:p>0.88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47.786">
            <text:p>747.786</text:p>
          </table:table-cell>
          <table:table-cell office:value-type="string">
            <text:p><text:s/>prev_avg</text:p>
          </table:table-cell>
          <table:table-cell office:value-type="float" office:value="751.263">
            <text:p>751.263</text:p>
          </table:table-cell>
          <table:table-cell office:value-type="string">
            <text:p><text:s/>max</text:p>
          </table:table-cell>
          <table:table-cell office:value-type="float" office:value="403.581">
            <text:p>403.581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05">
            <text:p>0.40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42.713">
            <text:p>742.713</text:p>
          </table:table-cell>
          <table:table-cell office:value-type="string">
            <text:p><text:s/>prev_avg</text:p>
          </table:table-cell>
          <table:table-cell office:value-type="float" office:value="747.786">
            <text:p>747.786</text:p>
          </table:table-cell>
          <table:table-cell office:value-type="string">
            <text:p><text:s/>max</text:p>
          </table:table-cell>
          <table:table-cell office:value-type="float" office:value="240.477">
            <text:p>240.477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43">
            <text:p>0.2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9.233">
            <text:p>739.233</text:p>
          </table:table-cell>
          <table:table-cell office:value-type="string">
            <text:p><text:s/>prev_avg</text:p>
          </table:table-cell>
          <table:table-cell office:value-type="float" office:value="742.713">
            <text:p>742.713</text:p>
          </table:table-cell>
          <table:table-cell office:value-type="string">
            <text:p><text:s/>max</text:p>
          </table:table-cell>
          <table:table-cell office:value-type="float" office:value="394.722">
            <text:p>394.722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">
            <text:p>0.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8.913">
            <text:p>738.913</text:p>
          </table:table-cell>
          <table:table-cell office:value-type="string">
            <text:p><text:s/>prev_avg</text:p>
          </table:table-cell>
          <table:table-cell office:value-type="float" office:value="739.233">
            <text:p>739.233</text:p>
          </table:table-cell>
          <table:table-cell office:value-type="string">
            <text:p><text:s/>max</text:p>
          </table:table-cell>
          <table:table-cell office:value-type="float" office:value="707.15">
            <text:p>707.15</text:p>
          </table:table-cell>
          <table:table-cell office:value-type="string">
            <text:p><text:s/>imax</text:p>
          </table:table-cell>
          <table:table-cell office:value-type="float" office:value="16">
            <text:p>16</text:p>
          </table:table-cell>
          <table:table-cell office:value-type="string">
            <text:p><text:s/>scale</text:p>
          </table:table-cell>
          <table:table-cell office:value-type="float" office:value="0.718">
            <text:p>0.71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8.552">
            <text:p>738.552</text:p>
          </table:table-cell>
          <table:table-cell office:value-type="string">
            <text:p><text:s/>prev_avg</text:p>
          </table:table-cell>
          <table:table-cell office:value-type="float" office:value="738.913">
            <text:p>738.913</text:p>
          </table:table-cell>
          <table:table-cell office:value-type="string">
            <text:p><text:s/>max</text:p>
          </table:table-cell>
          <table:table-cell office:value-type="float" office:value="702.821">
            <text:p>702.821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714">
            <text:p>0.71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6.464">
            <text:p>736.464</text:p>
          </table:table-cell>
          <table:table-cell office:value-type="string">
            <text:p><text:s/>prev_avg</text:p>
          </table:table-cell>
          <table:table-cell office:value-type="float" office:value="738.552">
            <text:p>738.552</text:p>
          </table:table-cell>
          <table:table-cell office:value-type="string">
            <text:p><text:s/>max</text:p>
          </table:table-cell>
          <table:table-cell office:value-type="float" office:value="529.765">
            <text:p>529.76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4.932">
            <text:p>734.932</text:p>
          </table:table-cell>
          <table:table-cell office:value-type="string">
            <text:p><text:s/>prev_avg</text:p>
          </table:table-cell>
          <table:table-cell office:value-type="float" office:value="736.464">
            <text:p>736.464</text:p>
          </table:table-cell>
          <table:table-cell office:value-type="string">
            <text:p><text:s/>max</text:p>
          </table:table-cell>
          <table:table-cell office:value-type="float" office:value="583.298">
            <text:p>583.298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595">
            <text:p>0.59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3.034">
            <text:p>733.034</text:p>
          </table:table-cell>
          <table:table-cell office:value-type="string">
            <text:p><text:s/>prev_avg</text:p>
          </table:table-cell>
          <table:table-cell office:value-type="float" office:value="734.932">
            <text:p>734.932</text:p>
          </table:table-cell>
          <table:table-cell office:value-type="string">
            <text:p><text:s/>max</text:p>
          </table:table-cell>
          <table:table-cell office:value-type="float" office:value="545.091">
            <text:p>545.091</text:p>
          </table:table-cell>
          <table:table-cell office:value-type="string">
            <text:p><text:s/>imax</text:p>
          </table:table-cell>
          <table:table-cell office:value-type="float" office:value="4">
            <text:p>4</text:p>
          </table:table-cell>
          <table:table-cell office:value-type="string">
            <text:p><text:s/>scale</text:p>
          </table:table-cell>
          <table:table-cell office:value-type="float" office:value="0.558">
            <text:p>0.55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8.809">
            <text:p>738.809</text:p>
          </table:table-cell>
          <table:table-cell office:value-type="string">
            <text:p><text:s/>prev_avg</text:p>
          </table:table-cell>
          <table:table-cell office:value-type="float" office:value="733.034">
            <text:p>733.034</text:p>
          </table:table-cell>
          <table:table-cell office:value-type="string">
            <text:p><text:s/>max</text:p>
          </table:table-cell>
          <table:table-cell office:value-type="float" office:value="1310.533">
            <text:p>1310.533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1.33">
            <text:p>1.3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9.736">
            <text:p>739.736</text:p>
          </table:table-cell>
          <table:table-cell office:value-type="string">
            <text:p><text:s/>prev_avg</text:p>
          </table:table-cell>
          <table:table-cell office:value-type="float" office:value="738.809">
            <text:p>738.809</text:p>
          </table:table-cell>
          <table:table-cell office:value-type="string">
            <text:p><text:s/>max</text:p>
          </table:table-cell>
          <table:table-cell office:value-type="float" office:value="831.518">
            <text:p>831.518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843">
            <text:p>0.84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7.131">
            <text:p>737.131</text:p>
          </table:table-cell>
          <table:table-cell office:value-type="string">
            <text:p><text:s/>prev_avg</text:p>
          </table:table-cell>
          <table:table-cell office:value-type="float" office:value="739.736">
            <text:p>739.736</text:p>
          </table:table-cell>
          <table:table-cell office:value-type="string">
            <text:p><text:s/>max</text:p>
          </table:table-cell>
          <table:table-cell office:value-type="float" office:value="479.274">
            <text:p>479.274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88">
            <text:p>0.4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3.453">
            <text:p>733.453</text:p>
          </table:table-cell>
          <table:table-cell office:value-type="string">
            <text:p><text:s/>prev_avg</text:p>
          </table:table-cell>
          <table:table-cell office:value-type="float" office:value="737.131">
            <text:p>737.131</text:p>
          </table:table-cell>
          <table:table-cell office:value-type="string">
            <text:p><text:s/>max</text:p>
          </table:table-cell>
          <table:table-cell office:value-type="float" office:value="369.286">
            <text:p>369.286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378">
            <text:p>0.37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30.791">
            <text:p>730.791</text:p>
          </table:table-cell>
          <table:table-cell office:value-type="string">
            <text:p><text:s/>prev_avg</text:p>
          </table:table-cell>
          <table:table-cell office:value-type="float" office:value="733.453">
            <text:p>733.453</text:p>
          </table:table-cell>
          <table:table-cell office:value-type="string">
            <text:p><text:s/>max</text:p>
          </table:table-cell>
          <table:table-cell office:value-type="float" office:value="467.269">
            <text:p>467.26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8">
            <text:p>0.4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26.099">
            <text:p>726.099</text:p>
          </table:table-cell>
          <table:table-cell office:value-type="string">
            <text:p><text:s/>prev_avg</text:p>
          </table:table-cell>
          <table:table-cell office:value-type="float" office:value="730.791">
            <text:p>730.791</text:p>
          </table:table-cell>
          <table:table-cell office:value-type="string">
            <text:p><text:s/>max</text:p>
          </table:table-cell>
          <table:table-cell office:value-type="float" office:value="261.548">
            <text:p>261.548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7">
            <text:p>0.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22.961">
            <text:p>722.961</text:p>
          </table:table-cell>
          <table:table-cell office:value-type="string">
            <text:p><text:s/>prev_avg</text:p>
          </table:table-cell>
          <table:table-cell office:value-type="float" office:value="726.099">
            <text:p>726.099</text:p>
          </table:table-cell>
          <table:table-cell office:value-type="string">
            <text:p><text:s/>max</text:p>
          </table:table-cell>
          <table:table-cell office:value-type="float" office:value="412.335">
            <text:p>412.335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428">
            <text:p>0.4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17.691">
            <text:p>717.691</text:p>
          </table:table-cell>
          <table:table-cell office:value-type="string">
            <text:p><text:s/>prev_avg</text:p>
          </table:table-cell>
          <table:table-cell office:value-type="float" office:value="722.961">
            <text:p>722.961</text:p>
          </table:table-cell>
          <table:table-cell office:value-type="string">
            <text:p><text:s/>max</text:p>
          </table:table-cell>
          <table:table-cell office:value-type="float" office:value="195.958">
            <text:p>195.958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05">
            <text:p>0.20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12.304">
            <text:p>712.304</text:p>
          </table:table-cell>
          <table:table-cell office:value-type="string">
            <text:p><text:s/>prev_avg</text:p>
          </table:table-cell>
          <table:table-cell office:value-type="float" office:value="717.691">
            <text:p>717.691</text:p>
          </table:table-cell>
          <table:table-cell office:value-type="string">
            <text:p><text:s/>max</text:p>
          </table:table-cell>
          <table:table-cell office:value-type="float" office:value="178.964">
            <text:p>178.96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88">
            <text:p>0.18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06.734">
            <text:p>706.734</text:p>
          </table:table-cell>
          <table:table-cell office:value-type="string">
            <text:p><text:s/>prev_avg</text:p>
          </table:table-cell>
          <table:table-cell office:value-type="float" office:value="712.304">
            <text:p>712.304</text:p>
          </table:table-cell>
          <table:table-cell office:value-type="string">
            <text:p><text:s/>max</text:p>
          </table:table-cell>
          <table:table-cell office:value-type="float" office:value="155.312">
            <text:p>155.312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165">
            <text:p>0.16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702.098">
            <text:p>702.098</text:p>
          </table:table-cell>
          <table:table-cell office:value-type="string">
            <text:p><text:s/>prev_avg</text:p>
          </table:table-cell>
          <table:table-cell office:value-type="float" office:value="706.734">
            <text:p>706.734</text:p>
          </table:table-cell>
          <table:table-cell office:value-type="string">
            <text:p><text:s/>max</text:p>
          </table:table-cell>
          <table:table-cell office:value-type="float" office:value="243.201">
            <text:p>243.201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98.643">
            <text:p>698.643</text:p>
          </table:table-cell>
          <table:table-cell office:value-type="string">
            <text:p><text:s/>prev_avg</text:p>
          </table:table-cell>
          <table:table-cell office:value-type="float" office:value="702.098">
            <text:p>702.098</text:p>
          </table:table-cell>
          <table:table-cell office:value-type="string">
            <text:p><text:s/>max</text:p>
          </table:table-cell>
          <table:table-cell office:value-type="float" office:value="356.573">
            <text:p>356.573</text:p>
          </table:table-cell>
          <table:table-cell office:value-type="string">
            <text:p><text:s/>imax</text:p>
          </table:table-cell>
          <table:table-cell office:value-type="float" office:value="7">
            <text:p>7</text:p>
          </table:table-cell>
          <table:table-cell office:value-type="string">
            <text:p><text:s/>scale</text:p>
          </table:table-cell>
          <table:table-cell office:value-type="float" office:value="0.383">
            <text:p>0.38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95.148">
            <text:p>695.148</text:p>
          </table:table-cell>
          <table:table-cell office:value-type="string">
            <text:p><text:s/>prev_avg</text:p>
          </table:table-cell>
          <table:table-cell office:value-type="float" office:value="698.643">
            <text:p>698.643</text:p>
          </table:table-cell>
          <table:table-cell office:value-type="string">
            <text:p><text:s/>max</text:p>
          </table:table-cell>
          <table:table-cell office:value-type="float" office:value="349.146">
            <text:p>349.146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77">
            <text:p>0.37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94.39">
            <text:p>694.39</text:p>
          </table:table-cell>
          <table:table-cell office:value-type="string">
            <text:p><text:s/>prev_avg</text:p>
          </table:table-cell>
          <table:table-cell office:value-type="float" office:value="695.148">
            <text:p>695.148</text:p>
          </table:table-cell>
          <table:table-cell office:value-type="string">
            <text:p><text:s/>max</text:p>
          </table:table-cell>
          <table:table-cell office:value-type="float" office:value="619.355">
            <text:p>619.355</text:p>
          </table:table-cell>
          <table:table-cell office:value-type="string">
            <text:p><text:s/>imax</text:p>
          </table:table-cell>
          <table:table-cell office:value-type="float" office:value="6">
            <text:p>6</text:p>
          </table:table-cell>
          <table:table-cell office:value-type="string">
            <text:p><text:s/>scale</text:p>
          </table:table-cell>
          <table:table-cell office:value-type="float" office:value="0.669">
            <text:p>0.6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90.389">
            <text:p>690.389</text:p>
          </table:table-cell>
          <table:table-cell office:value-type="string">
            <text:p><text:s/>prev_avg</text:p>
          </table:table-cell>
          <table:table-cell office:value-type="float" office:value="694.39">
            <text:p>694.39</text:p>
          </table:table-cell>
          <table:table-cell office:value-type="string">
            <text:p><text:s/>max</text:p>
          </table:table-cell>
          <table:table-cell office:value-type="float" office:value="294.289">
            <text:p>294.289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32">
            <text:p>0.3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87.804">
            <text:p>687.804</text:p>
          </table:table-cell>
          <table:table-cell office:value-type="string">
            <text:p><text:s/>prev_avg</text:p>
          </table:table-cell>
          <table:table-cell office:value-type="float" office:value="690.389">
            <text:p>690.389</text:p>
          </table:table-cell>
          <table:table-cell office:value-type="string">
            <text:p><text:s/>max</text:p>
          </table:table-cell>
          <table:table-cell office:value-type="float" office:value="431.837">
            <text:p>431.83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71">
            <text:p>0.4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82.599">
            <text:p>682.599</text:p>
          </table:table-cell>
          <table:table-cell office:value-type="string">
            <text:p><text:s/>prev_avg</text:p>
          </table:table-cell>
          <table:table-cell office:value-type="float" office:value="687.804">
            <text:p>687.804</text:p>
          </table:table-cell>
          <table:table-cell office:value-type="string">
            <text:p><text:s/>max</text:p>
          </table:table-cell>
          <table:table-cell office:value-type="float" office:value="167.291">
            <text:p>167.291</text:p>
          </table:table-cell>
          <table:table-cell office:value-type="string">
            <text:p><text:s/>imax</text:p>
          </table:table-cell>
          <table:table-cell office:value-type="float" office:value="8">
            <text:p>8</text:p>
          </table:table-cell>
          <table:table-cell office:value-type="string">
            <text:p><text:s/>scale</text:p>
          </table:table-cell>
          <table:table-cell office:value-type="float" office:value="0.184">
            <text:p>0.18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78.086">
            <text:p>678.086</text:p>
          </table:table-cell>
          <table:table-cell office:value-type="string">
            <text:p><text:s/>prev_avg</text:p>
          </table:table-cell>
          <table:table-cell office:value-type="float" office:value="682.599">
            <text:p>682.599</text:p>
          </table:table-cell>
          <table:table-cell office:value-type="string">
            <text:p><text:s/>max</text:p>
          </table:table-cell>
          <table:table-cell office:value-type="float" office:value="231.306">
            <text:p>231.306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256">
            <text:p>0.25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74.067">
            <text:p>674.067</text:p>
          </table:table-cell>
          <table:table-cell office:value-type="string">
            <text:p><text:s/>prev_avg</text:p>
          </table:table-cell>
          <table:table-cell office:value-type="float" office:value="678.086">
            <text:p>678.086</text:p>
          </table:table-cell>
          <table:table-cell office:value-type="string">
            <text:p><text:s/>max</text:p>
          </table:table-cell>
          <table:table-cell office:value-type="float" office:value="276.176">
            <text:p>276.17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07">
            <text:p>0.3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69.03">
            <text:p>669.03</text:p>
          </table:table-cell>
          <table:table-cell office:value-type="string">
            <text:p><text:s/>prev_avg</text:p>
          </table:table-cell>
          <table:table-cell office:value-type="float" office:value="674.067">
            <text:p>674.067</text:p>
          </table:table-cell>
          <table:table-cell office:value-type="string">
            <text:p><text:s/>max</text:p>
          </table:table-cell>
          <table:table-cell office:value-type="float" office:value="170.464">
            <text:p>170.464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91">
            <text:p>0.1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64.048">
            <text:p>664.048</text:p>
          </table:table-cell>
          <table:table-cell office:value-type="string">
            <text:p><text:s/>prev_avg</text:p>
          </table:table-cell>
          <table:table-cell office:value-type="float" office:value="669.03">
            <text:p>669.03</text:p>
          </table:table-cell>
          <table:table-cell office:value-type="string">
            <text:p><text:s/>max</text:p>
          </table:table-cell>
          <table:table-cell office:value-type="float" office:value="170.77">
            <text:p>170.7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93">
            <text:p>0.19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59.397">
            <text:p>659.397</text:p>
          </table:table-cell>
          <table:table-cell office:value-type="string">
            <text:p><text:s/>prev_avg</text:p>
          </table:table-cell>
          <table:table-cell office:value-type="float" office:value="664.048">
            <text:p>664.048</text:p>
          </table:table-cell>
          <table:table-cell office:value-type="string">
            <text:p><text:s/>max</text:p>
          </table:table-cell>
          <table:table-cell office:value-type="float" office:value="199.007">
            <text:p>199.007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26">
            <text:p>0.226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54.656">
            <text:p>654.656</text:p>
          </table:table-cell>
          <table:table-cell office:value-type="string">
            <text:p><text:s/>prev_avg</text:p>
          </table:table-cell>
          <table:table-cell office:value-type="float" office:value="659.397">
            <text:p>659.397</text:p>
          </table:table-cell>
          <table:table-cell office:value-type="string">
            <text:p><text:s/>max</text:p>
          </table:table-cell>
          <table:table-cell office:value-type="float" office:value="185.218">
            <text:p>185.218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212">
            <text:p>0.212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51.824">
            <text:p>651.824</text:p>
          </table:table-cell>
          <table:table-cell office:value-type="string">
            <text:p><text:s/>prev_avg</text:p>
          </table:table-cell>
          <table:table-cell office:value-type="float" office:value="654.656">
            <text:p>654.656</text:p>
          </table:table-cell>
          <table:table-cell office:value-type="string">
            <text:p><text:s/>max</text:p>
          </table:table-cell>
          <table:table-cell office:value-type="float" office:value="371.457">
            <text:p>371.45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27">
            <text:p>0.42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47.089">
            <text:p>647.089</text:p>
          </table:table-cell>
          <table:table-cell office:value-type="string">
            <text:p><text:s/>prev_avg</text:p>
          </table:table-cell>
          <table:table-cell office:value-type="float" office:value="651.824">
            <text:p>651.824</text:p>
          </table:table-cell>
          <table:table-cell office:value-type="string">
            <text:p><text:s/>max</text:p>
          </table:table-cell>
          <table:table-cell office:value-type="float" office:value="178.39">
            <text:p>178.39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207">
            <text:p>0.20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42.066">
            <text:p>642.066</text:p>
          </table:table-cell>
          <table:table-cell office:value-type="string">
            <text:p><text:s/>prev_avg</text:p>
          </table:table-cell>
          <table:table-cell office:value-type="float" office:value="647.089">
            <text:p>647.089</text:p>
          </table:table-cell>
          <table:table-cell office:value-type="string">
            <text:p><text:s/>max</text:p>
          </table:table-cell>
          <table:table-cell office:value-type="float" office:value="144.73">
            <text:p>144.73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69">
            <text:p>0.16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38.979">
            <text:p>638.979</text:p>
          </table:table-cell>
          <table:table-cell office:value-type="string">
            <text:p><text:s/>prev_avg</text:p>
          </table:table-cell>
          <table:table-cell office:value-type="float" office:value="642.066">
            <text:p>642.066</text:p>
          </table:table-cell>
          <table:table-cell office:value-type="string">
            <text:p><text:s/>max</text:p>
          </table:table-cell>
          <table:table-cell office:value-type="float" office:value="333.404">
            <text:p>333.404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391">
            <text:p>0.39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33.809">
            <text:p>633.809</text:p>
          </table:table-cell>
          <table:table-cell office:value-type="string">
            <text:p><text:s/>prev_avg</text:p>
          </table:table-cell>
          <table:table-cell office:value-type="float" office:value="638.979">
            <text:p>638.979</text:p>
          </table:table-cell>
          <table:table-cell office:value-type="string">
            <text:p><text:s/>max</text:p>
          </table:table-cell>
          <table:table-cell office:value-type="float" office:value="121.999">
            <text:p>121.999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144">
            <text:p>0.144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32.914">
            <text:p>632.914</text:p>
          </table:table-cell>
          <table:table-cell office:value-type="string">
            <text:p><text:s/>prev_avg</text:p>
          </table:table-cell>
          <table:table-cell office:value-type="float" office:value="633.809">
            <text:p>633.809</text:p>
          </table:table-cell>
          <table:table-cell office:value-type="string">
            <text:p><text:s/>max</text:p>
          </table:table-cell>
          <table:table-cell office:value-type="float" office:value="544.263">
            <text:p>544.263</text:p>
          </table:table-cell>
          <table:table-cell office:value-type="string">
            <text:p><text:s/>imax</text:p>
          </table:table-cell>
          <table:table-cell office:value-type="float" office:value="1">
            <text:p>1</text:p>
          </table:table-cell>
          <table:table-cell office:value-type="string">
            <text:p><text:s/>scale</text:p>
          </table:table-cell>
          <table:table-cell office:value-type="float" office:value="0.645">
            <text:p>0.645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28.771">
            <text:p>628.771</text:p>
          </table:table-cell>
          <table:table-cell office:value-type="string">
            <text:p><text:s/>prev_avg</text:p>
          </table:table-cell>
          <table:table-cell office:value-type="float" office:value="632.914">
            <text:p>632.914</text:p>
          </table:table-cell>
          <table:table-cell office:value-type="string">
            <text:p><text:s/>max</text:p>
          </table:table-cell>
          <table:table-cell office:value-type="float" office:value="218.631">
            <text:p>218.631</text:p>
          </table:table-cell>
          <table:table-cell office:value-type="string">
            <text:p><text:s/>imax</text:p>
          </table:table-cell>
          <table:table-cell office:value-type="float" office:value="5">
            <text:p>5</text:p>
          </table:table-cell>
          <table:table-cell office:value-type="string">
            <text:p><text:s/>scale</text:p>
          </table:table-cell>
          <table:table-cell office:value-type="float" office:value="0.261">
            <text:p>0.26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26.14">
            <text:p>626.14</text:p>
          </table:table-cell>
          <table:table-cell office:value-type="string">
            <text:p><text:s/>prev_avg</text:p>
          </table:table-cell>
          <table:table-cell office:value-type="float" office:value="628.771">
            <text:p>628.771</text:p>
          </table:table-cell>
          <table:table-cell office:value-type="string">
            <text:p><text:s/>max</text:p>
          </table:table-cell>
          <table:table-cell office:value-type="float" office:value="365.708">
            <text:p>365.70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438">
            <text:p>0.43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21.881">
            <text:p>621.881</text:p>
          </table:table-cell>
          <table:table-cell office:value-type="string">
            <text:p><text:s/>prev_avg</text:p>
          </table:table-cell>
          <table:table-cell office:value-type="float" office:value="626.14">
            <text:p>626.14</text:p>
          </table:table-cell>
          <table:table-cell office:value-type="string">
            <text:p><text:s/>max</text:p>
          </table:table-cell>
          <table:table-cell office:value-type="float" office:value="200.198">
            <text:p>200.198</text:p>
          </table:table-cell>
          <table:table-cell office:value-type="string">
            <text:p><text:s/>imax</text:p>
          </table:table-cell>
          <table:table-cell office:value-type="float" office:value="3">
            <text:p>3</text:p>
          </table:table-cell>
          <table:table-cell office:value-type="string">
            <text:p><text:s/>scale</text:p>
          </table:table-cell>
          <table:table-cell office:value-type="float" office:value="0.241">
            <text:p>0.24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16.721">
            <text:p>616.721</text:p>
          </table:table-cell>
          <table:table-cell office:value-type="string">
            <text:p><text:s/>prev_avg</text:p>
          </table:table-cell>
          <table:table-cell office:value-type="float" office:value="621.881">
            <text:p>621.881</text:p>
          </table:table-cell>
          <table:table-cell office:value-type="string">
            <text:p><text:s/>max</text:p>
          </table:table-cell>
          <table:table-cell office:value-type="float" office:value="105.871">
            <text:p>105.871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29">
            <text:p>0.12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13.238">
            <text:p>613.238</text:p>
          </table:table-cell>
          <table:table-cell office:value-type="string">
            <text:p><text:s/>prev_avg</text:p>
          </table:table-cell>
          <table:table-cell office:value-type="float" office:value="616.721">
            <text:p>616.721</text:p>
          </table:table-cell>
          <table:table-cell office:value-type="string">
            <text:p><text:s/>max</text:p>
          </table:table-cell>
          <table:table-cell office:value-type="float" office:value="268.436">
            <text:p>268.43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28">
            <text:p>0.328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08.649">
            <text:p>608.649</text:p>
          </table:table-cell>
          <table:table-cell office:value-type="string">
            <text:p><text:s/>prev_avg</text:p>
          </table:table-cell>
          <table:table-cell office:value-type="float" office:value="613.238">
            <text:p>613.238</text:p>
          </table:table-cell>
          <table:table-cell office:value-type="string">
            <text:p><text:s/>max</text:p>
          </table:table-cell>
          <table:table-cell office:value-type="float" office:value="154.355">
            <text:p>154.355</text:p>
          </table:table-cell>
          <table:table-cell office:value-type="string">
            <text:p><text:s/>imax</text:p>
          </table:table-cell>
          <table:table-cell office:value-type="float" office:value="2">
            <text:p>2</text:p>
          </table:table-cell>
          <table:table-cell office:value-type="string">
            <text:p><text:s/>scale</text:p>
          </table:table-cell>
          <table:table-cell office:value-type="float" office:value="0.19">
            <text:p>0.19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05.48">
            <text:p>605.48</text:p>
          </table:table-cell>
          <table:table-cell office:value-type="string">
            <text:p><text:s/>prev_avg</text:p>
          </table:table-cell>
          <table:table-cell office:value-type="float" office:value="608.649">
            <text:p>608.649</text:p>
          </table:table-cell>
          <table:table-cell office:value-type="string">
            <text:p><text:s/>max</text:p>
          </table:table-cell>
          <table:table-cell office:value-type="float" office:value="291.757">
            <text:p>291.75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61">
            <text:p>0.36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602.409">
            <text:p>602.409</text:p>
          </table:table-cell>
          <table:table-cell office:value-type="string">
            <text:p><text:s/>prev_avg</text:p>
          </table:table-cell>
          <table:table-cell office:value-type="float" office:value="605.48">
            <text:p>605.48</text:p>
          </table:table-cell>
          <table:table-cell office:value-type="string">
            <text:p><text:s/>max</text:p>
          </table:table-cell>
          <table:table-cell office:value-type="float" office:value="298.376">
            <text:p>298.376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371">
            <text:p>0.371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597.922">
            <text:p>597.922</text:p>
          </table:table-cell>
          <table:table-cell office:value-type="string">
            <text:p><text:s/>prev_avg</text:p>
          </table:table-cell>
          <table:table-cell office:value-type="float" office:value="602.409">
            <text:p>602.409</text:p>
          </table:table-cell>
          <table:table-cell office:value-type="string">
            <text:p><text:s/>max</text:p>
          </table:table-cell>
          <table:table-cell office:value-type="float" office:value="153.727">
            <text:p>153.72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193">
            <text:p>0.193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596.478">
            <text:p>596.478</text:p>
          </table:table-cell>
          <table:table-cell office:value-type="string">
            <text:p><text:s/>prev_avg</text:p>
          </table:table-cell>
          <table:table-cell office:value-type="float" office:value="597.922">
            <text:p>597.922</text:p>
          </table:table-cell>
          <table:table-cell office:value-type="string">
            <text:p><text:s/>max</text:p>
          </table:table-cell>
          <table:table-cell office:value-type="float" office:value="453.477">
            <text:p>453.477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2">
          <table:table-cell office:value-type="string">
            <text:p>avg</text:p>
          </table:table-cell>
          <table:table-cell office:value-type="float" office:value="594.204">
            <text:p>594.204</text:p>
          </table:table-cell>
          <table:table-cell office:value-type="string">
            <text:p><text:s/>prev_avg</text:p>
          </table:table-cell>
          <table:table-cell office:value-type="float" office:value="596.478">
            <text:p>596.478</text:p>
          </table:table-cell>
          <table:table-cell office:value-type="string">
            <text:p><text:s/>max</text:p>
          </table:table-cell>
          <table:table-cell office:value-type="float" office:value="369.049">
            <text:p>369.049</text:p>
          </table:table-cell>
          <table:table-cell office:value-type="string">
            <text:p><text:s/>imax</text:p>
          </table:table-cell>
          <table:table-cell office:value-type="float" office:value="0">
            <text:p>0</text:p>
          </table:table-cell>
          <table:table-cell office:value-type="string">
            <text:p><text:s/>scale</text:p>
          </table:table-cell>
          <table:table-cell office:value-type="float" office:value="0.466">
            <text:p>0.46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d </meta:initial-creator>
    <meta:creation-date>2014-03-04T12:44:28</meta:creation-date>
    <dc:date>2014-03-04T12:47:38</dc:date>
    <dc:creator>ahmed </dc:creator>
    <meta:editing-duration>P0D</meta:editing-duration>
    <meta:editing-cycles>1</meta:editing-cycles>
    <meta:document-statistic meta:table-count="3" meta:cell-count="5115" meta:object-count="0"/>
    <meta:generator>LibreOffice/3.5$Linux_x86 LibreOffice_project/350m1$Build-2</meta:generator>
  </office:meta>
</office:document-meta>
</file>